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cm" svg:height="9.018cm" svg:x="22.673cm" svg:y="8.553cm">
            <draw:object draw:notify-on-update-of-ranges="Sheet1.B6:Sheet1.B13 Sheet1.C6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153cm" svg:height="17.11cm" svg:x="4.9cm" svg:y="18.621cm">
            <draw:object draw:notify-on-update-of-ranges="Sheet1.B6:Sheet1.B13 Sheet1.C6:Sheet1.C13 Sheet1.B6:Sheet1.B13 Sheet1.D6:Sheet1.D13 Sheet1.B6:Sheet1.B13 Sheet1.E6:Sheet1.E13 Sheet1.B6:Sheet1.B13 Sheet1.F6:Sheet1.F13 Sheet1.B6:Sheet1.B13 Sheet1.G6:Sheet1.G13 Sheet1.B6:Sheet1.B13 Sheet1.H6:Sheet1.H13 Sheet1.B6:Sheet1.B13 Sheet1.I6:Sheet1.I13 Sheet1.B6:Sheet1.B13 Sheet1.J6:Sheet1.J13 Sheet1.B6:Sheet1.B13 Sheet1.K6:Sheet1.K13 Sheet1.B6:Sheet1.B13 Sheet1.L6:Sheet1.L13 Sheet1.B6:Sheet1.B13 Sheet1.M6:Sheet1.M13 Sheet1.B6:Sheet1.B13 Sheet1.N6:Sheet1.N13 Sheet1.B6:Sheet1.B13 Sheet1.O6:Sheet1.O13 Sheet1.B6:Sheet1.B13 Sheet1.P6:Sheet1.P13 Sheet1.B6:Sheet1.B13 Sheet1.Q6:Sheet1.Q13 Sheet1.B6:Sheet1.B13 Sheet1.R6:Sheet1.R13 Sheet1.B6:Sheet1.B13 Sheet1.S6:Sheet1.S13 Sheet1.B6:Sheet1.B13 Sheet1.T6:Sheet1.T13 Sheet1.B6:Sheet1.B13 Sheet1.U6:Sheet1.U13 Sheet1.B6:Sheet1.B13 Sheet1.V6:Sheet1.V13 Sheet1.B6:Sheet1.B13 Sheet1.W6:Sheet1.W13 Sheet1.B6:Sheet1.B13 Sheet1.X6:Sheet1.X13 Sheet1.B6:Sheet1.B13 Sheet1.Y6:Sheet1.Y13 Sheet1.B6:Sheet1.B13 Sheet1.Z6:Sheet1.Z13 Sheet1.B6:Sheet1.B13 Sheet1.AA6:Sheet1.AA13 Sheet1.B6:Sheet1.B13 Sheet1.AB6:Sheet1.AB13 Sheet1.B6:Sheet1.B13 Sheet1.AC6:Sheet1.AC13 Sheet1.B6:Sheet1.B13 Sheet1.AD6:Sheet1.AD13 Sheet1.B6:Sheet1.B13 Sheet1.AE6:Sheet1.AE13 Sheet1.B6:Sheet1.B13 Sheet1.AF6:Sheet1.AF13 Sheet1.B6:Sheet1.B13 Sheet1.AG6:Sheet1.AG13 Sheet1.B6:Sheet1.B13 Sheet1.AH6:Sheet1.AH13 Sheet1.B6:Sheet1.B13 Sheet1.AI6:Sheet1.AI13 Sheet1.B6:Sheet1.B13 Sheet1.AJ6:Sheet1.AJ13 Sheet1.B6:Sheet1.B13 Sheet1.AK6:Sheet1.AK13 Sheet1.B6:Sheet1.B13 Sheet1.AL6:Sheet1.AL13 Sheet1.B6:Sheet1.B13 Sheet1.AM6:Sheet1.AM13 Sheet1.B6:Sheet1.B13 Sheet1.AN6:Sheet1.AN13 Sheet1.B6:Sheet1.B13 Sheet1.AO6:Sheet1.AO13 Sheet1.B6:Sheet1.B13 Sheet1.AP6:Sheet1.AP13 Sheet1.B6:Sheet1.B13 Sheet1.AQ6:Sheet1.AQ13 Sheet1.B6:Sheet1.B13 Sheet1.AR6:Sheet1.AR13 Sheet1.B6:Sheet1.B13 Sheet1.AS6:Sheet1.AS13 Sheet1.B6:Sheet1.B13 Sheet1.AT6:Sheet1.AT13 Sheet1.B6:Sheet1.B13 Sheet1.AU6:Sheet1.AU13 Sheet1.B6:Sheet1.B13 Sheet1.AV6:Sheet1.AV13 Sheet1.B6:Sheet1.B13 Sheet1.AW6:Sheet1.AW13 Sheet1.B6:Sheet1.B13 Sheet1.AX6:Sheet1.AX13 Sheet1.B6:Sheet1.B13 Sheet1.AY6:Sheet1.AY13 Sheet1.B6:Sheet1.B13 Sheet1.AZ6:Sheet1.AZ13 Sheet1.B6:Sheet1.B13 Sheet1.BA6:Sheet1.BA13 Sheet1.B6:Sheet1.B13 Sheet1.BB6:Sheet1.BB13 Sheet1.B6:Sheet1.B13 Sheet1.BC6:Sheet1.BC13 Sheet1.B6:Sheet1.B13 Sheet1.BD6:Sheet1.BD13 Sheet1.B6:Sheet1.B13 Sheet1.BE6:Sheet1.BE13 Sheet1.B6:Sheet1.B13 Sheet1.BF6:Sheet1.BF13 Sheet1.B6:Sheet1.B13 Sheet1.BG6:Sheet1.BG13 Sheet1.B6:Sheet1.B13 Sheet1.BH6:Sheet1.BH13 Sheet1.B6:Sheet1.B13 Sheet1.BI6:Sheet1.BI13 Sheet1.B6:Sheet1.B13 Sheet1.BJ6:Sheet1.BJ13 Sheet1.B6:Sheet1.B13 Sheet1.BK6:Sheet1.BK13 Sheet1.B6:Sheet1.B13 Sheet1.BL6:Sheet1.BL13 Sheet1.B6:Sheet1.B13 Sheet1.BM6:Sheet1.BM13 Sheet1.B6:Sheet1.B13 Sheet1.BN6:Sheet1.BN13 Sheet1.B6:Sheet1.B13 Sheet1.BO6:Sheet1.BO13 Sheet1.B6:Sheet1.B13 Sheet1.BP6:Sheet1.BP13 Sheet1.B6:Sheet1.B13 Sheet1.BQ6:Sheet1.BQ13 Sheet1.B6:Sheet1.B13 Sheet1.BR6:Sheet1.BR13 Sheet1.B6:Sheet1.B13 Sheet1.BS6:Sheet1.BS13 Sheet1.B6:Sheet1.B13 Sheet1.BT6:Sheet1.BT13 Sheet1.B6:Sheet1.B13 Sheet1.BU6:Sheet1.BU13 Sheet1.B6:Sheet1.B13 Sheet1.BV6:Sheet1.BV13 Sheet1.B6:Sheet1.B13 Sheet1.BW6:Sheet1.BW13 Sheet1.B6:Sheet1.B13 Sheet1.BX6:Sheet1.BX13 Sheet1.B6:Sheet1.B13 Sheet1.BY6:Sheet1.BY13 Sheet1.B6:Sheet1.B13 Sheet1.BZ6:Sheet1.BZ13 Sheet1.B6:Sheet1.B13 Sheet1.CA6:Sheet1.CA13 Sheet1.B6:Sheet1.B13 Sheet1.CB6:Sheet1.CB13 Sheet1.B6:Sheet1.B13 Sheet1.CC6:Sheet1.CC13 Sheet1.B6:Sheet1.B13 Sheet1.CD6:Sheet1.CD13 Sheet1.B6:Sheet1.B13 Sheet1.CE6:Sheet1.CE13 Sheet1.B6:Sheet1.B13 Sheet1.CF6:Sheet1.CF13 Sheet1.B6:Sheet1.B13 Sheet1.CG6:Sheet1.CG13 Sheet1.B6:Sheet1.B13 Sheet1.CH6:Sheet1.CH13 Sheet1.B6:Sheet1.B13 Sheet1.CI6:Sheet1.CI13 Sheet1.B6:Sheet1.B13 Sheet1.CJ6:Sheet1.CJ13 Sheet1.B6:Sheet1.B13 Sheet1.CK6:Sheet1.CK13 Sheet1.B6:Sheet1.B13 Sheet1.CL6:Sheet1.CL13 Sheet1.B6:Sheet1.B13 Sheet1.CM6:Sheet1.CM13 Sheet1.B6:Sheet1.B13 Sheet1.CN6:Sheet1.CN13 Sheet1.B6:Sheet1.B13 Sheet1.CO6:Sheet1.CO13 Sheet1.B6:Sheet1.B13 Sheet1.CP6:Sheet1.CP13 Sheet1.B6:Sheet1.B13 Sheet1.CQ6:Sheet1.CQ13 Sheet1.B6:Sheet1.B13 Sheet1.CR6:Sheet1.CR13 Sheet1.B6:Sheet1.B13 Sheet1.CS6:Sheet1.CS13 Sheet1.B6:Sheet1.B13 Sheet1.CT6:Sheet1.CT13 Sheet1.B6:Sheet1.B13 Sheet1.CU6:Sheet1.CU13 Sheet1.B6:Sheet1.B13 Sheet1.CV6:Sheet1.CV13 Sheet1.B6:Sheet1.B13 Sheet1.CW6:Sheet1.CW13 Sheet1.B6:Sheet1.B13 Sheet1.CX6:Sheet1.CX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65cm" svg:x="5.032cm" svg:y="8.517cm">
            <draw:object draw:notify-on-update-of-ranges="Sheet1.DB5:Sheet1.DB5 Sheet1.DB6:Sheet1.DB13 Sheet1.DC5:Sheet1.DC5 Sheet1.DC6:Sheet1.DC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5" table:default-cell-style-name="Default"/>
        <table:table-row table:style-name="ro1">
          <table:table-cell/>
          <table:table-cell office:value-type="string">
            <text:p>Light emitter centre 50mm from table edge</text:p>
          </table:table-cell>
          <table:table-cell table:number-columns-repeated="105"/>
        </table:table-row>
        <table:table-row table:style-name="ro1">
          <table:table-cell/>
          <table:table-cell office:value-type="string">
            <text:p>Light emitter centre 20mm from table surface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>
            <text:p>Box edge aligned with table – problem, beam cone might be </text:p>
          </table:table-cell>
          <table:table-cell table:number-columns-repeated="101"/>
          <table:table-cell table:style-name="ce1" office:value-type="string">
            <text:p>Averag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stance (cm)</text:p>
          </table:table-cell>
          <table:table-cell table:number-columns-repeated="101"/>
          <table:table-cell table:style-name="ce1"/>
          <table:table-cell/>
          <table:table-cell office:value-type="string">
            <text:p>distance</text:p>
          </table:table-cell>
          <table:table-cell office:value-type="string">
            <text:p>1/average(dist)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5031">
            <text:p>0.725031</text:p>
          </table:table-cell>
          <table:table-cell office:value-type="float" office:value="0.723321">
            <text:p>0.723321</text:p>
          </table:table-cell>
          <table:table-cell office:value-type="float" office:value="0.725031">
            <text:p>0.725031</text:p>
          </table:table-cell>
          <table:table-cell office:value-type="float" office:value="0.713553">
            <text:p>0.713553</text:p>
          </table:table-cell>
          <table:table-cell office:value-type="float" office:value="0.710134">
            <text:p>0.710134</text:p>
          </table:table-cell>
          <table:table-cell office:value-type="float" office:value="0.726496">
            <text:p>0.726496</text:p>
          </table:table-cell>
          <table:table-cell office:value-type="float" office:value="0.715751">
            <text:p>0.715751</text:p>
          </table:table-cell>
          <table:table-cell office:value-type="float" office:value="0.674237">
            <text:p>0.674237</text:p>
          </table:table-cell>
          <table:table-cell office:value-type="float" office:value="0.671306">
            <text:p>0.671306</text:p>
          </table:table-cell>
          <table:table-cell office:value-type="float" office:value="0.694017">
            <text:p>0.694017</text:p>
          </table:table-cell>
          <table:table-cell office:value-type="float" office:value="0.703785">
            <text:p>0.703785</text:p>
          </table:table-cell>
          <table:table-cell office:value-type="float" office:value="0.715751">
            <text:p>0.715751</text:p>
          </table:table-cell>
          <table:table-cell office:value-type="float" office:value="0.715263">
            <text:p>0.715263</text:p>
          </table:table-cell>
          <table:table-cell office:value-type="float" office:value="0.720635">
            <text:p>0.720635</text:p>
          </table:table-cell>
          <table:table-cell office:value-type="float" office:value="0.706716">
            <text:p>0.706716</text:p>
          </table:table-cell>
          <table:table-cell office:value-type="float" office:value="0.703785">
            <text:p>0.703785</text:p>
          </table:table-cell>
          <table:table-cell office:value-type="float" office:value="0.706471">
            <text:p>0.706471</text:p>
          </table:table-cell>
          <table:table-cell office:value-type="float" office:value="0.695482">
            <text:p>0.695482</text:p>
          </table:table-cell>
          <table:table-cell office:value-type="float" office:value="0.69011">
            <text:p>0.69011</text:p>
          </table:table-cell>
          <table:table-cell office:value-type="float" office:value="0.700855">
            <text:p>0.700855</text:p>
          </table:table-cell>
          <table:table-cell office:value-type="float" office:value="0.700611">
            <text:p>0.700611</text:p>
          </table:table-cell>
          <table:table-cell office:value-type="float" office:value="0.691331">
            <text:p>0.691331</text:p>
          </table:table-cell>
          <table:table-cell office:value-type="float" office:value="0.709646">
            <text:p>0.709646</text:p>
          </table:table-cell>
          <table:table-cell office:value-type="float" office:value="0.695971">
            <text:p>0.695971</text:p>
          </table:table-cell>
          <table:table-cell office:value-type="float" office:value="0.689622">
            <text:p>0.689622</text:p>
          </table:table-cell>
          <table:table-cell office:value-type="float" office:value="0.692064">
            <text:p>0.692064</text:p>
          </table:table-cell>
          <table:table-cell office:value-type="float" office:value="0.702076">
            <text:p>0.702076</text:p>
          </table:table-cell>
          <table:table-cell office:value-type="float" office:value="0.699878">
            <text:p>0.699878</text:p>
          </table:table-cell>
          <table:table-cell office:value-type="float" office:value="0.716728">
            <text:p>0.716728</text:p>
          </table:table-cell>
          <table:table-cell office:value-type="float" office:value="0.684249">
            <text:p>0.684249</text:p>
          </table:table-cell>
          <table:table-cell office:value-type="float" office:value="0.665201">
            <text:p>0.665201</text:p>
          </table:table-cell>
          <table:table-cell office:value-type="float" office:value="0.68254">
            <text:p>0.68254</text:p>
          </table:table-cell>
          <table:table-cell office:value-type="float" office:value="0.694994">
            <text:p>0.694994</text:p>
          </table:table-cell>
          <table:table-cell office:value-type="float" office:value="0.705983">
            <text:p>0.705983</text:p>
          </table:table-cell>
          <table:table-cell office:value-type="float" office:value="0.706716">
            <text:p>0.706716</text:p>
          </table:table-cell>
          <table:table-cell office:value-type="float" office:value="0.717705">
            <text:p>0.717705</text:p>
          </table:table-cell>
          <table:table-cell office:value-type="float" office:value="0.716972">
            <text:p>0.716972</text:p>
          </table:table-cell>
          <table:table-cell office:value-type="float" office:value="0.713309">
            <text:p>0.713309</text:p>
          </table:table-cell>
          <table:table-cell office:value-type="float" office:value="0.694017">
            <text:p>0.694017</text:p>
          </table:table-cell>
          <table:table-cell office:value-type="float" office:value="0.691087">
            <text:p>0.691087</text:p>
          </table:table-cell>
          <table:table-cell office:value-type="float" office:value="0.689133">
            <text:p>0.689133</text:p>
          </table:table-cell>
          <table:table-cell office:value-type="float" office:value="0.692308">
            <text:p>0.692308</text:p>
          </table:table-cell>
          <table:table-cell office:value-type="float" office:value="0.688645">
            <text:p>0.688645</text:p>
          </table:table-cell>
          <table:table-cell office:value-type="float" office:value="0.696459">
            <text:p>0.696459</text:p>
          </table:table-cell>
          <table:table-cell office:value-type="float" office:value="0.705006">
            <text:p>0.705006</text:p>
          </table:table-cell>
          <table:table-cell office:value-type="float" office:value="0.704029">
            <text:p>0.704029</text:p>
          </table:table-cell>
          <table:table-cell office:value-type="float" office:value="0.705006">
            <text:p>0.705006</text:p>
          </table:table-cell>
          <table:table-cell office:value-type="float" office:value="0.702076">
            <text:p>0.702076</text:p>
          </table:table-cell>
          <table:table-cell office:value-type="float" office:value="0.687668">
            <text:p>0.687668</text:p>
          </table:table-cell>
          <table:table-cell office:value-type="float" office:value="0.690843">
            <text:p>0.690843</text:p>
          </table:table-cell>
          <table:table-cell office:value-type="float" office:value="0.709158">
            <text:p>0.709158</text:p>
          </table:table-cell>
          <table:table-cell office:value-type="float" office:value="0.700366">
            <text:p>0.700366</text:p>
          </table:table-cell>
          <table:table-cell office:value-type="float" office:value="0.678632">
            <text:p>0.678632</text:p>
          </table:table-cell>
          <table:table-cell office:value-type="float" office:value="0.677411">
            <text:p>0.677411</text:p>
          </table:table-cell>
          <table:table-cell office:value-type="float" office:value="0.698901">
            <text:p>0.698901</text:p>
          </table:table-cell>
          <table:table-cell office:value-type="float" office:value="0.709158">
            <text:p>0.709158</text:p>
          </table:table-cell>
          <table:table-cell office:value-type="float" office:value="0.720635">
            <text:p>0.720635</text:p>
          </table:table-cell>
          <table:table-cell office:value-type="float" office:value="0.722833">
            <text:p>0.722833</text:p>
          </table:table-cell>
          <table:table-cell office:value-type="float" office:value="0.725519">
            <text:p>0.725519</text:p>
          </table:table-cell>
          <table:table-cell office:value-type="float" office:value="0.723565">
            <text:p>0.723565</text:p>
          </table:table-cell>
          <table:table-cell office:value-type="float" office:value="0.69768">
            <text:p>0.69768</text:p>
          </table:table-cell>
          <table:table-cell office:value-type="float" office:value="0.661783">
            <text:p>0.661783</text:p>
          </table:table-cell>
          <table:table-cell office:value-type="float" office:value="0.671306">
            <text:p>0.671306</text:p>
          </table:table-cell>
          <table:table-cell office:value-type="float" office:value="0.694017">
            <text:p>0.694017</text:p>
          </table:table-cell>
          <table:table-cell office:value-type="float" office:value="0.707448">
            <text:p>0.707448</text:p>
          </table:table-cell>
          <table:table-cell office:value-type="float" office:value="0.709158">
            <text:p>0.709158</text:p>
          </table:table-cell>
          <table:table-cell office:value-type="float" office:value="0.705495">
            <text:p>0.705495</text:p>
          </table:table-cell>
          <table:table-cell office:value-type="float" office:value="0.708913">
            <text:p>0.708913</text:p>
          </table:table-cell>
          <table:table-cell office:value-type="float" office:value="0.720147">
            <text:p>0.720147</text:p>
          </table:table-cell>
          <table:table-cell office:value-type="float" office:value="0.708669">
            <text:p>0.708669</text:p>
          </table:table-cell>
          <table:table-cell office:value-type="float" office:value="0.705983">
            <text:p>0.705983</text:p>
          </table:table-cell>
          <table:table-cell office:value-type="float" office:value="0.700611">
            <text:p>0.700611</text:p>
          </table:table-cell>
          <table:table-cell office:value-type="float" office:value="0.706227">
            <text:p>0.706227</text:p>
          </table:table-cell>
          <table:table-cell office:value-type="float" office:value="0.717705">
            <text:p>0.717705</text:p>
          </table:table-cell>
          <table:table-cell office:value-type="float" office:value="0.714286">
            <text:p>0.714286</text:p>
          </table:table-cell>
          <table:table-cell office:value-type="float" office:value="0.711111">
            <text:p>0.711111</text:p>
          </table:table-cell>
          <table:table-cell office:value-type="float" office:value="0.698657">
            <text:p>0.698657</text:p>
          </table:table-cell>
          <table:table-cell office:value-type="float" office:value="0.695482">
            <text:p>0.695482</text:p>
          </table:table-cell>
          <table:table-cell office:value-type="float" office:value="0.691575">
            <text:p>0.691575</text:p>
          </table:table-cell>
          <table:table-cell office:value-type="float" office:value="0.694261">
            <text:p>0.694261</text:p>
          </table:table-cell>
          <table:table-cell office:value-type="float" office:value="0.703785">
            <text:p>0.703785</text:p>
          </table:table-cell>
          <table:table-cell office:value-type="float" office:value="0.705983">
            <text:p>0.705983</text:p>
          </table:table-cell>
          <table:table-cell office:value-type="float" office:value="0.715263">
            <text:p>0.715263</text:p>
          </table:table-cell>
          <table:table-cell office:value-type="float" office:value="0.686935">
            <text:p>0.686935</text:p>
          </table:table-cell>
          <table:table-cell office:value-type="float" office:value="0.668132">
            <text:p>0.668132</text:p>
          </table:table-cell>
          <table:table-cell office:value-type="float" office:value="0.684249">
            <text:p>0.684249</text:p>
          </table:table-cell>
          <table:table-cell office:value-type="float" office:value="0.704029">
            <text:p>0.704029</text:p>
          </table:table-cell>
          <table:table-cell office:value-type="float" office:value="0.703297">
            <text:p>0.703297</text:p>
          </table:table-cell>
          <table:table-cell office:value-type="float" office:value="0.716484">
            <text:p>0.716484</text:p>
          </table:table-cell>
          <table:table-cell office:value-type="float" office:value="0.719658">
            <text:p>0.719658</text:p>
          </table:table-cell>
          <table:table-cell office:value-type="float" office:value="0.720635">
            <text:p>0.720635</text:p>
          </table:table-cell>
          <table:table-cell office:value-type="float" office:value="0.707448">
            <text:p>0.707448</text:p>
          </table:table-cell>
          <table:table-cell office:value-type="float" office:value="0.715018">
            <text:p>0.715018</text:p>
          </table:table-cell>
          <table:table-cell office:value-type="float" office:value="0.695971">
            <text:p>0.695971</text:p>
          </table:table-cell>
          <table:table-cell office:value-type="float" office:value="0.698657">
            <text:p>0.698657</text:p>
          </table:table-cell>
          <table:table-cell office:value-type="float" office:value="0.701343">
            <text:p>0.701343</text:p>
          </table:table-cell>
          <table:table-cell office:value-type="float" office:value="0.698413">
            <text:p>0.698413</text:p>
          </table:table-cell>
          <table:table-cell office:value-type="float" office:value="0.706716">
            <text:p>0.706716</text:p>
          </table:table-cell>
          <table:table-cell office:value-type="float" office:value="0.708181">
            <text:p>0.708181</text:p>
          </table:table-cell>
          <table:table-cell office:value-type="float" office:value="0.707937">
            <text:p>0.707937</text:p>
          </table:table-cell>
          <table:table-cell/>
          <table:table-cell table:formula="of:=AVERAGE([.C6:.CX6])" office:value-type="float" office:value="0.70224429">
            <text:p>0.70224429</text:p>
          </table:table-cell>
          <table:table-cell/>
          <table:table-cell office:value-type="float" office:value="10">
            <text:p>10</text:p>
          </table:table-cell>
          <table:table-cell table:formula="of:=1/[.CZ6]" office:value-type="float" office:value="1.42400588262526">
            <text:p>1.424005882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365324">
            <text:p>0.365324</text:p>
          </table:table-cell>
          <table:table-cell office:value-type="float" office:value="0.353114">
            <text:p>0.353114</text:p>
          </table:table-cell>
          <table:table-cell office:value-type="float" office:value="0.359219">
            <text:p>0.359219</text:p>
          </table:table-cell>
          <table:table-cell office:value-type="float" office:value="0.373626">
            <text:p>0.373626</text:p>
          </table:table-cell>
          <table:table-cell office:value-type="float" office:value="0.374359">
            <text:p>0.374359</text:p>
          </table:table-cell>
          <table:table-cell office:value-type="float" office:value="0.37265">
            <text:p>0.37265</text:p>
          </table:table-cell>
          <table:table-cell office:value-type="float" office:value="0.358974">
            <text:p>0.358974</text:p>
          </table:table-cell>
          <table:table-cell office:value-type="float" office:value="0.36337">
            <text:p>0.36337</text:p>
          </table:table-cell>
          <table:table-cell office:value-type="float" office:value="0.356288">
            <text:p>0.356288</text:p>
          </table:table-cell>
          <table:table-cell office:value-type="float" office:value="0.349939">
            <text:p>0.349939</text:p>
          </table:table-cell>
          <table:table-cell office:value-type="float" office:value="0.351893">
            <text:p>0.351893</text:p>
          </table:table-cell>
          <table:table-cell office:value-type="float" office:value="0.362637">
            <text:p>0.362637</text:p>
          </table:table-cell>
          <table:table-cell office:value-type="float" office:value="0.363614">
            <text:p>0.363614</text:p>
          </table:table-cell>
          <table:table-cell office:value-type="float" office:value="0.348962">
            <text:p>0.348962</text:p>
          </table:table-cell>
          <table:table-cell office:value-type="float" office:value="0.347253">
            <text:p>0.347253</text:p>
          </table:table-cell>
          <table:table-cell office:value-type="float" office:value="0.345299">
            <text:p>0.345299</text:p>
          </table:table-cell>
          <table:table-cell office:value-type="float" office:value="0.350183">
            <text:p>0.350183</text:p>
          </table:table-cell>
          <table:table-cell office:value-type="float" office:value="0.359707">
            <text:p>0.359707</text:p>
          </table:table-cell>
          <table:table-cell office:value-type="float" office:value="0.361172">
            <text:p>0.361172</text:p>
          </table:table-cell>
          <table:table-cell office:value-type="float" office:value="0.36044">
            <text:p>0.36044</text:p>
          </table:table-cell>
          <table:table-cell office:value-type="float" office:value="0.344811">
            <text:p>0.344811</text:p>
          </table:table-cell>
          <table:table-cell office:value-type="float" office:value="0.359707">
            <text:p>0.359707</text:p>
          </table:table-cell>
          <table:table-cell office:value-type="float" office:value="0.358974">
            <text:p>0.358974</text:p>
          </table:table-cell>
          <table:table-cell office:value-type="float" office:value="0.361661">
            <text:p>0.361661</text:p>
          </table:table-cell>
          <table:table-cell office:value-type="float" office:value="0.35409">
            <text:p>0.35409</text:p>
          </table:table-cell>
          <table:table-cell office:value-type="float" office:value="0.34823">
            <text:p>0.34823</text:p>
          </table:table-cell>
          <table:table-cell office:value-type="float" office:value="0.345788">
            <text:p>0.345788</text:p>
          </table:table-cell>
          <table:table-cell office:value-type="float" office:value="0.350916">
            <text:p>0.350916</text:p>
          </table:table-cell>
          <table:table-cell office:value-type="float" office:value="0.346276">
            <text:p>0.346276</text:p>
          </table:table-cell>
          <table:table-cell office:value-type="float" office:value="0.344567">
            <text:p>0.344567</text:p>
          </table:table-cell>
          <table:table-cell office:value-type="float" office:value="0.349939">
            <text:p>0.349939</text:p>
          </table:table-cell>
          <table:table-cell office:value-type="float" office:value="0.35873">
            <text:p>0.35873</text:p>
          </table:table-cell>
          <table:table-cell office:value-type="float" office:value="0.359707">
            <text:p>0.359707</text:p>
          </table:table-cell>
          <table:table-cell office:value-type="float" office:value="0.350916">
            <text:p>0.350916</text:p>
          </table:table-cell>
          <table:table-cell office:value-type="float" office:value="0.36044">
            <text:p>0.36044</text:p>
          </table:table-cell>
          <table:table-cell office:value-type="float" office:value="0.351404">
            <text:p>0.351404</text:p>
          </table:table-cell>
          <table:table-cell office:value-type="float" office:value="0.350672">
            <text:p>0.350672</text:p>
          </table:table-cell>
          <table:table-cell office:value-type="float" office:value="0.361416">
            <text:p>0.361416</text:p>
          </table:table-cell>
          <table:table-cell office:value-type="float" office:value="0.350672">
            <text:p>0.350672</text:p>
          </table:table-cell>
          <table:table-cell office:value-type="float" office:value="0.345299">
            <text:p>0.345299</text:p>
          </table:table-cell>
          <table:table-cell office:value-type="float" office:value="0.360195">
            <text:p>0.360195</text:p>
          </table:table-cell>
          <table:table-cell office:value-type="float" office:value="0.359219">
            <text:p>0.359219</text:p>
          </table:table-cell>
          <table:table-cell office:value-type="float" office:value="0.350672">
            <text:p>0.350672</text:p>
          </table:table-cell>
          <table:table-cell office:value-type="float" office:value="0.360195">
            <text:p>0.360195</text:p>
          </table:table-cell>
          <table:table-cell office:value-type="float" office:value="0.345788">
            <text:p>0.345788</text:p>
          </table:table-cell>
          <table:table-cell office:value-type="float" office:value="0.35116">
            <text:p>0.35116</text:p>
          </table:table-cell>
          <table:table-cell office:value-type="float" office:value="0.353114">
            <text:p>0.353114</text:p>
          </table:table-cell>
          <table:table-cell office:value-type="float" office:value="0.359707">
            <text:p>0.359707</text:p>
          </table:table-cell>
          <table:table-cell office:value-type="float" office:value="0.363126">
            <text:p>0.363126</text:p>
          </table:table-cell>
          <table:table-cell office:value-type="float" office:value="0.362882">
            <text:p>0.362882</text:p>
          </table:table-cell>
          <table:table-cell office:value-type="float" office:value="0.359951">
            <text:p>0.359951</text:p>
          </table:table-cell>
          <table:table-cell office:value-type="float" office:value="0.349695">
            <text:p>0.349695</text:p>
          </table:table-cell>
          <table:table-cell office:value-type="float" office:value="0.346764">
            <text:p>0.346764</text:p>
          </table:table-cell>
          <table:table-cell office:value-type="float" office:value="0.345299">
            <text:p>0.345299</text:p>
          </table:table-cell>
          <table:table-cell office:value-type="float" office:value="0.35116">
            <text:p>0.35116</text:p>
          </table:table-cell>
          <table:table-cell office:value-type="float" office:value="0.361416">
            <text:p>0.361416</text:p>
          </table:table-cell>
          <table:table-cell office:value-type="float" office:value="0.362149">
            <text:p>0.362149</text:p>
          </table:table-cell>
          <table:table-cell office:value-type="float" office:value="0.407326">
            <text:p>0.407326</text:p>
          </table:table-cell>
          <table:table-cell office:value-type="float" office:value="0.389499">
            <text:p>0.389499</text:p>
          </table:table-cell>
          <table:table-cell office:value-type="float" office:value="0.391697">
            <text:p>0.391697</text:p>
          </table:table-cell>
          <table:table-cell office:value-type="float" office:value="0.38779">
            <text:p>0.38779</text:p>
          </table:table-cell>
          <table:table-cell office:value-type="float" office:value="0.377289">
            <text:p>0.377289</text:p>
          </table:table-cell>
          <table:table-cell office:value-type="float" office:value="0.374359">
            <text:p>0.374359</text:p>
          </table:table-cell>
          <table:table-cell office:value-type="float" office:value="0.365324">
            <text:p>0.365324</text:p>
          </table:table-cell>
          <table:table-cell office:value-type="float" office:value="0.357509">
            <text:p>0.357509</text:p>
          </table:table-cell>
          <table:table-cell office:value-type="float" office:value="0.367033">
            <text:p>0.367033</text:p>
          </table:table-cell>
          <table:table-cell office:value-type="float" office:value="0.3663">
            <text:p>0.3663</text:p>
          </table:table-cell>
          <table:table-cell office:value-type="float" office:value="0.36337">
            <text:p>0.36337</text:p>
          </table:table-cell>
          <table:table-cell office:value-type="float" office:value="0.361661">
            <text:p>0.361661</text:p>
          </table:table-cell>
          <table:table-cell office:value-type="float" office:value="0.347497">
            <text:p>0.347497</text:p>
          </table:table-cell>
          <table:table-cell office:value-type="float" office:value="0.351648">
            <text:p>0.351648</text:p>
          </table:table-cell>
          <table:table-cell office:value-type="float" office:value="0.347497">
            <text:p>0.347497</text:p>
          </table:table-cell>
          <table:table-cell office:value-type="float" office:value="0.346276">
            <text:p>0.346276</text:p>
          </table:table-cell>
          <table:table-cell office:value-type="float" office:value="0.352137">
            <text:p>0.352137</text:p>
          </table:table-cell>
          <table:table-cell office:value-type="float" office:value="0.367033">
            <text:p>0.367033</text:p>
          </table:table-cell>
          <table:table-cell office:value-type="float" office:value="0.366545">
            <text:p>0.366545</text:p>
          </table:table-cell>
          <table:table-cell office:value-type="float" office:value="0.362637">
            <text:p>0.362637</text:p>
          </table:table-cell>
          <table:table-cell office:value-type="float" office:value="0.352137">
            <text:p>0.352137</text:p>
          </table:table-cell>
          <table:table-cell office:value-type="float" office:value="0.375092">
            <text:p>0.375092</text:p>
          </table:table-cell>
          <table:table-cell office:value-type="float" office:value="0.396581">
            <text:p>0.396581</text:p>
          </table:table-cell>
          <table:table-cell office:value-type="float" office:value="0.397314">
            <text:p>0.397314</text:p>
          </table:table-cell>
          <table:table-cell office:value-type="float" office:value="0.388523">
            <text:p>0.388523</text:p>
          </table:table-cell>
          <table:table-cell office:value-type="float" office:value="0.386569">
            <text:p>0.386569</text:p>
          </table:table-cell>
          <table:table-cell office:value-type="float" office:value="0.376801">
            <text:p>0.376801</text:p>
          </table:table-cell>
          <table:table-cell office:value-type="float" office:value="0.357753">
            <text:p>0.357753</text:p>
          </table:table-cell>
          <table:table-cell office:value-type="float" office:value="0.357998">
            <text:p>0.357998</text:p>
          </table:table-cell>
          <table:table-cell office:value-type="float" office:value="0.367277">
            <text:p>0.367277</text:p>
          </table:table-cell>
          <table:table-cell office:value-type="float" office:value="0.364591">
            <text:p>0.364591</text:p>
          </table:table-cell>
          <table:table-cell office:value-type="float" office:value="0.365568">
            <text:p>0.365568</text:p>
          </table:table-cell>
          <table:table-cell office:value-type="float" office:value="0.360684">
            <text:p>0.360684</text:p>
          </table:table-cell>
          <table:table-cell office:value-type="float" office:value="0.346032">
            <text:p>0.346032</text:p>
          </table:table-cell>
          <table:table-cell office:value-type="float" office:value="0.345299">
            <text:p>0.345299</text:p>
          </table:table-cell>
          <table:table-cell office:value-type="float" office:value="0.351648">
            <text:p>0.351648</text:p>
          </table:table-cell>
          <table:table-cell office:value-type="float" office:value="0.34652">
            <text:p>0.34652</text:p>
          </table:table-cell>
          <table:table-cell office:value-type="float" office:value="0.35116">
            <text:p>0.35116</text:p>
          </table:table-cell>
          <table:table-cell office:value-type="float" office:value="0.349695">
            <text:p>0.349695</text:p>
          </table:table-cell>
          <table:table-cell office:value-type="float" office:value="0.36337">
            <text:p>0.36337</text:p>
          </table:table-cell>
          <table:table-cell office:value-type="float" office:value="0.362393">
            <text:p>0.362393</text:p>
          </table:table-cell>
          <table:table-cell office:value-type="float" office:value="0.364591">
            <text:p>0.364591</text:p>
          </table:table-cell>
          <table:table-cell office:value-type="float" office:value="0.359707">
            <text:p>0.359707</text:p>
          </table:table-cell>
          <table:table-cell/>
          <table:table-cell table:formula="of:=AVERAGE([.C7:.CX7])" office:value-type="float" office:value="0.3601246">
            <text:p>0.3601246</text:p>
          </table:table-cell>
          <table:table-cell/>
          <table:table-cell office:value-type="float" office:value="20">
            <text:p>20</text:p>
          </table:table-cell>
          <table:table-cell table:formula="of:=1/[.CZ7]" office:value-type="float" office:value="2.77681669066762">
            <text:p>2.776816690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25348">
            <text:p>0.25348</text:p>
          </table:table-cell>
          <table:table-cell office:value-type="float" office:value="0.266422">
            <text:p>0.266422</text:p>
          </table:table-cell>
          <table:table-cell office:value-type="float" office:value="0.272772">
            <text:p>0.272772</text:p>
          </table:table-cell>
          <table:table-cell office:value-type="float" office:value="0.283028">
            <text:p>0.283028</text:p>
          </table:table-cell>
          <table:table-cell office:value-type="float" office:value="0.29768">
            <text:p>0.29768</text:p>
          </table:table-cell>
          <table:table-cell office:value-type="float" office:value="0.300366">
            <text:p>0.300366</text:p>
          </table:table-cell>
          <table:table-cell office:value-type="float" office:value="0.292552">
            <text:p>0.292552</text:p>
          </table:table-cell>
          <table:table-cell office:value-type="float" office:value="0.284982">
            <text:p>0.284982</text:p>
          </table:table-cell>
          <table:table-cell office:value-type="float" office:value="0.282295">
            <text:p>0.282295</text:p>
          </table:table-cell>
          <table:table-cell office:value-type="float" office:value="0.274725">
            <text:p>0.274725</text:p>
          </table:table-cell>
          <table:table-cell office:value-type="float" office:value="0.26105">
            <text:p>0.26105</text:p>
          </table:table-cell>
          <table:table-cell office:value-type="float" office:value="0.257875">
            <text:p>0.257875</text:p>
          </table:table-cell>
          <table:table-cell office:value-type="float" office:value="0.253724">
            <text:p>0.253724</text:p>
          </table:table-cell>
          <table:table-cell office:value-type="float" office:value="0.266422">
            <text:p>0.266422</text:p>
          </table:table-cell>
          <table:table-cell office:value-type="float" office:value="0.261538">
            <text:p>0.261538</text:p>
          </table:table-cell>
          <table:table-cell office:value-type="float" office:value="0.244689">
            <text:p>0.244689</text:p>
          </table:table-cell>
          <table:table-cell office:value-type="float" office:value="0.249817">
            <text:p>0.249817</text:p>
          </table:table-cell>
          <table:table-cell table:number-columns-repeated="2" office:value-type="float" office:value="0.259096">
            <text:p>0.259096</text:p>
          </table:table-cell>
          <table:table-cell office:value-type="float" office:value="0.267399">
            <text:p>0.267399</text:p>
          </table:table-cell>
          <table:table-cell office:value-type="float" office:value="0.253968">
            <text:p>0.253968</text:p>
          </table:table-cell>
          <table:table-cell office:value-type="float" office:value="0.251526">
            <text:p>0.251526</text:p>
          </table:table-cell>
          <table:table-cell office:value-type="float" office:value="0.264469">
            <text:p>0.264469</text:p>
          </table:table-cell>
          <table:table-cell office:value-type="float" office:value="0.261294">
            <text:p>0.261294</text:p>
          </table:table-cell>
          <table:table-cell office:value-type="float" office:value="0.244933">
            <text:p>0.244933</text:p>
          </table:table-cell>
          <table:table-cell office:value-type="float" office:value="0.250061">
            <text:p>0.250061</text:p>
          </table:table-cell>
          <table:table-cell office:value-type="float" office:value="0.283516">
            <text:p>0.283516</text:p>
          </table:table-cell>
          <table:table-cell office:value-type="float" office:value="0.29011">
            <text:p>0.29011</text:p>
          </table:table-cell>
          <table:table-cell office:value-type="float" office:value="0.288889">
            <text:p>0.288889</text:p>
          </table:table-cell>
          <table:table-cell office:value-type="float" office:value="0.284493">
            <text:p>0.284493</text:p>
          </table:table-cell>
          <table:table-cell office:value-type="float" office:value="0.281074">
            <text:p>0.281074</text:p>
          </table:table-cell>
          <table:table-cell office:value-type="float" office:value="0.26398">
            <text:p>0.26398</text:p>
          </table:table-cell>
          <table:table-cell office:value-type="float" office:value="0.259585">
            <text:p>0.259585</text:p>
          </table:table-cell>
          <table:table-cell office:value-type="float" office:value="0.254212">
            <text:p>0.254212</text:p>
          </table:table-cell>
          <table:table-cell office:value-type="float" office:value="0.26398">
            <text:p>0.26398</text:p>
          </table:table-cell>
          <table:table-cell office:value-type="float" office:value="0.262515">
            <text:p>0.262515</text:p>
          </table:table-cell>
          <table:table-cell office:value-type="float" office:value="0.26105">
            <text:p>0.26105</text:p>
          </table:table-cell>
          <table:table-cell office:value-type="float" office:value="0.261294">
            <text:p>0.261294</text:p>
          </table:table-cell>
          <table:table-cell office:value-type="float" office:value="0.244689">
            <text:p>0.244689</text:p>
          </table:table-cell>
          <table:table-cell office:value-type="float" office:value="0.249817">
            <text:p>0.249817</text:p>
          </table:table-cell>
          <table:table-cell office:value-type="float" office:value="0.26105">
            <text:p>0.26105</text:p>
          </table:table-cell>
          <table:table-cell office:value-type="float" office:value="0.260317">
            <text:p>0.260317</text:p>
          </table:table-cell>
          <table:table-cell office:value-type="float" office:value="0.26569">
            <text:p>0.26569</text:p>
          </table:table-cell>
          <table:table-cell office:value-type="float" office:value="0.265934">
            <text:p>0.265934</text:p>
          </table:table-cell>
          <table:table-cell office:value-type="float" office:value="0.261538">
            <text:p>0.261538</text:p>
          </table:table-cell>
          <table:table-cell office:value-type="float" office:value="0.245177">
            <text:p>0.245177</text:p>
          </table:table-cell>
          <table:table-cell office:value-type="float" office:value="0.249817">
            <text:p>0.249817</text:p>
          </table:table-cell>
          <table:table-cell office:value-type="float" office:value="0.262027">
            <text:p>0.262027</text:p>
          </table:table-cell>
          <table:table-cell office:value-type="float" office:value="0.273504">
            <text:p>0.273504</text:p>
          </table:table-cell>
          <table:table-cell office:value-type="float" office:value="0.288156">
            <text:p>0.288156</text:p>
          </table:table-cell>
          <table:table-cell office:value-type="float" office:value="0.283272">
            <text:p>0.283272</text:p>
          </table:table-cell>
          <table:table-cell office:value-type="float" office:value="0.273016">
            <text:p>0.273016</text:p>
          </table:table-cell>
          <table:table-cell office:value-type="float" office:value="0.276923">
            <text:p>0.276923</text:p>
          </table:table-cell>
          <table:table-cell office:value-type="float" office:value="0.274481">
            <text:p>0.274481</text:p>
          </table:table-cell>
          <table:table-cell office:value-type="float" office:value="0.272283">
            <text:p>0.272283</text:p>
          </table:table-cell>
          <table:table-cell office:value-type="float" office:value="0.271306">
            <text:p>0.271306</text:p>
          </table:table-cell>
          <table:table-cell office:value-type="float" office:value="0.25641">
            <text:p>0.25641</text:p>
          </table:table-cell>
          <table:table-cell office:value-type="float" office:value="0.246886">
            <text:p>0.246886</text:p>
          </table:table-cell>
          <table:table-cell table:number-columns-repeated="2" office:value-type="float" office:value="0.25812">
            <text:p>0.25812</text:p>
          </table:table-cell>
          <table:table-cell office:value-type="float" office:value="0.249573">
            <text:p>0.249573</text:p>
          </table:table-cell>
          <table:table-cell office:value-type="float" office:value="0.242247">
            <text:p>0.242247</text:p>
          </table:table-cell>
          <table:table-cell office:value-type="float" office:value="0.247863">
            <text:p>0.247863</text:p>
          </table:table-cell>
          <table:table-cell table:number-columns-repeated="2" office:value-type="float" office:value="0.257143">
            <text:p>0.257143</text:p>
          </table:table-cell>
          <table:table-cell office:value-type="float" office:value="0.238339">
            <text:p>0.238339</text:p>
          </table:table-cell>
          <table:table-cell table:number-columns-repeated="2" office:value-type="float" office:value="0.250794">
            <text:p>0.250794</text:p>
          </table:table-cell>
          <table:table-cell office:value-type="float" office:value="0.250305">
            <text:p>0.250305</text:p>
          </table:table-cell>
          <table:table-cell office:value-type="float" office:value="0.252259">
            <text:p>0.252259</text:p>
          </table:table-cell>
          <table:table-cell office:value-type="float" office:value="0.250794">
            <text:p>0.250794</text:p>
          </table:table-cell>
          <table:table-cell office:value-type="float" office:value="0.251282">
            <text:p>0.251282</text:p>
          </table:table-cell>
          <table:table-cell office:value-type="float" office:value="0.234188">
            <text:p>0.234188</text:p>
          </table:table-cell>
          <table:table-cell office:value-type="float" office:value="0.249817">
            <text:p>0.249817</text:p>
          </table:table-cell>
          <table:table-cell office:value-type="float" office:value="0.251282">
            <text:p>0.251282</text:p>
          </table:table-cell>
          <table:table-cell office:value-type="float" office:value="0.240049">
            <text:p>0.240049</text:p>
          </table:table-cell>
          <table:table-cell office:value-type="float" office:value="0.239805">
            <text:p>0.239805</text:p>
          </table:table-cell>
          <table:table-cell office:value-type="float" office:value="0.252015">
            <text:p>0.252015</text:p>
          </table:table-cell>
          <table:table-cell office:value-type="float" office:value="0.249084">
            <text:p>0.249084</text:p>
          </table:table-cell>
          <table:table-cell office:value-type="float" office:value="0.251282">
            <text:p>0.251282</text:p>
          </table:table-cell>
          <table:table-cell office:value-type="float" office:value="0.236386">
            <text:p>0.236386</text:p>
          </table:table-cell>
          <table:table-cell office:value-type="float" office:value="0.234188">
            <text:p>0.234188</text:p>
          </table:table-cell>
          <table:table-cell office:value-type="float" office:value="0.238828">
            <text:p>0.238828</text:p>
          </table:table-cell>
          <table:table-cell office:value-type="float" office:value="0.249817">
            <text:p>0.249817</text:p>
          </table:table-cell>
          <table:table-cell office:value-type="float" office:value="0.252747">
            <text:p>0.252747</text:p>
          </table:table-cell>
          <table:table-cell office:value-type="float" office:value="0.254701">
            <text:p>0.254701</text:p>
          </table:table-cell>
          <table:table-cell office:value-type="float" office:value="0.251526">
            <text:p>0.251526</text:p>
          </table:table-cell>
          <table:table-cell office:value-type="float" office:value="0.249573">
            <text:p>0.249573</text:p>
          </table:table-cell>
          <table:table-cell office:value-type="float" office:value="0.249328">
            <text:p>0.249328</text:p>
          </table:table-cell>
          <table:table-cell table:number-columns-repeated="3" office:value-type="float" office:value="0.25177">
            <text:p>0.25177</text:p>
          </table:table-cell>
          <table:table-cell office:value-type="float" office:value="0.252747">
            <text:p>0.252747</text:p>
          </table:table-cell>
          <table:table-cell office:value-type="float" office:value="0.252259">
            <text:p>0.252259</text:p>
          </table:table-cell>
          <table:table-cell office:value-type="float" office:value="0.25177">
            <text:p>0.25177</text:p>
          </table:table-cell>
          <table:table-cell table:number-columns-repeated="2" office:value-type="float" office:value="0.250549">
            <text:p>0.250549</text:p>
          </table:table-cell>
          <table:table-cell office:value-type="float" office:value="0.249817">
            <text:p>0.249817</text:p>
          </table:table-cell>
          <table:table-cell office:value-type="float" office:value="0.2442">
            <text:p>0.2442</text:p>
          </table:table-cell>
          <table:table-cell office:value-type="float" office:value="0.242979">
            <text:p>0.242979</text:p>
          </table:table-cell>
          <table:table-cell/>
          <table:table-cell table:formula="of:=AVERAGE([.C8:.CX8])" office:value-type="float" office:value="0.25901822">
            <text:p>0.25901822</text:p>
          </table:table-cell>
          <table:table-cell/>
          <table:table-cell office:value-type="float" office:value="30">
            <text:p>30</text:p>
          </table:table-cell>
          <table:table-cell table:formula="of:=1/[.CZ8]" office:value-type="float" office:value="3.86073226817789">
            <text:p>3.860732268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198291">
            <text:p>0.198291</text:p>
          </table:table-cell>
          <table:table-cell office:value-type="float" office:value="0.194628">
            <text:p>0.194628</text:p>
          </table:table-cell>
          <table:table-cell office:value-type="float" office:value="0.190965">
            <text:p>0.190965</text:p>
          </table:table-cell>
          <table:table-cell office:value-type="float" office:value="0.195849">
            <text:p>0.195849</text:p>
          </table:table-cell>
          <table:table-cell office:value-type="float" office:value="0.19243">
            <text:p>0.19243</text:p>
          </table:table-cell>
          <table:table-cell office:value-type="float" office:value="0.206593">
            <text:p>0.206593</text:p>
          </table:table-cell>
          <table:table-cell office:value-type="float" office:value="0.210012">
            <text:p>0.210012</text:p>
          </table:table-cell>
          <table:table-cell office:value-type="float" office:value="0.208059">
            <text:p>0.208059</text:p>
          </table:table-cell>
          <table:table-cell office:value-type="float" office:value="0.189744">
            <text:p>0.189744</text:p>
          </table:table-cell>
          <table:table-cell office:value-type="float" office:value="0.203663">
            <text:p>0.203663</text:p>
          </table:table-cell>
          <table:table-cell office:value-type="float" office:value="0.207082">
            <text:p>0.207082</text:p>
          </table:table-cell>
          <table:table-cell office:value-type="float" office:value="0.216606">
            <text:p>0.216606</text:p>
          </table:table-cell>
          <table:table-cell office:value-type="float" office:value="0.216361">
            <text:p>0.216361</text:p>
          </table:table-cell>
          <table:table-cell office:value-type="float" office:value="0.20464">
            <text:p>0.20464</text:p>
          </table:table-cell>
          <table:table-cell office:value-type="float" office:value="0.199023">
            <text:p>0.199023</text:p>
          </table:table-cell>
          <table:table-cell office:value-type="float" office:value="0.197558">
            <text:p>0.197558</text:p>
          </table:table-cell>
          <table:table-cell office:value-type="float" office:value="0.206838">
            <text:p>0.206838</text:p>
          </table:table-cell>
          <table:table-cell office:value-type="float" office:value="0.207326">
            <text:p>0.207326</text:p>
          </table:table-cell>
          <table:table-cell office:value-type="float" office:value="0.195116">
            <text:p>0.195116</text:p>
          </table:table-cell>
          <table:table-cell office:value-type="float" office:value="0.203419">
            <text:p>0.203419</text:p>
          </table:table-cell>
          <table:table-cell office:value-type="float" office:value="0.18779">
            <text:p>0.18779</text:p>
          </table:table-cell>
          <table:table-cell office:value-type="float" office:value="0.188278">
            <text:p>0.188278</text:p>
          </table:table-cell>
          <table:table-cell office:value-type="float" office:value="0.193162">
            <text:p>0.193162</text:p>
          </table:table-cell>
          <table:table-cell office:value-type="float" office:value="0.186081">
            <text:p>0.186081</text:p>
          </table:table-cell>
          <table:table-cell office:value-type="float" office:value="0.188523">
            <text:p>0.188523</text:p>
          </table:table-cell>
          <table:table-cell office:value-type="float" office:value="0.186081">
            <text:p>0.186081</text:p>
          </table:table-cell>
          <table:table-cell office:value-type="float" office:value="0.199512">
            <text:p>0.199512</text:p>
          </table:table-cell>
          <table:table-cell office:value-type="float" office:value="0.200977">
            <text:p>0.200977</text:p>
          </table:table-cell>
          <table:table-cell office:value-type="float" office:value="0.201954">
            <text:p>0.201954</text:p>
          </table:table-cell>
          <table:table-cell office:value-type="float" office:value="0.189011">
            <text:p>0.189011</text:p>
          </table:table-cell>
          <table:table-cell office:value-type="float" office:value="0.188523">
            <text:p>0.188523</text:p>
          </table:table-cell>
          <table:table-cell office:value-type="float" office:value="0.19536">
            <text:p>0.19536</text:p>
          </table:table-cell>
          <table:table-cell office:value-type="float" office:value="0.221245">
            <text:p>0.221245</text:p>
          </table:table-cell>
          <table:table-cell office:value-type="float" office:value="0.212943">
            <text:p>0.212943</text:p>
          </table:table-cell>
          <table:table-cell office:value-type="float" office:value="0.210501">
            <text:p>0.210501</text:p>
          </table:table-cell>
          <table:table-cell office:value-type="float" office:value="0.217582">
            <text:p>0.217582</text:p>
          </table:table-cell>
          <table:table-cell office:value-type="float" office:value="0.216117">
            <text:p>0.216117</text:p>
          </table:table-cell>
          <table:table-cell office:value-type="float" office:value="0.212698">
            <text:p>0.212698</text:p>
          </table:table-cell>
          <table:table-cell office:value-type="float" office:value="0.211966">
            <text:p>0.211966</text:p>
          </table:table-cell>
          <table:table-cell office:value-type="float" office:value="0.207814">
            <text:p>0.207814</text:p>
          </table:table-cell>
          <table:table-cell office:value-type="float" office:value="0.190232">
            <text:p>0.190232</text:p>
          </table:table-cell>
          <table:table-cell office:value-type="float" office:value="0.188767">
            <text:p>0.188767</text:p>
          </table:table-cell>
          <table:table-cell office:value-type="float" office:value="0.192918">
            <text:p>0.192918</text:p>
          </table:table-cell>
          <table:table-cell office:value-type="float" office:value="0.188767">
            <text:p>0.188767</text:p>
          </table:table-cell>
          <table:table-cell office:value-type="float" office:value="0.186081">
            <text:p>0.186081</text:p>
          </table:table-cell>
          <table:table-cell office:value-type="float" office:value="0.199023">
            <text:p>0.199023</text:p>
          </table:table-cell>
          <table:table-cell office:value-type="float" office:value="0.200488">
            <text:p>0.200488</text:p>
          </table:table-cell>
          <table:table-cell office:value-type="float" office:value="0.20293">
            <text:p>0.20293</text:p>
          </table:table-cell>
          <table:table-cell office:value-type="float" office:value="0.186081">
            <text:p>0.186081</text:p>
          </table:table-cell>
          <table:table-cell office:value-type="float" office:value="0.2">
            <text:p>0.2</text:p>
          </table:table-cell>
          <table:table-cell office:value-type="float" office:value="0.203907">
            <text:p>0.203907</text:p>
          </table:table-cell>
          <table:table-cell office:value-type="float" office:value="0.203175">
            <text:p>0.203175</text:p>
          </table:table-cell>
          <table:table-cell office:value-type="float" office:value="0.203419">
            <text:p>0.203419</text:p>
          </table:table-cell>
          <table:table-cell office:value-type="float" office:value="0.193407">
            <text:p>0.193407</text:p>
          </table:table-cell>
          <table:table-cell office:value-type="float" office:value="0.209035">
            <text:p>0.209035</text:p>
          </table:table-cell>
          <table:table-cell office:value-type="float" office:value="0.215873">
            <text:p>0.215873</text:p>
          </table:table-cell>
          <table:table-cell office:value-type="float" office:value="0.230525">
            <text:p>0.230525</text:p>
          </table:table-cell>
          <table:table-cell office:value-type="float" office:value="0.190476">
            <text:p>0.190476</text:p>
          </table:table-cell>
          <table:table-cell office:value-type="float" office:value="0.195116">
            <text:p>0.195116</text:p>
          </table:table-cell>
          <table:table-cell office:value-type="float" office:value="0.192674">
            <text:p>0.192674</text:p>
          </table:table-cell>
          <table:table-cell office:value-type="float" office:value="0.196825">
            <text:p>0.196825</text:p>
          </table:table-cell>
          <table:table-cell office:value-type="float" office:value="0.208791">
            <text:p>0.208791</text:p>
          </table:table-cell>
          <table:table-cell office:value-type="float" office:value="0.215873">
            <text:p>0.215873</text:p>
          </table:table-cell>
          <table:table-cell office:value-type="float" office:value="0.227839">
            <text:p>0.227839</text:p>
          </table:table-cell>
          <table:table-cell office:value-type="float" office:value="0.221001">
            <text:p>0.221001</text:p>
          </table:table-cell>
          <table:table-cell office:value-type="float" office:value="0.218559">
            <text:p>0.218559</text:p>
          </table:table-cell>
          <table:table-cell office:value-type="float" office:value="0.206593">
            <text:p>0.206593</text:p>
          </table:table-cell>
          <table:table-cell office:value-type="float" office:value="0.213675">
            <text:p>0.213675</text:p>
          </table:table-cell>
          <table:table-cell office:value-type="float" office:value="0.211722">
            <text:p>0.211722</text:p>
          </table:table-cell>
          <table:table-cell table:number-columns-repeated="2" office:value-type="float" office:value="0.211233">
            <text:p>0.211233</text:p>
          </table:table-cell>
          <table:table-cell office:value-type="float" office:value="0.208059">
            <text:p>0.208059</text:p>
          </table:table-cell>
          <table:table-cell office:value-type="float" office:value="0.189011">
            <text:p>0.189011</text:p>
          </table:table-cell>
          <table:table-cell office:value-type="float" office:value="0.190476">
            <text:p>0.190476</text:p>
          </table:table-cell>
          <table:table-cell office:value-type="float" office:value="0.200488">
            <text:p>0.200488</text:p>
          </table:table-cell>
          <table:table-cell office:value-type="float" office:value="0.19072">
            <text:p>0.19072</text:p>
          </table:table-cell>
          <table:table-cell office:value-type="float" office:value="0.206349">
            <text:p>0.206349</text:p>
          </table:table-cell>
          <table:table-cell office:value-type="float" office:value="0.193895">
            <text:p>0.193895</text:p>
          </table:table-cell>
          <table:table-cell office:value-type="float" office:value="0.203175">
            <text:p>0.203175</text:p>
          </table:table-cell>
          <table:table-cell office:value-type="float" office:value="0.188767">
            <text:p>0.188767</text:p>
          </table:table-cell>
          <table:table-cell office:value-type="float" office:value="0.194139">
            <text:p>0.194139</text:p>
          </table:table-cell>
          <table:table-cell office:value-type="float" office:value="0.186081">
            <text:p>0.186081</text:p>
          </table:table-cell>
          <table:table-cell office:value-type="float" office:value="0.189988">
            <text:p>0.189988</text:p>
          </table:table-cell>
          <table:table-cell office:value-type="float" office:value="0.186813">
            <text:p>0.186813</text:p>
          </table:table-cell>
          <table:table-cell office:value-type="float" office:value="0.190965">
            <text:p>0.190965</text:p>
          </table:table-cell>
          <table:table-cell office:value-type="float" office:value="0.218803">
            <text:p>0.218803</text:p>
          </table:table-cell>
          <table:table-cell office:value-type="float" office:value="0.215873">
            <text:p>0.215873</text:p>
          </table:table-cell>
          <table:table-cell office:value-type="float" office:value="0.217827">
            <text:p>0.217827</text:p>
          </table:table-cell>
          <table:table-cell office:value-type="float" office:value="0.208059">
            <text:p>0.208059</text:p>
          </table:table-cell>
          <table:table-cell office:value-type="float" office:value="0.218559">
            <text:p>0.218559</text:p>
          </table:table-cell>
          <table:table-cell office:value-type="float" office:value="0.218071">
            <text:p>0.218071</text:p>
          </table:table-cell>
          <table:table-cell office:value-type="float" office:value="0.202442">
            <text:p>0.202442</text:p>
          </table:table-cell>
          <table:table-cell office:value-type="float" office:value="0.2">
            <text:p>0.2</text:p>
          </table:table-cell>
          <table:table-cell office:value-type="float" office:value="0.19707">
            <text:p>0.19707</text:p>
          </table:table-cell>
          <table:table-cell office:value-type="float" office:value="0.193407">
            <text:p>0.193407</text:p>
          </table:table-cell>
          <table:table-cell office:value-type="float" office:value="0.20464">
            <text:p>0.20464</text:p>
          </table:table-cell>
          <table:table-cell office:value-type="float" office:value="0.193162">
            <text:p>0.193162</text:p>
          </table:table-cell>
          <table:table-cell office:value-type="float" office:value="0.189499">
            <text:p>0.189499</text:p>
          </table:table-cell>
          <table:table-cell office:value-type="float" office:value="0.186325">
            <text:p>0.186325</text:p>
          </table:table-cell>
          <table:table-cell office:value-type="float" office:value="0.190965">
            <text:p>0.190965</text:p>
          </table:table-cell>
          <table:table-cell/>
          <table:table-cell table:formula="of:=AVERAGE([.C9:.CX9])" office:value-type="float" office:value="0.20150187">
            <text:p>0.20150187</text:p>
          </table:table-cell>
          <table:table-cell/>
          <table:table-cell office:value-type="float" office:value="40">
            <text:p>40</text:p>
          </table:table-cell>
          <table:table-cell table:formula="of:=1/[.CZ9]" office:value-type="float" office:value="4.96273310019406">
            <text:p>4.962733100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173626">
            <text:p>0.173626</text:p>
          </table:table-cell>
          <table:table-cell office:value-type="float" office:value="0.183883">
            <text:p>0.183883</text:p>
          </table:table-cell>
          <table:table-cell office:value-type="float" office:value="0.174603">
            <text:p>0.174603</text:p>
          </table:table-cell>
          <table:table-cell office:value-type="float" office:value="0.18486">
            <text:p>0.18486</text:p>
          </table:table-cell>
          <table:table-cell office:value-type="float" office:value="0.170696">
            <text:p>0.170696</text:p>
          </table:table-cell>
          <table:table-cell office:value-type="float" office:value="0.177778">
            <text:p>0.177778</text:p>
          </table:table-cell>
          <table:table-cell office:value-type="float" office:value="0.181685">
            <text:p>0.181685</text:p>
          </table:table-cell>
          <table:table-cell office:value-type="float" office:value="0.19536">
            <text:p>0.19536</text:p>
          </table:table-cell>
          <table:table-cell table:number-columns-repeated="2" office:value-type="float" office:value="0.198535">
            <text:p>0.198535</text:p>
          </table:table-cell>
          <table:table-cell office:value-type="float" office:value="0.193651">
            <text:p>0.193651</text:p>
          </table:table-cell>
          <table:table-cell office:value-type="float" office:value="0.181197">
            <text:p>0.181197</text:p>
          </table:table-cell>
          <table:table-cell office:value-type="float" office:value="0.172894">
            <text:p>0.172894</text:p>
          </table:table-cell>
          <table:table-cell office:value-type="float" office:value="0.16801">
            <text:p>0.16801</text:p>
          </table:table-cell>
          <table:table-cell office:value-type="float" office:value="0.182906">
            <text:p>0.182906</text:p>
          </table:table-cell>
          <table:table-cell office:value-type="float" office:value="0.178266">
            <text:p>0.178266</text:p>
          </table:table-cell>
          <table:table-cell office:value-type="float" office:value="0.179243">
            <text:p>0.179243</text:p>
          </table:table-cell>
          <table:table-cell office:value-type="float" office:value="0.182173">
            <text:p>0.182173</text:p>
          </table:table-cell>
          <table:table-cell office:value-type="float" office:value="0.179731">
            <text:p>0.179731</text:p>
          </table:table-cell>
          <table:table-cell office:value-type="float" office:value="0.169963">
            <text:p>0.169963</text:p>
          </table:table-cell>
          <table:table-cell office:value-type="float" office:value="0.165812">
            <text:p>0.165812</text:p>
          </table:table-cell>
          <table:table-cell office:value-type="float" office:value="0.162637">
            <text:p>0.162637</text:p>
          </table:table-cell>
          <table:table-cell office:value-type="float" office:value="0.167033">
            <text:p>0.167033</text:p>
          </table:table-cell>
          <table:table-cell office:value-type="float" office:value="0.176801">
            <text:p>0.176801</text:p>
          </table:table-cell>
          <table:table-cell office:value-type="float" office:value="0.167033">
            <text:p>0.167033</text:p>
          </table:table-cell>
          <table:table-cell office:value-type="float" office:value="0.179976">
            <text:p>0.179976</text:p>
          </table:table-cell>
          <table:table-cell office:value-type="float" office:value="0.180952">
            <text:p>0.180952</text:p>
          </table:table-cell>
          <table:table-cell office:value-type="float" office:value="0.183394">
            <text:p>0.183394</text:p>
          </table:table-cell>
          <table:table-cell office:value-type="float" office:value="0.187546">
            <text:p>0.187546</text:p>
          </table:table-cell>
          <table:table-cell office:value-type="float" office:value="0.185592">
            <text:p>0.185592</text:p>
          </table:table-cell>
          <table:table-cell office:value-type="float" office:value="0.179731">
            <text:p>0.179731</text:p>
          </table:table-cell>
          <table:table-cell office:value-type="float" office:value="0.182418">
            <text:p>0.182418</text:p>
          </table:table-cell>
          <table:table-cell office:value-type="float" office:value="0.189499">
            <text:p>0.189499</text:p>
          </table:table-cell>
          <table:table-cell office:value-type="float" office:value="0.189744">
            <text:p>0.189744</text:p>
          </table:table-cell>
          <table:table-cell office:value-type="float" office:value="0.188523">
            <text:p>0.188523</text:p>
          </table:table-cell>
          <table:table-cell office:value-type="float" office:value="0.184615">
            <text:p>0.184615</text:p>
          </table:table-cell>
          <table:table-cell office:value-type="float" office:value="0.173626">
            <text:p>0.173626</text:p>
          </table:table-cell>
          <table:table-cell office:value-type="float" office:value="0.167521">
            <text:p>0.167521</text:p>
          </table:table-cell>
          <table:table-cell office:value-type="float" office:value="0.163126">
            <text:p>0.163126</text:p>
          </table:table-cell>
          <table:table-cell office:value-type="float" office:value="0.167033">
            <text:p>0.167033</text:p>
          </table:table-cell>
          <table:table-cell office:value-type="float" office:value="0.177045">
            <text:p>0.177045</text:p>
          </table:table-cell>
          <table:table-cell office:value-type="float" office:value="0.179487">
            <text:p>0.179487</text:p>
          </table:table-cell>
          <table:table-cell office:value-type="float" office:value="0.182662">
            <text:p>0.182662</text:p>
          </table:table-cell>
          <table:table-cell office:value-type="float" office:value="0.178755">
            <text:p>0.178755</text:p>
          </table:table-cell>
          <table:table-cell office:value-type="float" office:value="0.170452">
            <text:p>0.170452</text:p>
          </table:table-cell>
          <table:table-cell office:value-type="float" office:value="0.165568">
            <text:p>0.165568</text:p>
          </table:table-cell>
          <table:table-cell office:value-type="float" office:value="0.162882">
            <text:p>0.162882</text:p>
          </table:table-cell>
          <table:table-cell office:value-type="float" office:value="0.167521">
            <text:p>0.167521</text:p>
          </table:table-cell>
          <table:table-cell office:value-type="float" office:value="0.180708">
            <text:p>0.180708</text:p>
          </table:table-cell>
          <table:table-cell office:value-type="float" office:value="0.17094">
            <text:p>0.17094</text:p>
          </table:table-cell>
          <table:table-cell office:value-type="float" office:value="0.164103">
            <text:p>0.164103</text:p>
          </table:table-cell>
          <table:table-cell office:value-type="float" office:value="0.183639">
            <text:p>0.183639</text:p>
          </table:table-cell>
          <table:table-cell office:value-type="float" office:value="0.178755">
            <text:p>0.178755</text:p>
          </table:table-cell>
          <table:table-cell office:value-type="float" office:value="0.191941">
            <text:p>0.191941</text:p>
          </table:table-cell>
          <table:table-cell table:number-columns-repeated="2" office:value-type="float" office:value="0.194139">
            <text:p>0.194139</text:p>
          </table:table-cell>
          <table:table-cell office:value-type="float" office:value="0.188278">
            <text:p>0.188278</text:p>
          </table:table-cell>
          <table:table-cell office:value-type="float" office:value="0.179487">
            <text:p>0.179487</text:p>
          </table:table-cell>
          <table:table-cell office:value-type="float" office:value="0.174359">
            <text:p>0.174359</text:p>
          </table:table-cell>
          <table:table-cell office:value-type="float" office:value="0.176557">
            <text:p>0.176557</text:p>
          </table:table-cell>
          <table:table-cell office:value-type="float" office:value="0.186081">
            <text:p>0.186081</text:p>
          </table:table-cell>
          <table:table-cell office:value-type="float" office:value="0.189255">
            <text:p>0.189255</text:p>
          </table:table-cell>
          <table:table-cell office:value-type="float" office:value="0.190232">
            <text:p>0.190232</text:p>
          </table:table-cell>
          <table:table-cell office:value-type="float" office:value="0.171429">
            <text:p>0.171429</text:p>
          </table:table-cell>
          <table:table-cell office:value-type="float" office:value="0.175092">
            <text:p>0.175092</text:p>
          </table:table-cell>
          <table:table-cell office:value-type="float" office:value="0.169475">
            <text:p>0.169475</text:p>
          </table:table-cell>
          <table:table-cell office:value-type="float" office:value="0.164591">
            <text:p>0.164591</text:p>
          </table:table-cell>
          <table:table-cell office:value-type="float" office:value="0.17851">
            <text:p>0.17851</text:p>
          </table:table-cell>
          <table:table-cell office:value-type="float" office:value="0.170696">
            <text:p>0.170696</text:p>
          </table:table-cell>
          <table:table-cell office:value-type="float" office:value="0.182906">
            <text:p>0.182906</text:p>
          </table:table-cell>
          <table:table-cell office:value-type="float" office:value="0.171184">
            <text:p>0.171184</text:p>
          </table:table-cell>
          <table:table-cell office:value-type="float" office:value="0.170208">
            <text:p>0.170208</text:p>
          </table:table-cell>
          <table:table-cell office:value-type="float" office:value="0.167033">
            <text:p>0.167033</text:p>
          </table:table-cell>
          <table:table-cell office:value-type="float" office:value="0.177534">
            <text:p>0.177534</text:p>
          </table:table-cell>
          <table:table-cell office:value-type="float" office:value="0.188034">
            <text:p>0.188034</text:p>
          </table:table-cell>
          <table:table-cell office:value-type="float" office:value="0.18022">
            <text:p>0.18022</text:p>
          </table:table-cell>
          <table:table-cell office:value-type="float" office:value="0.193407">
            <text:p>0.193407</text:p>
          </table:table-cell>
          <table:table-cell office:value-type="float" office:value="0.198535">
            <text:p>0.198535</text:p>
          </table:table-cell>
          <table:table-cell office:value-type="float" office:value="0.18486">
            <text:p>0.18486</text:p>
          </table:table-cell>
          <table:table-cell office:value-type="float" office:value="0.176557">
            <text:p>0.176557</text:p>
          </table:table-cell>
          <table:table-cell office:value-type="float" office:value="0.184127">
            <text:p>0.184127</text:p>
          </table:table-cell>
          <table:table-cell office:value-type="float" office:value="0.18315">
            <text:p>0.18315</text:p>
          </table:table-cell>
          <table:table-cell office:value-type="float" office:value="0.184127">
            <text:p>0.184127</text:p>
          </table:table-cell>
          <table:table-cell office:value-type="float" office:value="0.18486">
            <text:p>0.18486</text:p>
          </table:table-cell>
          <table:table-cell office:value-type="float" office:value="0.171673">
            <text:p>0.171673</text:p>
          </table:table-cell>
          <table:table-cell office:value-type="float" office:value="0.180952">
            <text:p>0.180952</text:p>
          </table:table-cell>
          <table:table-cell office:value-type="float" office:value="0.165812">
            <text:p>0.165812</text:p>
          </table:table-cell>
          <table:table-cell office:value-type="float" office:value="0.170452">
            <text:p>0.170452</text:p>
          </table:table-cell>
          <table:table-cell office:value-type="float" office:value="0.167277">
            <text:p>0.167277</text:p>
          </table:table-cell>
          <table:table-cell office:value-type="float" office:value="0.163614">
            <text:p>0.163614</text:p>
          </table:table-cell>
          <table:table-cell office:value-type="float" office:value="0.178755">
            <text:p>0.178755</text:p>
          </table:table-cell>
          <table:table-cell office:value-type="float" office:value="0.179243">
            <text:p>0.179243</text:p>
          </table:table-cell>
          <table:table-cell office:value-type="float" office:value="0.181441">
            <text:p>0.181441</text:p>
          </table:table-cell>
          <table:table-cell office:value-type="float" office:value="0.182906">
            <text:p>0.182906</text:p>
          </table:table-cell>
          <table:table-cell office:value-type="float" office:value="0.169475">
            <text:p>0.169475</text:p>
          </table:table-cell>
          <table:table-cell office:value-type="float" office:value="0.178999">
            <text:p>0.178999</text:p>
          </table:table-cell>
          <table:table-cell office:value-type="float" office:value="0.171429">
            <text:p>0.171429</text:p>
          </table:table-cell>
          <table:table-cell office:value-type="float" office:value="0.177289">
            <text:p>0.177289</text:p>
          </table:table-cell>
          <table:table-cell office:value-type="float" office:value="0.193407">
            <text:p>0.193407</text:p>
          </table:table-cell>
          <table:table-cell office:value-type="float" office:value="0.185104">
            <text:p>0.185104</text:p>
          </table:table-cell>
          <table:table-cell/>
          <table:table-cell table:formula="of:=AVERAGE([.C10:.CX10])" office:value-type="float" office:value="0.17871555">
            <text:p>0.17871555</text:p>
          </table:table-cell>
          <table:table-cell/>
          <table:table-cell office:value-type="float" office:value="50">
            <text:p>50</text:p>
          </table:table-cell>
          <table:table-cell table:formula="of:=1/[.CZ10]" office:value-type="float" office:value="5.59548399677588">
            <text:p>5.59548399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15873">
            <text:p>0.15873</text:p>
          </table:table-cell>
          <table:table-cell office:value-type="float" office:value="0.159463">
            <text:p>0.159463</text:p>
          </table:table-cell>
          <table:table-cell office:value-type="float" office:value="0.165568">
            <text:p>0.165568</text:p>
          </table:table-cell>
          <table:table-cell office:value-type="float" office:value="0.160684">
            <text:p>0.160684</text:p>
          </table:table-cell>
          <table:table-cell office:value-type="float" office:value="0.170208">
            <text:p>0.170208</text:p>
          </table:table-cell>
          <table:table-cell office:value-type="float" office:value="0.177534">
            <text:p>0.177534</text:p>
          </table:table-cell>
          <table:table-cell office:value-type="float" office:value="0.165324">
            <text:p>0.165324</text:p>
          </table:table-cell>
          <table:table-cell office:value-type="float" office:value="0.159219">
            <text:p>0.159219</text:p>
          </table:table-cell>
          <table:table-cell office:value-type="float" office:value="0.155067">
            <text:p>0.155067</text:p>
          </table:table-cell>
          <table:table-cell office:value-type="float" office:value="0.168254">
            <text:p>0.168254</text:p>
          </table:table-cell>
          <table:table-cell office:value-type="float" office:value="0.167766">
            <text:p>0.167766</text:p>
          </table:table-cell>
          <table:table-cell office:value-type="float" office:value="0.168254">
            <text:p>0.168254</text:p>
          </table:table-cell>
          <table:table-cell office:value-type="float" office:value="0.170208">
            <text:p>0.170208</text:p>
          </table:table-cell>
          <table:table-cell office:value-type="float" office:value="0.164591">
            <text:p>0.164591</text:p>
          </table:table-cell>
          <table:table-cell office:value-type="float" office:value="0.173382">
            <text:p>0.173382</text:p>
          </table:table-cell>
          <table:table-cell office:value-type="float" office:value="0.168498">
            <text:p>0.168498</text:p>
          </table:table-cell>
          <table:table-cell office:value-type="float" office:value="0.182418">
            <text:p>0.182418</text:p>
          </table:table-cell>
          <table:table-cell office:value-type="float" office:value="0.181929">
            <text:p>0.181929</text:p>
          </table:table-cell>
          <table:table-cell office:value-type="float" office:value="0.180952">
            <text:p>0.180952</text:p>
          </table:table-cell>
          <table:table-cell office:value-type="float" office:value="0.166545">
            <text:p>0.166545</text:p>
          </table:table-cell>
          <table:table-cell office:value-type="float" office:value="0.174115">
            <text:p>0.174115</text:p>
          </table:table-cell>
          <table:table-cell office:value-type="float" office:value="0.162393">
            <text:p>0.162393</text:p>
          </table:table-cell>
          <table:table-cell office:value-type="float" office:value="0.156044">
            <text:p>0.156044</text:p>
          </table:table-cell>
          <table:table-cell office:value-type="float" office:value="0.157998">
            <text:p>0.157998</text:p>
          </table:table-cell>
          <table:table-cell office:value-type="float" office:value="0.155067">
            <text:p>0.155067</text:p>
          </table:table-cell>
          <table:table-cell office:value-type="float" office:value="0.164103">
            <text:p>0.164103</text:p>
          </table:table-cell>
          <table:table-cell office:value-type="float" office:value="0.168498">
            <text:p>0.168498</text:p>
          </table:table-cell>
          <table:table-cell office:value-type="float" office:value="0.167766">
            <text:p>0.167766</text:p>
          </table:table-cell>
          <table:table-cell office:value-type="float" office:value="0.171184">
            <text:p>0.171184</text:p>
          </table:table-cell>
          <table:table-cell office:value-type="float" office:value="0.167277">
            <text:p>0.167277</text:p>
          </table:table-cell>
          <table:table-cell office:value-type="float" office:value="0.159707">
            <text:p>0.159707</text:p>
          </table:table-cell>
          <table:table-cell office:value-type="float" office:value="0.158242">
            <text:p>0.158242</text:p>
          </table:table-cell>
          <table:table-cell office:value-type="float" office:value="0.165568">
            <text:p>0.165568</text:p>
          </table:table-cell>
          <table:table-cell office:value-type="float" office:value="0.166056">
            <text:p>0.166056</text:p>
          </table:table-cell>
          <table:table-cell office:value-type="float" office:value="0.155067">
            <text:p>0.155067</text:p>
          </table:table-cell>
          <table:table-cell office:value-type="float" office:value="0.167766">
            <text:p>0.167766</text:p>
          </table:table-cell>
          <table:table-cell office:value-type="float" office:value="0.175824">
            <text:p>0.175824</text:p>
          </table:table-cell>
          <table:table-cell office:value-type="float" office:value="0.185592">
            <text:p>0.185592</text:p>
          </table:table-cell>
          <table:table-cell office:value-type="float" office:value="0.179243">
            <text:p>0.179243</text:p>
          </table:table-cell>
          <table:table-cell office:value-type="float" office:value="0.168254">
            <text:p>0.168254</text:p>
          </table:table-cell>
          <table:table-cell office:value-type="float" office:value="0.167521">
            <text:p>0.167521</text:p>
          </table:table-cell>
          <table:table-cell office:value-type="float" office:value="0.173382">
            <text:p>0.173382</text:p>
          </table:table-cell>
          <table:table-cell office:value-type="float" office:value="0.173871">
            <text:p>0.173871</text:p>
          </table:table-cell>
          <table:table-cell office:value-type="float" office:value="0.175092">
            <text:p>0.175092</text:p>
          </table:table-cell>
          <table:table-cell office:value-type="float" office:value="0.171429">
            <text:p>0.171429</text:p>
          </table:table-cell>
          <table:table-cell office:value-type="float" office:value="0.15873">
            <text:p>0.15873</text:p>
          </table:table-cell>
          <table:table-cell office:value-type="float" office:value="0.155556">
            <text:p>0.155556</text:p>
          </table:table-cell>
          <table:table-cell office:value-type="float" office:value="0.163858">
            <text:p>0.163858</text:p>
          </table:table-cell>
          <table:table-cell office:value-type="float" office:value="0.165079">
            <text:p>0.165079</text:p>
          </table:table-cell>
          <table:table-cell office:value-type="float" office:value="0.168254">
            <text:p>0.168254</text:p>
          </table:table-cell>
          <table:table-cell office:value-type="float" office:value="0.167766">
            <text:p>0.167766</text:p>
          </table:table-cell>
          <table:table-cell office:value-type="float" office:value="0.158242">
            <text:p>0.158242</text:p>
          </table:table-cell>
          <table:table-cell office:value-type="float" office:value="0.151648">
            <text:p>0.151648</text:p>
          </table:table-cell>
          <table:table-cell office:value-type="float" office:value="0.157753">
            <text:p>0.157753</text:p>
          </table:table-cell>
          <table:table-cell office:value-type="float" office:value="0.167033">
            <text:p>0.167033</text:p>
          </table:table-cell>
          <table:table-cell office:value-type="float" office:value="0.168498">
            <text:p>0.168498</text:p>
          </table:table-cell>
          <table:table-cell office:value-type="float" office:value="0.171673">
            <text:p>0.171673</text:p>
          </table:table-cell>
          <table:table-cell office:value-type="float" office:value="0.173382">
            <text:p>0.173382</text:p>
          </table:table-cell>
          <table:table-cell office:value-type="float" office:value="0.173871">
            <text:p>0.173871</text:p>
          </table:table-cell>
          <table:table-cell office:value-type="float" office:value="0.164835">
            <text:p>0.164835</text:p>
          </table:table-cell>
          <table:table-cell office:value-type="float" office:value="0.160928">
            <text:p>0.160928</text:p>
          </table:table-cell>
          <table:table-cell office:value-type="float" office:value="0.170696">
            <text:p>0.170696</text:p>
          </table:table-cell>
          <table:table-cell office:value-type="float" office:value="0.175092">
            <text:p>0.175092</text:p>
          </table:table-cell>
          <table:table-cell office:value-type="float" office:value="0.173626">
            <text:p>0.173626</text:p>
          </table:table-cell>
          <table:table-cell office:value-type="float" office:value="0.17558">
            <text:p>0.17558</text:p>
          </table:table-cell>
          <table:table-cell office:value-type="float" office:value="0.162149">
            <text:p>0.162149</text:p>
          </table:table-cell>
          <table:table-cell office:value-type="float" office:value="0.170452">
            <text:p>0.170452</text:p>
          </table:table-cell>
          <table:table-cell office:value-type="float" office:value="0.168987">
            <text:p>0.168987</text:p>
          </table:table-cell>
          <table:table-cell office:value-type="float" office:value="0.16801">
            <text:p>0.16801</text:p>
          </table:table-cell>
          <table:table-cell office:value-type="float" office:value="0.172405">
            <text:p>0.172405</text:p>
          </table:table-cell>
          <table:table-cell office:value-type="float" office:value="0.184371">
            <text:p>0.184371</text:p>
          </table:table-cell>
          <table:table-cell office:value-type="float" office:value="0.18486">
            <text:p>0.18486</text:p>
          </table:table-cell>
          <table:table-cell office:value-type="float" office:value="0.169475">
            <text:p>0.169475</text:p>
          </table:table-cell>
          <table:table-cell office:value-type="float" office:value="0.17558">
            <text:p>0.17558</text:p>
          </table:table-cell>
          <table:table-cell office:value-type="float" office:value="0.159219">
            <text:p>0.159219</text:p>
          </table:table-cell>
          <table:table-cell office:value-type="float" office:value="0.162393">
            <text:p>0.162393</text:p>
          </table:table-cell>
          <table:table-cell office:value-type="float" office:value="0.157265">
            <text:p>0.157265</text:p>
          </table:table-cell>
          <table:table-cell office:value-type="float" office:value="0.152869">
            <text:p>0.152869</text:p>
          </table:table-cell>
          <table:table-cell office:value-type="float" office:value="0.156777">
            <text:p>0.156777</text:p>
          </table:table-cell>
          <table:table-cell office:value-type="float" office:value="0.165812">
            <text:p>0.165812</text:p>
          </table:table-cell>
          <table:table-cell office:value-type="float" office:value="0.169231">
            <text:p>0.169231</text:p>
          </table:table-cell>
          <table:table-cell office:value-type="float" office:value="0.169719">
            <text:p>0.169719</text:p>
          </table:table-cell>
          <table:table-cell office:value-type="float" office:value="0.157753">
            <text:p>0.157753</text:p>
          </table:table-cell>
          <table:table-cell office:value-type="float" office:value="0.152381">
            <text:p>0.152381</text:p>
          </table:table-cell>
          <table:table-cell office:value-type="float" office:value="0.154823">
            <text:p>0.154823</text:p>
          </table:table-cell>
          <table:table-cell office:value-type="float" office:value="0.151893">
            <text:p>0.151893</text:p>
          </table:table-cell>
          <table:table-cell office:value-type="float" office:value="0.156532">
            <text:p>0.156532</text:p>
          </table:table-cell>
          <table:table-cell office:value-type="float" office:value="0.165568">
            <text:p>0.165568</text:p>
          </table:table-cell>
          <table:table-cell office:value-type="float" office:value="0.168742">
            <text:p>0.168742</text:p>
          </table:table-cell>
          <table:table-cell office:value-type="float" office:value="0.169963">
            <text:p>0.169963</text:p>
          </table:table-cell>
          <table:table-cell office:value-type="float" office:value="0.173382">
            <text:p>0.173382</text:p>
          </table:table-cell>
          <table:table-cell office:value-type="float" office:value="0.168498">
            <text:p>0.168498</text:p>
          </table:table-cell>
          <table:table-cell office:value-type="float" office:value="0.186325">
            <text:p>0.186325</text:p>
          </table:table-cell>
          <table:table-cell office:value-type="float" office:value="0.182906">
            <text:p>0.182906</text:p>
          </table:table-cell>
          <table:table-cell office:value-type="float" office:value="0.170452">
            <text:p>0.170452</text:p>
          </table:table-cell>
          <table:table-cell office:value-type="float" office:value="0.167277">
            <text:p>0.167277</text:p>
          </table:table-cell>
          <table:table-cell office:value-type="float" office:value="0.161661">
            <text:p>0.161661</text:p>
          </table:table-cell>
          <table:table-cell office:value-type="float" office:value="0.16801">
            <text:p>0.16801</text:p>
          </table:table-cell>
          <table:table-cell office:value-type="float" office:value="0.158486">
            <text:p>0.158486</text:p>
          </table:table-cell>
          <table:table-cell office:value-type="float" office:value="0.168254">
            <text:p>0.168254</text:p>
          </table:table-cell>
          <table:table-cell/>
          <table:table-cell table:formula="of:=AVERAGE([.C11:.CX11])" office:value-type="float" office:value="0.16706233">
            <text:p>0.16706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165079">
            <text:p>0.165079</text:p>
          </table:table-cell>
          <table:table-cell office:value-type="float" office:value="0.159219">
            <text:p>0.159219</text:p>
          </table:table-cell>
          <table:table-cell office:value-type="float" office:value="0.162149">
            <text:p>0.162149</text:p>
          </table:table-cell>
          <table:table-cell office:value-type="float" office:value="0.174847">
            <text:p>0.174847</text:p>
          </table:table-cell>
          <table:table-cell office:value-type="float" office:value="0.178022">
            <text:p>0.178022</text:p>
          </table:table-cell>
          <table:table-cell office:value-type="float" office:value="0.165079">
            <text:p>0.165079</text:p>
          </table:table-cell>
          <table:table-cell office:value-type="float" office:value="0.175092">
            <text:p>0.175092</text:p>
          </table:table-cell>
          <table:table-cell office:value-type="float" office:value="0.162637">
            <text:p>0.162637</text:p>
          </table:table-cell>
          <table:table-cell office:value-type="float" office:value="0.158486">
            <text:p>0.158486</text:p>
          </table:table-cell>
          <table:table-cell office:value-type="float" office:value="0.152625">
            <text:p>0.152625</text:p>
          </table:table-cell>
          <table:table-cell office:value-type="float" office:value="0.157265">
            <text:p>0.157265</text:p>
          </table:table-cell>
          <table:table-cell office:value-type="float" office:value="0.168987">
            <text:p>0.168987</text:p>
          </table:table-cell>
          <table:table-cell office:value-type="float" office:value="0.171184">
            <text:p>0.171184</text:p>
          </table:table-cell>
          <table:table-cell office:value-type="float" office:value="0.167766">
            <text:p>0.167766</text:p>
          </table:table-cell>
          <table:table-cell office:value-type="float" office:value="0.158974">
            <text:p>0.158974</text:p>
          </table:table-cell>
          <table:table-cell office:value-type="float" office:value="0.164591">
            <text:p>0.164591</text:p>
          </table:table-cell>
          <table:table-cell office:value-type="float" office:value="0.176801">
            <text:p>0.176801</text:p>
          </table:table-cell>
          <table:table-cell office:value-type="float" office:value="0.170452">
            <text:p>0.170452</text:p>
          </table:table-cell>
          <table:table-cell office:value-type="float" office:value="0.185104">
            <text:p>0.185104</text:p>
          </table:table-cell>
          <table:table-cell office:value-type="float" office:value="0.176313">
            <text:p>0.176313</text:p>
          </table:table-cell>
          <table:table-cell office:value-type="float" office:value="0.169475">
            <text:p>0.169475</text:p>
          </table:table-cell>
          <table:table-cell office:value-type="float" office:value="0.163858">
            <text:p>0.163858</text:p>
          </table:table-cell>
          <table:table-cell office:value-type="float" office:value="0.157265">
            <text:p>0.157265</text:p>
          </table:table-cell>
          <table:table-cell office:value-type="float" office:value="0.158974">
            <text:p>0.158974</text:p>
          </table:table-cell>
          <table:table-cell office:value-type="float" office:value="0.169475">
            <text:p>0.169475</text:p>
          </table:table-cell>
          <table:table-cell office:value-type="float" office:value="0.171673">
            <text:p>0.171673</text:p>
          </table:table-cell>
          <table:table-cell office:value-type="float" office:value="0.167766">
            <text:p>0.167766</text:p>
          </table:table-cell>
          <table:table-cell office:value-type="float" office:value="0.158486">
            <text:p>0.158486</text:p>
          </table:table-cell>
          <table:table-cell office:value-type="float" office:value="0.154335">
            <text:p>0.154335</text:p>
          </table:table-cell>
          <table:table-cell office:value-type="float" office:value="0.151893">
            <text:p>0.151893</text:p>
          </table:table-cell>
          <table:table-cell office:value-type="float" office:value="0.156044">
            <text:p>0.156044</text:p>
          </table:table-cell>
          <table:table-cell office:value-type="float" office:value="0.151404">
            <text:p>0.151404</text:p>
          </table:table-cell>
          <table:table-cell office:value-type="float" office:value="0.165568">
            <text:p>0.165568</text:p>
          </table:table-cell>
          <table:table-cell office:value-type="float" office:value="0.165812">
            <text:p>0.165812</text:p>
          </table:table-cell>
          <table:table-cell office:value-type="float" office:value="0.171673">
            <text:p>0.171673</text:p>
          </table:table-cell>
          <table:table-cell office:value-type="float" office:value="0.169719">
            <text:p>0.169719</text:p>
          </table:table-cell>
          <table:table-cell office:value-type="float" office:value="0.154823">
            <text:p>0.154823</text:p>
          </table:table-cell>
          <table:table-cell office:value-type="float" office:value="0.15116">
            <text:p>0.15116</text:p>
          </table:table-cell>
          <table:table-cell office:value-type="float" office:value="0.169963">
            <text:p>0.169963</text:p>
          </table:table-cell>
          <table:table-cell office:value-type="float" office:value="0.17851">
            <text:p>0.17851</text:p>
          </table:table-cell>
          <table:table-cell office:value-type="float" office:value="0.17094">
            <text:p>0.17094</text:p>
          </table:table-cell>
          <table:table-cell office:value-type="float" office:value="0.169475">
            <text:p>0.169475</text:p>
          </table:table-cell>
          <table:table-cell office:value-type="float" office:value="0.16801">
            <text:p>0.16801</text:p>
          </table:table-cell>
          <table:table-cell office:value-type="float" office:value="0.179487">
            <text:p>0.179487</text:p>
          </table:table-cell>
          <table:table-cell office:value-type="float" office:value="0.17558">
            <text:p>0.17558</text:p>
          </table:table-cell>
          <table:table-cell office:value-type="float" office:value="0.158242">
            <text:p>0.158242</text:p>
          </table:table-cell>
          <table:table-cell office:value-type="float" office:value="0.162149">
            <text:p>0.162149</text:p>
          </table:table-cell>
          <table:table-cell office:value-type="float" office:value="0.156044">
            <text:p>0.156044</text:p>
          </table:table-cell>
          <table:table-cell office:value-type="float" office:value="0.165079">
            <text:p>0.165079</text:p>
          </table:table-cell>
          <table:table-cell office:value-type="float" office:value="0.167766">
            <text:p>0.167766</text:p>
          </table:table-cell>
          <table:table-cell office:value-type="float" office:value="0.167277">
            <text:p>0.167277</text:p>
          </table:table-cell>
          <table:table-cell office:value-type="float" office:value="0.171184">
            <text:p>0.171184</text:p>
          </table:table-cell>
          <table:table-cell office:value-type="float" office:value="0.168498">
            <text:p>0.168498</text:p>
          </table:table-cell>
          <table:table-cell office:value-type="float" office:value="0.157753">
            <text:p>0.157753</text:p>
          </table:table-cell>
          <table:table-cell office:value-type="float" office:value="0.156532">
            <text:p>0.156532</text:p>
          </table:table-cell>
          <table:table-cell office:value-type="float" office:value="0.15409">
            <text:p>0.15409</text:p>
          </table:table-cell>
          <table:table-cell office:value-type="float" office:value="0.168742">
            <text:p>0.168742</text:p>
          </table:table-cell>
          <table:table-cell office:value-type="float" office:value="0.170452">
            <text:p>0.170452</text:p>
          </table:table-cell>
          <table:table-cell office:value-type="float" office:value="0.177534">
            <text:p>0.177534</text:p>
          </table:table-cell>
          <table:table-cell office:value-type="float" office:value="0.174847">
            <text:p>0.174847</text:p>
          </table:table-cell>
          <table:table-cell office:value-type="float" office:value="0.165812">
            <text:p>0.165812</text:p>
          </table:table-cell>
          <table:table-cell office:value-type="float" office:value="0.161905">
            <text:p>0.161905</text:p>
          </table:table-cell>
          <table:table-cell office:value-type="float" office:value="0.169963">
            <text:p>0.169963</text:p>
          </table:table-cell>
          <table:table-cell office:value-type="float" office:value="0.173871">
            <text:p>0.173871</text:p>
          </table:table-cell>
          <table:table-cell table:number-columns-repeated="2" office:value-type="float" office:value="0.173138">
            <text:p>0.173138</text:p>
          </table:table-cell>
          <table:table-cell office:value-type="float" office:value="0.156777">
            <text:p>0.156777</text:p>
          </table:table-cell>
          <table:table-cell office:value-type="float" office:value="0.152381">
            <text:p>0.152381</text:p>
          </table:table-cell>
          <table:table-cell office:value-type="float" office:value="0.155311">
            <text:p>0.155311</text:p>
          </table:table-cell>
          <table:table-cell office:value-type="float" office:value="0.158242">
            <text:p>0.158242</text:p>
          </table:table-cell>
          <table:table-cell office:value-type="float" office:value="0.179731">
            <text:p>0.179731</text:p>
          </table:table-cell>
          <table:table-cell office:value-type="float" office:value="0.189744">
            <text:p>0.189744</text:p>
          </table:table-cell>
          <table:table-cell office:value-type="float" office:value="0.179487">
            <text:p>0.179487</text:p>
          </table:table-cell>
          <table:table-cell office:value-type="float" office:value="0.167766">
            <text:p>0.167766</text:p>
          </table:table-cell>
          <table:table-cell office:value-type="float" office:value="0.1663">
            <text:p>0.1663</text:p>
          </table:table-cell>
          <table:table-cell office:value-type="float" office:value="0.179487">
            <text:p>0.179487</text:p>
          </table:table-cell>
          <table:table-cell office:value-type="float" office:value="0.175092">
            <text:p>0.175092</text:p>
          </table:table-cell>
          <table:table-cell office:value-type="float" office:value="0.16337">
            <text:p>0.16337</text:p>
          </table:table-cell>
          <table:table-cell office:value-type="float" office:value="0.157753">
            <text:p>0.157753</text:p>
          </table:table-cell>
          <table:table-cell office:value-type="float" office:value="0.166545">
            <text:p>0.166545</text:p>
          </table:table-cell>
          <table:table-cell office:value-type="float" office:value="0.165812">
            <text:p>0.165812</text:p>
          </table:table-cell>
          <table:table-cell office:value-type="float" office:value="0.168987">
            <text:p>0.168987</text:p>
          </table:table-cell>
          <table:table-cell office:value-type="float" office:value="0.171917">
            <text:p>0.171917</text:p>
          </table:table-cell>
          <table:table-cell office:value-type="float" office:value="0.170696">
            <text:p>0.170696</text:p>
          </table:table-cell>
          <table:table-cell office:value-type="float" office:value="0.156777">
            <text:p>0.156777</text:p>
          </table:table-cell>
          <table:table-cell office:value-type="float" office:value="0.152869">
            <text:p>0.152869</text:p>
          </table:table-cell>
          <table:table-cell office:value-type="float" office:value="0.156532">
            <text:p>0.156532</text:p>
          </table:table-cell>
          <table:table-cell office:value-type="float" office:value="0.166056">
            <text:p>0.166056</text:p>
          </table:table-cell>
          <table:table-cell table:number-columns-repeated="2" office:value-type="float" office:value="0.168987">
            <text:p>0.168987</text:p>
          </table:table-cell>
          <table:table-cell office:value-type="float" office:value="0.159219">
            <text:p>0.159219</text:p>
          </table:table-cell>
          <table:table-cell office:value-type="float" office:value="0.154823">
            <text:p>0.154823</text:p>
          </table:table-cell>
          <table:table-cell office:value-type="float" office:value="0.162149">
            <text:p>0.162149</text:p>
          </table:table-cell>
          <table:table-cell office:value-type="float" office:value="0.180464">
            <text:p>0.180464</text:p>
          </table:table-cell>
          <table:table-cell office:value-type="float" office:value="0.173626">
            <text:p>0.173626</text:p>
          </table:table-cell>
          <table:table-cell office:value-type="float" office:value="0.183883">
            <text:p>0.183883</text:p>
          </table:table-cell>
          <table:table-cell office:value-type="float" office:value="0.183394">
            <text:p>0.183394</text:p>
          </table:table-cell>
          <table:table-cell office:value-type="float" office:value="0.168742">
            <text:p>0.168742</text:p>
          </table:table-cell>
          <table:table-cell office:value-type="float" office:value="0.162637">
            <text:p>0.162637</text:p>
          </table:table-cell>
          <table:table-cell office:value-type="float" office:value="0.156777">
            <text:p>0.156777</text:p>
          </table:table-cell>
          <table:table-cell/>
          <table:table-cell table:formula="of:=AVERAGE([.C12:.CX12])" office:value-type="float" office:value="0.16647376">
            <text:p>0.16647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173382">
            <text:p>0.173382</text:p>
          </table:table-cell>
          <table:table-cell office:value-type="float" office:value="0.17851">
            <text:p>0.17851</text:p>
          </table:table-cell>
          <table:table-cell office:value-type="float" office:value="0.180952">
            <text:p>0.180952</text:p>
          </table:table-cell>
          <table:table-cell office:value-type="float" office:value="0.186813">
            <text:p>0.186813</text:p>
          </table:table-cell>
          <table:table-cell office:value-type="float" office:value="0.182906">
            <text:p>0.182906</text:p>
          </table:table-cell>
          <table:table-cell office:value-type="float" office:value="0.166545">
            <text:p>0.166545</text:p>
          </table:table-cell>
          <table:table-cell office:value-type="float" office:value="0.168742">
            <text:p>0.168742</text:p>
          </table:table-cell>
          <table:table-cell office:value-type="float" office:value="0.163614">
            <text:p>0.163614</text:p>
          </table:table-cell>
          <table:table-cell office:value-type="float" office:value="0.169231">
            <text:p>0.169231</text:p>
          </table:table-cell>
          <table:table-cell office:value-type="float" office:value="0.170208">
            <text:p>0.170208</text:p>
          </table:table-cell>
          <table:table-cell office:value-type="float" office:value="0.171184">
            <text:p>0.171184</text:p>
          </table:table-cell>
          <table:table-cell office:value-type="float" office:value="0.168254">
            <text:p>0.168254</text:p>
          </table:table-cell>
          <table:table-cell office:value-type="float" office:value="0.158486">
            <text:p>0.158486</text:p>
          </table:table-cell>
          <table:table-cell office:value-type="float" office:value="0.156777">
            <text:p>0.156777</text:p>
          </table:table-cell>
          <table:table-cell office:value-type="float" office:value="0.152381">
            <text:p>0.152381</text:p>
          </table:table-cell>
          <table:table-cell office:value-type="float" office:value="0.165812">
            <text:p>0.165812</text:p>
          </table:table-cell>
          <table:table-cell office:value-type="float" office:value="0.165324">
            <text:p>0.165324</text:p>
          </table:table-cell>
          <table:table-cell office:value-type="float" office:value="0.16801">
            <text:p>0.16801</text:p>
          </table:table-cell>
          <table:table-cell office:value-type="float" office:value="0.159219">
            <text:p>0.159219</text:p>
          </table:table-cell>
          <table:table-cell office:value-type="float" office:value="0.154335">
            <text:p>0.154335</text:p>
          </table:table-cell>
          <table:table-cell office:value-type="float" office:value="0.151648">
            <text:p>0.151648</text:p>
          </table:table-cell>
          <table:table-cell office:value-type="float" office:value="0.164103">
            <text:p>0.164103</text:p>
          </table:table-cell>
          <table:table-cell office:value-type="float" office:value="0.184371">
            <text:p>0.184371</text:p>
          </table:table-cell>
          <table:table-cell office:value-type="float" office:value="0.189011">
            <text:p>0.189011</text:p>
          </table:table-cell>
          <table:table-cell office:value-type="float" office:value="0.186813">
            <text:p>0.186813</text:p>
          </table:table-cell>
          <table:table-cell office:value-type="float" office:value="0.172161">
            <text:p>0.172161</text:p>
          </table:table-cell>
          <table:table-cell office:value-type="float" office:value="0.164591">
            <text:p>0.164591</text:p>
          </table:table-cell>
          <table:table-cell office:value-type="float" office:value="0.157753">
            <text:p>0.157753</text:p>
          </table:table-cell>
          <table:table-cell office:value-type="float" office:value="0.15873">
            <text:p>0.15873</text:p>
          </table:table-cell>
          <table:table-cell office:value-type="float" office:value="0.17094">
            <text:p>0.17094</text:p>
          </table:table-cell>
          <table:table-cell office:value-type="float" office:value="0.168254">
            <text:p>0.168254</text:p>
          </table:table-cell>
          <table:table-cell office:value-type="float" office:value="0.168742">
            <text:p>0.168742</text:p>
          </table:table-cell>
          <table:table-cell office:value-type="float" office:value="0.157509">
            <text:p>0.157509</text:p>
          </table:table-cell>
          <table:table-cell office:value-type="float" office:value="0.154335">
            <text:p>0.154335</text:p>
          </table:table-cell>
          <table:table-cell office:value-type="float" office:value="0.151404">
            <text:p>0.151404</text:p>
          </table:table-cell>
          <table:table-cell office:value-type="float" office:value="0.166056">
            <text:p>0.166056</text:p>
          </table:table-cell>
          <table:table-cell office:value-type="float" office:value="0.169719">
            <text:p>0.169719</text:p>
          </table:table-cell>
          <table:table-cell office:value-type="float" office:value="0.167766">
            <text:p>0.167766</text:p>
          </table:table-cell>
          <table:table-cell office:value-type="float" office:value="0.171184">
            <text:p>0.171184</text:p>
          </table:table-cell>
          <table:table-cell office:value-type="float" office:value="0.16801">
            <text:p>0.16801</text:p>
          </table:table-cell>
          <table:table-cell office:value-type="float" office:value="0.151893">
            <text:p>0.151893</text:p>
          </table:table-cell>
          <table:table-cell office:value-type="float" office:value="0.155556">
            <text:p>0.155556</text:p>
          </table:table-cell>
          <table:table-cell office:value-type="float" office:value="0.165079">
            <text:p>0.165079</text:p>
          </table:table-cell>
          <table:table-cell office:value-type="float" office:value="0.172161">
            <text:p>0.172161</text:p>
          </table:table-cell>
          <table:table-cell office:value-type="float" office:value="0.172894">
            <text:p>0.172894</text:p>
          </table:table-cell>
          <table:table-cell office:value-type="float" office:value="0.168498">
            <text:p>0.168498</text:p>
          </table:table-cell>
          <table:table-cell office:value-type="float" office:value="0.185104">
            <text:p>0.185104</text:p>
          </table:table-cell>
          <table:table-cell office:value-type="float" office:value="0.18486">
            <text:p>0.18486</text:p>
          </table:table-cell>
          <table:table-cell office:value-type="float" office:value="0.169231">
            <text:p>0.169231</text:p>
          </table:table-cell>
          <table:table-cell office:value-type="float" office:value="0.176801">
            <text:p>0.176801</text:p>
          </table:table-cell>
          <table:table-cell office:value-type="float" office:value="0.15873">
            <text:p>0.15873</text:p>
          </table:table-cell>
          <table:table-cell office:value-type="float" office:value="0.157265">
            <text:p>0.157265</text:p>
          </table:table-cell>
          <table:table-cell office:value-type="float" office:value="0.159951">
            <text:p>0.159951</text:p>
          </table:table-cell>
          <table:table-cell office:value-type="float" office:value="0.156044">
            <text:p>0.156044</text:p>
          </table:table-cell>
          <table:table-cell office:value-type="float" office:value="0.168498">
            <text:p>0.168498</text:p>
          </table:table-cell>
          <table:table-cell office:value-type="float" office:value="0.170696">
            <text:p>0.170696</text:p>
          </table:table-cell>
          <table:table-cell office:value-type="float" office:value="0.167766">
            <text:p>0.167766</text:p>
          </table:table-cell>
          <table:table-cell office:value-type="float" office:value="0.173626">
            <text:p>0.173626</text:p>
          </table:table-cell>
          <table:table-cell office:value-type="float" office:value="0.180708">
            <text:p>0.180708</text:p>
          </table:table-cell>
          <table:table-cell office:value-type="float" office:value="0.164347">
            <text:p>0.164347</text:p>
          </table:table-cell>
          <table:table-cell office:value-type="float" office:value="0.169231">
            <text:p>0.169231</text:p>
          </table:table-cell>
          <table:table-cell office:value-type="float" office:value="0.163614">
            <text:p>0.163614</text:p>
          </table:table-cell>
          <table:table-cell office:value-type="float" office:value="0.17265">
            <text:p>0.17265</text:p>
          </table:table-cell>
          <table:table-cell office:value-type="float" office:value="0.174115">
            <text:p>0.174115</text:p>
          </table:table-cell>
          <table:table-cell office:value-type="float" office:value="0.173871">
            <text:p>0.173871</text:p>
          </table:table-cell>
          <table:table-cell office:value-type="float" office:value="0.175092">
            <text:p>0.175092</text:p>
          </table:table-cell>
          <table:table-cell office:value-type="float" office:value="0.171917">
            <text:p>0.171917</text:p>
          </table:table-cell>
          <table:table-cell office:value-type="float" office:value="0.160195">
            <text:p>0.160195</text:p>
          </table:table-cell>
          <table:table-cell office:value-type="float" office:value="0.1558">
            <text:p>0.1558</text:p>
          </table:table-cell>
          <table:table-cell office:value-type="float" office:value="0.151893">
            <text:p>0.151893</text:p>
          </table:table-cell>
          <table:table-cell office:value-type="float" office:value="0.166545">
            <text:p>0.166545</text:p>
          </table:table-cell>
          <table:table-cell office:value-type="float" office:value="0.168987">
            <text:p>0.168987</text:p>
          </table:table-cell>
          <table:table-cell office:value-type="float" office:value="0.171184">
            <text:p>0.171184</text:p>
          </table:table-cell>
          <table:table-cell office:value-type="float" office:value="0.168742">
            <text:p>0.168742</text:p>
          </table:table-cell>
          <table:table-cell office:value-type="float" office:value="0.159219">
            <text:p>0.159219</text:p>
          </table:table-cell>
          <table:table-cell office:value-type="float" office:value="0.169231">
            <text:p>0.169231</text:p>
          </table:table-cell>
          <table:table-cell office:value-type="float" office:value="0.171429">
            <text:p>0.171429</text:p>
          </table:table-cell>
          <table:table-cell office:value-type="float" office:value="0.185348">
            <text:p>0.185348</text:p>
          </table:table-cell>
          <table:table-cell office:value-type="float" office:value="0.182906">
            <text:p>0.182906</text:p>
          </table:table-cell>
          <table:table-cell office:value-type="float" office:value="0.17265">
            <text:p>0.17265</text:p>
          </table:table-cell>
          <table:table-cell office:value-type="float" office:value="0.167033">
            <text:p>0.167033</text:p>
          </table:table-cell>
          <table:table-cell office:value-type="float" office:value="0.161661">
            <text:p>0.161661</text:p>
          </table:table-cell>
          <table:table-cell office:value-type="float" office:value="0.169475">
            <text:p>0.169475</text:p>
          </table:table-cell>
          <table:table-cell office:value-type="float" office:value="0.172161">
            <text:p>0.172161</text:p>
          </table:table-cell>
          <table:table-cell office:value-type="float" office:value="0.169719">
            <text:p>0.169719</text:p>
          </table:table-cell>
          <table:table-cell office:value-type="float" office:value="0.172161">
            <text:p>0.172161</text:p>
          </table:table-cell>
          <table:table-cell office:value-type="float" office:value="0.171917">
            <text:p>0.171917</text:p>
          </table:table-cell>
          <table:table-cell office:value-type="float" office:value="0.161172">
            <text:p>0.161172</text:p>
          </table:table-cell>
          <table:table-cell office:value-type="float" office:value="0.156777">
            <text:p>0.156777</text:p>
          </table:table-cell>
          <table:table-cell office:value-type="float" office:value="0.165324">
            <text:p>0.165324</text:p>
          </table:table-cell>
          <table:table-cell office:value-type="float" office:value="0.165568">
            <text:p>0.165568</text:p>
          </table:table-cell>
          <table:table-cell office:value-type="float" office:value="0.168498">
            <text:p>0.168498</text:p>
          </table:table-cell>
          <table:table-cell office:value-type="float" office:value="0.17094">
            <text:p>0.17094</text:p>
          </table:table-cell>
          <table:table-cell office:value-type="float" office:value="0.158974">
            <text:p>0.158974</text:p>
          </table:table-cell>
          <table:table-cell office:value-type="float" office:value="0.168254">
            <text:p>0.168254</text:p>
          </table:table-cell>
          <table:table-cell office:value-type="float" office:value="0.158974">
            <text:p>0.158974</text:p>
          </table:table-cell>
          <table:table-cell office:value-type="float" office:value="0.152137">
            <text:p>0.152137</text:p>
          </table:table-cell>
          <table:table-cell office:value-type="float" office:value="0.164591">
            <text:p>0.164591</text:p>
          </table:table-cell>
          <table:table-cell office:value-type="float" office:value="0.183639">
            <text:p>0.183639</text:p>
          </table:table-cell>
          <table:table-cell office:value-type="float" office:value="0.189499">
            <text:p>0.189499</text:p>
          </table:table-cell>
          <table:table-cell/>
          <table:table-cell table:formula="of:=AVERAGE([.C13:.CX13])" office:value-type="float" office:value="0.16796586">
            <text:p>0.16796586</text:p>
          </table:table-cell>
          <table:table-cell table:number-columns-repeated="3"/>
        </table:table-row>
        <table:table-row table:style-name="ro1" table:number-rows-repeated="5">
          <table:table-cell table:number-columns-repeated="107"/>
        </table:table-row>
        <table:table-row table:style-name="ro1">
          <table:table-cell/>
          <table:table-cell office:value-type="string">
            <text:p>BELOW: Dropped measurements after 500mm. Believe beam got to wideto give accurate results. </text:p>
          </table:table-cell>
          <table:table-cell table:number-columns-repeated="10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PGAwesome </meta:initial-creator>
    <meta:creation-date>2013-04-10T15:54:19</meta:creation-date>
    <dc:date>2013-04-10T17:56:13</dc:date>
    <dc:creator>FPGAwesome </dc:creator>
    <meta:editing-duration>PT15M43S</meta:editing-duration>
    <meta:editing-cycles>4</meta:editing-cycles>
    <meta:generator>LibreOffice/3.5$Linux_X86_64 LibreOffice_project/350m1$Build-2</meta:generator>
    <meta:document-statistic meta:table-count="3" meta:cell-count="8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9.019cm" xlink:href=".." xlink:type="simple" chart:class="chart:scatter" chart:style-name="ch1">
        <chart:legend chart:legend-position="end" svg:x="13.708cm" svg:y="4.21cm" style:legend-expansion="high" chart:style-name="ch2"/>
        <chart:plot-area chart:style-name="ch3" table:cell-range-address="Sheet1.B6:Sheet1.C13" svg:x="0.769cm" svg:y="0.855cm" svg:width="12.301cm" svg:height="7.564cm">
          <chartooo:coordinate-region svg:x="1.496cm" svg:y="1.054cm" svg:width="11.387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3" chart:class="chart:scatter">
            <chart:domain table:cell-range-address="Sheet1.B6:Sheet1.B13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6:Sheet1.B13</svg:desc>
                </draw:g>
              </table:table-cell>
              <table:table-cell office:value-type="float" office:value="0.725031">
                <text:p>0.725031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65324">
                <text:p>0.365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348">
                <text:p>0.25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98291">
                <text:p>0.198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73626">
                <text:p>0.173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5873">
                <text:p>0.15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65079">
                <text:p>0.165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73382">
                <text:p>0.173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vertical-bar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vertical-bar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5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5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5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5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56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57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58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59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6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61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62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63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64" style:family="chart" style:data-style-name="N0">
      <style:chart-properties chart:symbol-type="named-symbol" chart:symbol-name="vertical-bar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68" style:family="chart">
      <style:graphic-properties draw:stroke="solid" svg:stroke-color="#b3b3b3" draw:fill="none" draw:fill-color="#e6e6e6"/>
    </style:style>
    <style:style style:name="ch69" style:family="chart">
      <style:graphic-properties svg:stroke-color="#b3b3b3" draw:fill-color="#cccccc"/>
    </style:style>
  </office:automatic-styles>
  <office:body>
    <office:chart>
      <chart:chart svg:width="28.154cm" svg:height="17.111cm" xlink:href=".." xlink:type="simple" chart:class="chart:scatter" chart:style-name="ch1">
        <chart:plot-area chart:style-name="ch2" table:cell-range-address="Sheet1.B6:Sheet1.CX13" svg:x="1.013cm" svg:y="1.503cm" svg:width="26.015cm" svg:height="14.846cm">
          <chartooo:coordinate-region svg:x="1.74cm" svg:y="1.702cm" svg:width="25.101cm" svg:height="1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6:Sheet1.C13" chart:class="chart:scatter">
            <chart:domain table:cell-range-address="Sheet1.B6:Sheet1.B13"/>
            <chart:data-point chart:repeated="8"/>
          </chart:series>
          <chart:series chart:style-name="ch6" chart:values-cell-range-address="Sheet1.D6:Sheet1.D13" chart:class="chart:scatter">
            <chart:data-point chart:repeated="8"/>
          </chart:series>
          <chart:series chart:style-name="ch7" chart:values-cell-range-address="Sheet1.E6:Sheet1.E13" chart:class="chart:scatter">
            <chart:data-point chart:repeated="8"/>
          </chart:series>
          <chart:series chart:style-name="ch8" chart:values-cell-range-address="Sheet1.F6:Sheet1.F13" chart:class="chart:scatter">
            <chart:data-point chart:repeated="8"/>
          </chart:series>
          <chart:series chart:style-name="ch9" chart:values-cell-range-address="Sheet1.G6:Sheet1.G13" chart:class="chart:scatter">
            <chart:data-point chart:repeated="8"/>
          </chart:series>
          <chart:series chart:style-name="ch10" chart:values-cell-range-address="Sheet1.H6:Sheet1.H13" chart:class="chart:scatter">
            <chart:data-point chart:repeated="8"/>
          </chart:series>
          <chart:series chart:style-name="ch11" chart:values-cell-range-address="Sheet1.I6:Sheet1.I13" chart:class="chart:scatter">
            <chart:data-point chart:repeated="8"/>
          </chart:series>
          <chart:series chart:style-name="ch12" chart:values-cell-range-address="Sheet1.J6:Sheet1.J13" chart:class="chart:scatter">
            <chart:data-point chart:repeated="8"/>
          </chart:series>
          <chart:series chart:style-name="ch13" chart:values-cell-range-address="Sheet1.K6:Sheet1.K13" chart:class="chart:scatter">
            <chart:data-point chart:repeated="8"/>
          </chart:series>
          <chart:series chart:style-name="ch14" chart:values-cell-range-address="Sheet1.L6:Sheet1.L13" chart:class="chart:scatter">
            <chart:data-point chart:repeated="8"/>
          </chart:series>
          <chart:series chart:style-name="ch15" chart:values-cell-range-address="Sheet1.M6:Sheet1.M13" chart:class="chart:scatter">
            <chart:data-point chart:repeated="8"/>
          </chart:series>
          <chart:series chart:style-name="ch16" chart:values-cell-range-address="Sheet1.N6:Sheet1.N13" chart:class="chart:scatter">
            <chart:data-point chart:repeated="8"/>
          </chart:series>
          <chart:series chart:style-name="ch17" chart:values-cell-range-address="Sheet1.O6:Sheet1.O13" chart:class="chart:scatter">
            <chart:data-point chart:repeated="8"/>
          </chart:series>
          <chart:series chart:style-name="ch18" chart:values-cell-range-address="Sheet1.P6:Sheet1.P13" chart:class="chart:scatter">
            <chart:data-point chart:repeated="8"/>
          </chart:series>
          <chart:series chart:style-name="ch19" chart:values-cell-range-address="Sheet1.Q6:Sheet1.Q13" chart:class="chart:scatter">
            <chart:data-point chart:repeated="8"/>
          </chart:series>
          <chart:series chart:style-name="ch20" chart:values-cell-range-address="Sheet1.R6:Sheet1.R13" chart:class="chart:scatter">
            <chart:data-point chart:repeated="8"/>
          </chart:series>
          <chart:series chart:style-name="ch21" chart:values-cell-range-address="Sheet1.S6:Sheet1.S13" chart:class="chart:scatter">
            <chart:data-point chart:repeated="8"/>
          </chart:series>
          <chart:series chart:style-name="ch22" chart:values-cell-range-address="Sheet1.T6:Sheet1.T13" chart:class="chart:scatter">
            <chart:data-point chart:repeated="8"/>
          </chart:series>
          <chart:series chart:style-name="ch23" chart:values-cell-range-address="Sheet1.U6:Sheet1.U13" chart:class="chart:scatter">
            <chart:data-point chart:repeated="8"/>
          </chart:series>
          <chart:series chart:style-name="ch24" chart:values-cell-range-address="Sheet1.V6:Sheet1.V13" chart:class="chart:scatter">
            <chart:data-point chart:repeated="8"/>
          </chart:series>
          <chart:series chart:style-name="ch25" chart:values-cell-range-address="Sheet1.W6:Sheet1.W13" chart:class="chart:scatter">
            <chart:data-point chart:repeated="8"/>
          </chart:series>
          <chart:series chart:style-name="ch26" chart:values-cell-range-address="Sheet1.X6:Sheet1.X13" chart:class="chart:scatter">
            <chart:data-point chart:repeated="8"/>
          </chart:series>
          <chart:series chart:style-name="ch27" chart:values-cell-range-address="Sheet1.Y6:Sheet1.Y13" chart:class="chart:scatter">
            <chart:data-point chart:repeated="8"/>
          </chart:series>
          <chart:series chart:style-name="ch28" chart:values-cell-range-address="Sheet1.Z6:Sheet1.Z13" chart:class="chart:scatter">
            <chart:data-point chart:repeated="8"/>
          </chart:series>
          <chart:series chart:style-name="ch29" chart:values-cell-range-address="Sheet1.AA6:Sheet1.AA13" chart:class="chart:scatter">
            <chart:data-point chart:repeated="8"/>
          </chart:series>
          <chart:series chart:style-name="ch30" chart:values-cell-range-address="Sheet1.AB6:Sheet1.AB13" chart:class="chart:scatter">
            <chart:data-point chart:repeated="8"/>
          </chart:series>
          <chart:series chart:style-name="ch31" chart:values-cell-range-address="Sheet1.AC6:Sheet1.AC13" chart:class="chart:scatter">
            <chart:data-point chart:repeated="8"/>
          </chart:series>
          <chart:series chart:style-name="ch32" chart:values-cell-range-address="Sheet1.AD6:Sheet1.AD13" chart:class="chart:scatter">
            <chart:data-point chart:repeated="8"/>
          </chart:series>
          <chart:series chart:style-name="ch33" chart:values-cell-range-address="Sheet1.AE6:Sheet1.AE13" chart:class="chart:scatter">
            <chart:data-point chart:repeated="8"/>
          </chart:series>
          <chart:series chart:style-name="ch34" chart:values-cell-range-address="Sheet1.AF6:Sheet1.AF13" chart:class="chart:scatter">
            <chart:data-point chart:repeated="8"/>
          </chart:series>
          <chart:series chart:style-name="ch35" chart:values-cell-range-address="Sheet1.AG6:Sheet1.AG13" chart:class="chart:scatter">
            <chart:data-point chart:repeated="8"/>
          </chart:series>
          <chart:series chart:style-name="ch36" chart:values-cell-range-address="Sheet1.AH6:Sheet1.AH13" chart:class="chart:scatter">
            <chart:data-point chart:repeated="8"/>
          </chart:series>
          <chart:series chart:style-name="ch37" chart:values-cell-range-address="Sheet1.AI6:Sheet1.AI13" chart:class="chart:scatter">
            <chart:data-point chart:repeated="8"/>
          </chart:series>
          <chart:series chart:style-name="ch38" chart:values-cell-range-address="Sheet1.AJ6:Sheet1.AJ13" chart:class="chart:scatter">
            <chart:data-point chart:repeated="8"/>
          </chart:series>
          <chart:series chart:style-name="ch39" chart:values-cell-range-address="Sheet1.AK6:Sheet1.AK13" chart:class="chart:scatter">
            <chart:data-point chart:repeated="8"/>
          </chart:series>
          <chart:series chart:style-name="ch40" chart:values-cell-range-address="Sheet1.AL6:Sheet1.AL13" chart:class="chart:scatter">
            <chart:data-point chart:repeated="8"/>
          </chart:series>
          <chart:series chart:style-name="ch41" chart:values-cell-range-address="Sheet1.AM6:Sheet1.AM13" chart:class="chart:scatter">
            <chart:data-point chart:repeated="8"/>
          </chart:series>
          <chart:series chart:style-name="ch42" chart:values-cell-range-address="Sheet1.AN6:Sheet1.AN13" chart:class="chart:scatter">
            <chart:data-point chart:repeated="8"/>
          </chart:series>
          <chart:series chart:style-name="ch43" chart:values-cell-range-address="Sheet1.AO6:Sheet1.AO13" chart:class="chart:scatter">
            <chart:data-point chart:repeated="8"/>
          </chart:series>
          <chart:series chart:style-name="ch44" chart:values-cell-range-address="Sheet1.AP6:Sheet1.AP13" chart:class="chart:scatter">
            <chart:data-point chart:repeated="8"/>
          </chart:series>
          <chart:series chart:style-name="ch45" chart:values-cell-range-address="Sheet1.AQ6:Sheet1.AQ13" chart:class="chart:scatter">
            <chart:data-point chart:repeated="8"/>
          </chart:series>
          <chart:series chart:style-name="ch46" chart:values-cell-range-address="Sheet1.AR6:Sheet1.AR13" chart:class="chart:scatter">
            <chart:data-point chart:repeated="8"/>
          </chart:series>
          <chart:series chart:style-name="ch47" chart:values-cell-range-address="Sheet1.AS6:Sheet1.AS13" chart:class="chart:scatter">
            <chart:data-point chart:repeated="8"/>
          </chart:series>
          <chart:series chart:style-name="ch48" chart:values-cell-range-address="Sheet1.AT6:Sheet1.AT13" chart:class="chart:scatter">
            <chart:data-point chart:repeated="8"/>
          </chart:series>
          <chart:series chart:style-name="ch49" chart:values-cell-range-address="Sheet1.AU6:Sheet1.AU13" chart:class="chart:scatter">
            <chart:data-point chart:repeated="8"/>
          </chart:series>
          <chart:series chart:style-name="ch50" chart:values-cell-range-address="Sheet1.AV6:Sheet1.AV13" chart:class="chart:scatter">
            <chart:data-point chart:repeated="8"/>
          </chart:series>
          <chart:series chart:style-name="ch51" chart:values-cell-range-address="Sheet1.AW6:Sheet1.AW13" chart:class="chart:scatter">
            <chart:data-point chart:repeated="8"/>
          </chart:series>
          <chart:series chart:style-name="ch52" chart:values-cell-range-address="Sheet1.AX6:Sheet1.AX13" chart:class="chart:scatter">
            <chart:data-point chart:repeated="8"/>
          </chart:series>
          <chart:series chart:style-name="ch53" chart:values-cell-range-address="Sheet1.AY6:Sheet1.AY13" chart:class="chart:scatter">
            <chart:data-point chart:repeated="8"/>
          </chart:series>
          <chart:series chart:style-name="ch54" chart:values-cell-range-address="Sheet1.AZ6:Sheet1.AZ13" chart:class="chart:scatter">
            <chart:data-point chart:repeated="8"/>
          </chart:series>
          <chart:series chart:style-name="ch55" chart:values-cell-range-address="Sheet1.BA6:Sheet1.BA13" chart:class="chart:scatter">
            <chart:data-point chart:repeated="8"/>
          </chart:series>
          <chart:series chart:style-name="ch56" chart:values-cell-range-address="Sheet1.BB6:Sheet1.BB13" chart:class="chart:scatter">
            <chart:data-point chart:repeated="8"/>
          </chart:series>
          <chart:series chart:style-name="ch57" chart:values-cell-range-address="Sheet1.BC6:Sheet1.BC13" chart:class="chart:scatter">
            <chart:data-point chart:repeated="8"/>
          </chart:series>
          <chart:series chart:style-name="ch58" chart:values-cell-range-address="Sheet1.BD6:Sheet1.BD13" chart:class="chart:scatter">
            <chart:data-point chart:repeated="8"/>
          </chart:series>
          <chart:series chart:style-name="ch59" chart:values-cell-range-address="Sheet1.BE6:Sheet1.BE13" chart:class="chart:scatter">
            <chart:data-point chart:repeated="8"/>
          </chart:series>
          <chart:series chart:style-name="ch60" chart:values-cell-range-address="Sheet1.BF6:Sheet1.BF13" chart:class="chart:scatter">
            <chart:data-point chart:repeated="8"/>
          </chart:series>
          <chart:series chart:style-name="ch61" chart:values-cell-range-address="Sheet1.BG6:Sheet1.BG13" chart:class="chart:scatter">
            <chart:data-point chart:repeated="8"/>
          </chart:series>
          <chart:series chart:style-name="ch62" chart:values-cell-range-address="Sheet1.BH6:Sheet1.BH13" chart:class="chart:scatter">
            <chart:data-point chart:repeated="8"/>
          </chart:series>
          <chart:series chart:style-name="ch63" chart:values-cell-range-address="Sheet1.BI6:Sheet1.BI13" chart:class="chart:scatter">
            <chart:data-point chart:repeated="8"/>
          </chart:series>
          <chart:series chart:style-name="ch64" chart:values-cell-range-address="Sheet1.BJ6:Sheet1.BJ13" chart:class="chart:scatter">
            <chart:data-point chart:repeated="8"/>
          </chart:series>
          <chart:series chart:style-name="ch65" chart:values-cell-range-address="Sheet1.BK6:Sheet1.BK13" chart:class="chart:scatter">
            <chart:data-point chart:repeated="8"/>
          </chart:series>
          <chart:series chart:style-name="ch66" chart:values-cell-range-address="Sheet1.BL6:Sheet1.BL13" chart:class="chart:scatter">
            <chart:data-point chart:repeated="8"/>
          </chart:series>
          <chart:series chart:style-name="ch67" chart:values-cell-range-address="Sheet1.BM6:Sheet1.BM13" chart:class="chart:scatter">
            <chart:data-point chart:repeated="8"/>
          </chart:series>
          <chart:series chart:style-name="ch8" chart:values-cell-range-address="Sheet1.BN6:Sheet1.BN13" chart:class="chart:scatter">
            <chart:data-point chart:repeated="8"/>
          </chart:series>
          <chart:series chart:style-name="ch9" chart:values-cell-range-address="Sheet1.BO6:Sheet1.BO13" chart:class="chart:scatter">
            <chart:data-point chart:repeated="8"/>
          </chart:series>
          <chart:series chart:style-name="ch10" chart:values-cell-range-address="Sheet1.BP6:Sheet1.BP13" chart:class="chart:scatter">
            <chart:data-point chart:repeated="8"/>
          </chart:series>
          <chart:series chart:style-name="ch11" chart:values-cell-range-address="Sheet1.BQ6:Sheet1.BQ13" chart:class="chart:scatter">
            <chart:data-point chart:repeated="8"/>
          </chart:series>
          <chart:series chart:style-name="ch12" chart:values-cell-range-address="Sheet1.BR6:Sheet1.BR13" chart:class="chart:scatter">
            <chart:data-point chart:repeated="8"/>
          </chart:series>
          <chart:series chart:style-name="ch13" chart:values-cell-range-address="Sheet1.BS6:Sheet1.BS13" chart:class="chart:scatter">
            <chart:data-point chart:repeated="8"/>
          </chart:series>
          <chart:series chart:style-name="ch14" chart:values-cell-range-address="Sheet1.BT6:Sheet1.BT13" chart:class="chart:scatter">
            <chart:data-point chart:repeated="8"/>
          </chart:series>
          <chart:series chart:style-name="ch15" chart:values-cell-range-address="Sheet1.BU6:Sheet1.BU13" chart:class="chart:scatter">
            <chart:data-point chart:repeated="8"/>
          </chart:series>
          <chart:series chart:style-name="ch16" chart:values-cell-range-address="Sheet1.BV6:Sheet1.BV13" chart:class="chart:scatter">
            <chart:data-point chart:repeated="8"/>
          </chart:series>
          <chart:series chart:style-name="ch17" chart:values-cell-range-address="Sheet1.BW6:Sheet1.BW13" chart:class="chart:scatter">
            <chart:data-point chart:repeated="8"/>
          </chart:series>
          <chart:series chart:style-name="ch18" chart:values-cell-range-address="Sheet1.BX6:Sheet1.BX13" chart:class="chart:scatter">
            <chart:data-point chart:repeated="8"/>
          </chart:series>
          <chart:series chart:style-name="ch19" chart:values-cell-range-address="Sheet1.BY6:Sheet1.BY13" chart:class="chart:scatter">
            <chart:data-point chart:repeated="8"/>
          </chart:series>
          <chart:series chart:style-name="ch20" chart:values-cell-range-address="Sheet1.BZ6:Sheet1.BZ13" chart:class="chart:scatter">
            <chart:data-point chart:repeated="8"/>
          </chart:series>
          <chart:series chart:style-name="ch21" chart:values-cell-range-address="Sheet1.CA6:Sheet1.CA13" chart:class="chart:scatter">
            <chart:data-point chart:repeated="8"/>
          </chart:series>
          <chart:series chart:style-name="ch22" chart:values-cell-range-address="Sheet1.CB6:Sheet1.CB13" chart:class="chart:scatter">
            <chart:data-point chart:repeated="8"/>
          </chart:series>
          <chart:series chart:style-name="ch23" chart:values-cell-range-address="Sheet1.CC6:Sheet1.CC13" chart:class="chart:scatter">
            <chart:data-point chart:repeated="8"/>
          </chart:series>
          <chart:series chart:style-name="ch24" chart:values-cell-range-address="Sheet1.CD6:Sheet1.CD13" chart:class="chart:scatter">
            <chart:data-point chart:repeated="8"/>
          </chart:series>
          <chart:series chart:style-name="ch25" chart:values-cell-range-address="Sheet1.CE6:Sheet1.CE13" chart:class="chart:scatter">
            <chart:data-point chart:repeated="8"/>
          </chart:series>
          <chart:series chart:style-name="ch26" chart:values-cell-range-address="Sheet1.CF6:Sheet1.CF13" chart:class="chart:scatter">
            <chart:data-point chart:repeated="8"/>
          </chart:series>
          <chart:series chart:style-name="ch27" chart:values-cell-range-address="Sheet1.CG6:Sheet1.CG13" chart:class="chart:scatter">
            <chart:data-point chart:repeated="8"/>
          </chart:series>
          <chart:series chart:style-name="ch28" chart:values-cell-range-address="Sheet1.CH6:Sheet1.CH13" chart:class="chart:scatter">
            <chart:data-point chart:repeated="8"/>
          </chart:series>
          <chart:series chart:style-name="ch29" chart:values-cell-range-address="Sheet1.CI6:Sheet1.CI13" chart:class="chart:scatter">
            <chart:data-point chart:repeated="8"/>
          </chart:series>
          <chart:series chart:style-name="ch30" chart:values-cell-range-address="Sheet1.CJ6:Sheet1.CJ13" chart:class="chart:scatter">
            <chart:data-point chart:repeated="8"/>
          </chart:series>
          <chart:series chart:style-name="ch31" chart:values-cell-range-address="Sheet1.CK6:Sheet1.CK13" chart:class="chart:scatter">
            <chart:data-point chart:repeated="8"/>
          </chart:series>
          <chart:series chart:style-name="ch32" chart:values-cell-range-address="Sheet1.CL6:Sheet1.CL13" chart:class="chart:scatter">
            <chart:data-point chart:repeated="8"/>
          </chart:series>
          <chart:series chart:style-name="ch33" chart:values-cell-range-address="Sheet1.CM6:Sheet1.CM13" chart:class="chart:scatter">
            <chart:data-point chart:repeated="8"/>
          </chart:series>
          <chart:series chart:style-name="ch34" chart:values-cell-range-address="Sheet1.CN6:Sheet1.CN13" chart:class="chart:scatter">
            <chart:data-point chart:repeated="8"/>
          </chart:series>
          <chart:series chart:style-name="ch35" chart:values-cell-range-address="Sheet1.CO6:Sheet1.CO13" chart:class="chart:scatter">
            <chart:data-point chart:repeated="8"/>
          </chart:series>
          <chart:series chart:style-name="ch36" chart:values-cell-range-address="Sheet1.CP6:Sheet1.CP13" chart:class="chart:scatter">
            <chart:data-point chart:repeated="8"/>
          </chart:series>
          <chart:series chart:style-name="ch37" chart:values-cell-range-address="Sheet1.CQ6:Sheet1.CQ13" chart:class="chart:scatter">
            <chart:data-point chart:repeated="8"/>
          </chart:series>
          <chart:series chart:style-name="ch38" chart:values-cell-range-address="Sheet1.CR6:Sheet1.CR13" chart:class="chart:scatter">
            <chart:data-point chart:repeated="8"/>
          </chart:series>
          <chart:series chart:style-name="ch39" chart:values-cell-range-address="Sheet1.CS6:Sheet1.CS13" chart:class="chart:scatter">
            <chart:data-point chart:repeated="8"/>
          </chart:series>
          <chart:series chart:style-name="ch40" chart:values-cell-range-address="Sheet1.CT6:Sheet1.CT13" chart:class="chart:scatter">
            <chart:data-point chart:repeated="8"/>
          </chart:series>
          <chart:series chart:style-name="ch41" chart:values-cell-range-address="Sheet1.CU6:Sheet1.CU13" chart:class="chart:scatter">
            <chart:data-point chart:repeated="8"/>
          </chart:series>
          <chart:series chart:style-name="ch42" chart:values-cell-range-address="Sheet1.CV6:Sheet1.CV13" chart:class="chart:scatter">
            <chart:data-point chart:repeated="8"/>
          </chart:series>
          <chart:series chart:style-name="ch43" chart:values-cell-range-address="Sheet1.CW6:Sheet1.CW13" chart:class="chart:scatter">
            <chart:data-point chart:repeated="8"/>
          </chart:series>
          <chart:series chart:style-name="ch44" chart:values-cell-range-address="Sheet1.CX6:Sheet1.CX13" chart:class="chart:scatter">
            <chart:data-point chart:repeated="8"/>
          </chart:series>
          <chart:wall chart:style-name="ch68"/>
          <chart:floor chart:style-name="ch6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6:Sheet1.B13</svg:desc>
                </draw:g>
              </table:table-cell>
              <table:table-cell office:value-type="float" office:value="0.725031">
                <text:p>0.725031</text:p>
                <draw:g>
                  <svg:desc>Sheet1.C6:Sheet1.C13</svg:desc>
                </draw:g>
              </table:table-cell>
              <table:table-cell office:value-type="float" office:value="0.723321">
                <text:p>0.723321</text:p>
                <draw:g>
                  <svg:desc>Sheet1.D6:Sheet1.D13</svg:desc>
                </draw:g>
              </table:table-cell>
              <table:table-cell office:value-type="float" office:value="0.725031">
                <text:p>0.725031</text:p>
                <draw:g>
                  <svg:desc>Sheet1.E6:Sheet1.E13</svg:desc>
                </draw:g>
              </table:table-cell>
              <table:table-cell office:value-type="float" office:value="0.713553">
                <text:p>0.713553</text:p>
                <draw:g>
                  <svg:desc>Sheet1.F6:Sheet1.F13</svg:desc>
                </draw:g>
              </table:table-cell>
              <table:table-cell office:value-type="float" office:value="0.710134">
                <text:p>0.710134</text:p>
                <draw:g>
                  <svg:desc>Sheet1.G6:Sheet1.G13</svg:desc>
                </draw:g>
              </table:table-cell>
              <table:table-cell office:value-type="float" office:value="0.726496">
                <text:p>0.726496</text:p>
                <draw:g>
                  <svg:desc>Sheet1.H6:Sheet1.H13</svg:desc>
                </draw:g>
              </table:table-cell>
              <table:table-cell office:value-type="float" office:value="0.715751">
                <text:p>0.715751</text:p>
                <draw:g>
                  <svg:desc>Sheet1.I6:Sheet1.I13</svg:desc>
                </draw:g>
              </table:table-cell>
              <table:table-cell office:value-type="float" office:value="0.674237">
                <text:p>0.674237</text:p>
                <draw:g>
                  <svg:desc>Sheet1.J6:Sheet1.J13</svg:desc>
                </draw:g>
              </table:table-cell>
              <table:table-cell office:value-type="float" office:value="0.671306">
                <text:p>0.671306</text:p>
                <draw:g>
                  <svg:desc>Sheet1.K6:Sheet1.K13</svg:desc>
                </draw:g>
              </table:table-cell>
              <table:table-cell office:value-type="float" office:value="0.694017">
                <text:p>0.694017</text:p>
                <draw:g>
                  <svg:desc>Sheet1.L6:Sheet1.L13</svg:desc>
                </draw:g>
              </table:table-cell>
              <table:table-cell office:value-type="float" office:value="0.703785">
                <text:p>0.703785</text:p>
                <draw:g>
                  <svg:desc>Sheet1.M6:Sheet1.M13</svg:desc>
                </draw:g>
              </table:table-cell>
              <table:table-cell office:value-type="float" office:value="0.715751">
                <text:p>0.715751</text:p>
                <draw:g>
                  <svg:desc>Sheet1.N6:Sheet1.N13</svg:desc>
                </draw:g>
              </table:table-cell>
              <table:table-cell office:value-type="float" office:value="0.715263">
                <text:p>0.715263</text:p>
                <draw:g>
                  <svg:desc>Sheet1.O6:Sheet1.O13</svg:desc>
                </draw:g>
              </table:table-cell>
              <table:table-cell office:value-type="float" office:value="0.720635">
                <text:p>0.720635</text:p>
                <draw:g>
                  <svg:desc>Sheet1.P6:Sheet1.P13</svg:desc>
                </draw:g>
              </table:table-cell>
              <table:table-cell office:value-type="float" office:value="0.706716">
                <text:p>0.706716</text:p>
                <draw:g>
                  <svg:desc>Sheet1.Q6:Sheet1.Q13</svg:desc>
                </draw:g>
              </table:table-cell>
              <table:table-cell office:value-type="float" office:value="0.703785">
                <text:p>0.703785</text:p>
                <draw:g>
                  <svg:desc>Sheet1.R6:Sheet1.R13</svg:desc>
                </draw:g>
              </table:table-cell>
              <table:table-cell office:value-type="float" office:value="0.706471">
                <text:p>0.706471</text:p>
                <draw:g>
                  <svg:desc>Sheet1.S6:Sheet1.S13</svg:desc>
                </draw:g>
              </table:table-cell>
              <table:table-cell office:value-type="float" office:value="0.695482">
                <text:p>0.695482</text:p>
                <draw:g>
                  <svg:desc>Sheet1.T6:Sheet1.T13</svg:desc>
                </draw:g>
              </table:table-cell>
              <table:table-cell office:value-type="float" office:value="0.69011">
                <text:p>0.69011</text:p>
                <draw:g>
                  <svg:desc>Sheet1.U6:Sheet1.U13</svg:desc>
                </draw:g>
              </table:table-cell>
              <table:table-cell office:value-type="float" office:value="0.700855">
                <text:p>0.700855</text:p>
                <draw:g>
                  <svg:desc>Sheet1.V6:Sheet1.V13</svg:desc>
                </draw:g>
              </table:table-cell>
              <table:table-cell office:value-type="float" office:value="0.700611">
                <text:p>0.700611</text:p>
                <draw:g>
                  <svg:desc>Sheet1.W6:Sheet1.W13</svg:desc>
                </draw:g>
              </table:table-cell>
              <table:table-cell office:value-type="float" office:value="0.691331">
                <text:p>0.691331</text:p>
                <draw:g>
                  <svg:desc>Sheet1.X6:Sheet1.X13</svg:desc>
                </draw:g>
              </table:table-cell>
              <table:table-cell office:value-type="float" office:value="0.709646">
                <text:p>0.709646</text:p>
                <draw:g>
                  <svg:desc>Sheet1.Y6:Sheet1.Y13</svg:desc>
                </draw:g>
              </table:table-cell>
              <table:table-cell office:value-type="float" office:value="0.695971">
                <text:p>0.695971</text:p>
                <draw:g>
                  <svg:desc>Sheet1.Z6:Sheet1.Z13</svg:desc>
                </draw:g>
              </table:table-cell>
              <table:table-cell office:value-type="float" office:value="0.689622">
                <text:p>0.689622</text:p>
                <draw:g>
                  <svg:desc>Sheet1.AA6:Sheet1.AA13</svg:desc>
                </draw:g>
              </table:table-cell>
              <table:table-cell office:value-type="float" office:value="0.692064">
                <text:p>0.692064</text:p>
                <draw:g>
                  <svg:desc>Sheet1.AB6:Sheet1.AB13</svg:desc>
                </draw:g>
              </table:table-cell>
              <table:table-cell office:value-type="float" office:value="0.702076">
                <text:p>0.702076</text:p>
                <draw:g>
                  <svg:desc>Sheet1.AC6:Sheet1.AC13</svg:desc>
                </draw:g>
              </table:table-cell>
              <table:table-cell office:value-type="float" office:value="0.699878">
                <text:p>0.699878</text:p>
                <draw:g>
                  <svg:desc>Sheet1.AD6:Sheet1.AD13</svg:desc>
                </draw:g>
              </table:table-cell>
              <table:table-cell office:value-type="float" office:value="0.716728">
                <text:p>0.716728</text:p>
                <draw:g>
                  <svg:desc>Sheet1.AE6:Sheet1.AE13</svg:desc>
                </draw:g>
              </table:table-cell>
              <table:table-cell office:value-type="float" office:value="0.684249">
                <text:p>0.684249</text:p>
                <draw:g>
                  <svg:desc>Sheet1.AF6:Sheet1.AF13</svg:desc>
                </draw:g>
              </table:table-cell>
              <table:table-cell office:value-type="float" office:value="0.665201">
                <text:p>0.665201</text:p>
                <draw:g>
                  <svg:desc>Sheet1.AG6:Sheet1.AG13</svg:desc>
                </draw:g>
              </table:table-cell>
              <table:table-cell office:value-type="float" office:value="0.68254">
                <text:p>0.68254</text:p>
                <draw:g>
                  <svg:desc>Sheet1.AH6:Sheet1.AH13</svg:desc>
                </draw:g>
              </table:table-cell>
              <table:table-cell office:value-type="float" office:value="0.694994">
                <text:p>0.694994</text:p>
                <draw:g>
                  <svg:desc>Sheet1.AI6:Sheet1.AI13</svg:desc>
                </draw:g>
              </table:table-cell>
              <table:table-cell office:value-type="float" office:value="0.705983">
                <text:p>0.705983</text:p>
                <draw:g>
                  <svg:desc>Sheet1.AJ6:Sheet1.AJ13</svg:desc>
                </draw:g>
              </table:table-cell>
              <table:table-cell office:value-type="float" office:value="0.706716">
                <text:p>0.706716</text:p>
                <draw:g>
                  <svg:desc>Sheet1.AK6:Sheet1.AK13</svg:desc>
                </draw:g>
              </table:table-cell>
              <table:table-cell office:value-type="float" office:value="0.717705">
                <text:p>0.717705</text:p>
                <draw:g>
                  <svg:desc>Sheet1.AL6:Sheet1.AL13</svg:desc>
                </draw:g>
              </table:table-cell>
              <table:table-cell office:value-type="float" office:value="0.716972">
                <text:p>0.716972</text:p>
                <draw:g>
                  <svg:desc>Sheet1.AM6:Sheet1.AM13</svg:desc>
                </draw:g>
              </table:table-cell>
              <table:table-cell office:value-type="float" office:value="0.713309">
                <text:p>0.713309</text:p>
                <draw:g>
                  <svg:desc>Sheet1.AN6:Sheet1.AN13</svg:desc>
                </draw:g>
              </table:table-cell>
              <table:table-cell office:value-type="float" office:value="0.694017">
                <text:p>0.694017</text:p>
                <draw:g>
                  <svg:desc>Sheet1.AO6:Sheet1.AO13</svg:desc>
                </draw:g>
              </table:table-cell>
              <table:table-cell office:value-type="float" office:value="0.691087">
                <text:p>0.691087</text:p>
                <draw:g>
                  <svg:desc>Sheet1.AP6:Sheet1.AP13</svg:desc>
                </draw:g>
              </table:table-cell>
              <table:table-cell office:value-type="float" office:value="0.689133">
                <text:p>0.689133</text:p>
                <draw:g>
                  <svg:desc>Sheet1.AQ6:Sheet1.AQ13</svg:desc>
                </draw:g>
              </table:table-cell>
              <table:table-cell office:value-type="float" office:value="0.692308">
                <text:p>0.692308</text:p>
                <draw:g>
                  <svg:desc>Sheet1.AR6:Sheet1.AR13</svg:desc>
                </draw:g>
              </table:table-cell>
              <table:table-cell office:value-type="float" office:value="0.688645">
                <text:p>0.688645</text:p>
                <draw:g>
                  <svg:desc>Sheet1.AS6:Sheet1.AS13</svg:desc>
                </draw:g>
              </table:table-cell>
              <table:table-cell office:value-type="float" office:value="0.696459">
                <text:p>0.696459</text:p>
                <draw:g>
                  <svg:desc>Sheet1.AT6:Sheet1.AT13</svg:desc>
                </draw:g>
              </table:table-cell>
              <table:table-cell office:value-type="float" office:value="0.705006">
                <text:p>0.705006</text:p>
                <draw:g>
                  <svg:desc>Sheet1.AU6:Sheet1.AU13</svg:desc>
                </draw:g>
              </table:table-cell>
              <table:table-cell office:value-type="float" office:value="0.704029">
                <text:p>0.704029</text:p>
                <draw:g>
                  <svg:desc>Sheet1.AV6:Sheet1.AV13</svg:desc>
                </draw:g>
              </table:table-cell>
              <table:table-cell office:value-type="float" office:value="0.705006">
                <text:p>0.705006</text:p>
                <draw:g>
                  <svg:desc>Sheet1.AW6:Sheet1.AW13</svg:desc>
                </draw:g>
              </table:table-cell>
              <table:table-cell office:value-type="float" office:value="0.702076">
                <text:p>0.702076</text:p>
                <draw:g>
                  <svg:desc>Sheet1.AX6:Sheet1.AX13</svg:desc>
                </draw:g>
              </table:table-cell>
              <table:table-cell office:value-type="float" office:value="0.687668">
                <text:p>0.687668</text:p>
                <draw:g>
                  <svg:desc>Sheet1.AY6:Sheet1.AY13</svg:desc>
                </draw:g>
              </table:table-cell>
              <table:table-cell office:value-type="float" office:value="0.690843">
                <text:p>0.690843</text:p>
                <draw:g>
                  <svg:desc>Sheet1.AZ6:Sheet1.AZ13</svg:desc>
                </draw:g>
              </table:table-cell>
              <table:table-cell office:value-type="float" office:value="0.709158">
                <text:p>0.709158</text:p>
                <draw:g>
                  <svg:desc>Sheet1.BA6:Sheet1.BA13</svg:desc>
                </draw:g>
              </table:table-cell>
              <table:table-cell office:value-type="float" office:value="0.700366">
                <text:p>0.700366</text:p>
                <draw:g>
                  <svg:desc>Sheet1.BB6:Sheet1.BB13</svg:desc>
                </draw:g>
              </table:table-cell>
              <table:table-cell office:value-type="float" office:value="0.678632">
                <text:p>0.678632</text:p>
                <draw:g>
                  <svg:desc>Sheet1.BC6:Sheet1.BC13</svg:desc>
                </draw:g>
              </table:table-cell>
              <table:table-cell office:value-type="float" office:value="0.677411">
                <text:p>0.677411</text:p>
                <draw:g>
                  <svg:desc>Sheet1.BD6:Sheet1.BD13</svg:desc>
                </draw:g>
              </table:table-cell>
              <table:table-cell office:value-type="float" office:value="0.698901">
                <text:p>0.698901</text:p>
                <draw:g>
                  <svg:desc>Sheet1.BE6:Sheet1.BE13</svg:desc>
                </draw:g>
              </table:table-cell>
              <table:table-cell office:value-type="float" office:value="0.709158">
                <text:p>0.709158</text:p>
                <draw:g>
                  <svg:desc>Sheet1.BF6:Sheet1.BF13</svg:desc>
                </draw:g>
              </table:table-cell>
              <table:table-cell office:value-type="float" office:value="0.720635">
                <text:p>0.720635</text:p>
                <draw:g>
                  <svg:desc>Sheet1.BG6:Sheet1.BG13</svg:desc>
                </draw:g>
              </table:table-cell>
              <table:table-cell office:value-type="float" office:value="0.722833">
                <text:p>0.722833</text:p>
                <draw:g>
                  <svg:desc>Sheet1.BH6:Sheet1.BH13</svg:desc>
                </draw:g>
              </table:table-cell>
              <table:table-cell office:value-type="float" office:value="0.725519">
                <text:p>0.725519</text:p>
                <draw:g>
                  <svg:desc>Sheet1.BI6:Sheet1.BI13</svg:desc>
                </draw:g>
              </table:table-cell>
              <table:table-cell office:value-type="float" office:value="0.723565">
                <text:p>0.723565</text:p>
                <draw:g>
                  <svg:desc>Sheet1.BJ6:Sheet1.BJ13</svg:desc>
                </draw:g>
              </table:table-cell>
              <table:table-cell office:value-type="float" office:value="0.69768">
                <text:p>0.69768</text:p>
                <draw:g>
                  <svg:desc>Sheet1.BK6:Sheet1.BK13</svg:desc>
                </draw:g>
              </table:table-cell>
              <table:table-cell office:value-type="float" office:value="0.661783">
                <text:p>0.661783</text:p>
                <draw:g>
                  <svg:desc>Sheet1.BL6:Sheet1.BL13</svg:desc>
                </draw:g>
              </table:table-cell>
              <table:table-cell office:value-type="float" office:value="0.671306">
                <text:p>0.671306</text:p>
                <draw:g>
                  <svg:desc>Sheet1.BM6:Sheet1.BM13</svg:desc>
                </draw:g>
              </table:table-cell>
              <table:table-cell office:value-type="float" office:value="0.694017">
                <text:p>0.694017</text:p>
                <draw:g>
                  <svg:desc>Sheet1.BN6:Sheet1.BN13</svg:desc>
                </draw:g>
              </table:table-cell>
              <table:table-cell office:value-type="float" office:value="0.707448">
                <text:p>0.707448</text:p>
                <draw:g>
                  <svg:desc>Sheet1.BO6:Sheet1.BO13</svg:desc>
                </draw:g>
              </table:table-cell>
              <table:table-cell office:value-type="float" office:value="0.709158">
                <text:p>0.709158</text:p>
                <draw:g>
                  <svg:desc>Sheet1.BP6:Sheet1.BP13</svg:desc>
                </draw:g>
              </table:table-cell>
              <table:table-cell office:value-type="float" office:value="0.705495">
                <text:p>0.705495</text:p>
                <draw:g>
                  <svg:desc>Sheet1.BQ6:Sheet1.BQ13</svg:desc>
                </draw:g>
              </table:table-cell>
              <table:table-cell office:value-type="float" office:value="0.708913">
                <text:p>0.708913</text:p>
                <draw:g>
                  <svg:desc>Sheet1.BR6:Sheet1.BR13</svg:desc>
                </draw:g>
              </table:table-cell>
              <table:table-cell office:value-type="float" office:value="0.720147">
                <text:p>0.720147</text:p>
                <draw:g>
                  <svg:desc>Sheet1.BS6:Sheet1.BS13</svg:desc>
                </draw:g>
              </table:table-cell>
              <table:table-cell office:value-type="float" office:value="0.708669">
                <text:p>0.708669</text:p>
                <draw:g>
                  <svg:desc>Sheet1.BT6:Sheet1.BT13</svg:desc>
                </draw:g>
              </table:table-cell>
              <table:table-cell office:value-type="float" office:value="0.705983">
                <text:p>0.705983</text:p>
                <draw:g>
                  <svg:desc>Sheet1.BU6:Sheet1.BU13</svg:desc>
                </draw:g>
              </table:table-cell>
              <table:table-cell office:value-type="float" office:value="0.700611">
                <text:p>0.700611</text:p>
                <draw:g>
                  <svg:desc>Sheet1.BV6:Sheet1.BV13</svg:desc>
                </draw:g>
              </table:table-cell>
              <table:table-cell office:value-type="float" office:value="0.706227">
                <text:p>0.706227</text:p>
                <draw:g>
                  <svg:desc>Sheet1.BW6:Sheet1.BW13</svg:desc>
                </draw:g>
              </table:table-cell>
              <table:table-cell office:value-type="float" office:value="0.717705">
                <text:p>0.717705</text:p>
                <draw:g>
                  <svg:desc>Sheet1.BX6:Sheet1.BX13</svg:desc>
                </draw:g>
              </table:table-cell>
              <table:table-cell office:value-type="float" office:value="0.714286">
                <text:p>0.714286</text:p>
                <draw:g>
                  <svg:desc>Sheet1.BY6:Sheet1.BY13</svg:desc>
                </draw:g>
              </table:table-cell>
              <table:table-cell office:value-type="float" office:value="0.711111">
                <text:p>0.711111</text:p>
                <draw:g>
                  <svg:desc>Sheet1.BZ6:Sheet1.BZ13</svg:desc>
                </draw:g>
              </table:table-cell>
              <table:table-cell office:value-type="float" office:value="0.698657">
                <text:p>0.698657</text:p>
                <draw:g>
                  <svg:desc>Sheet1.CA6:Sheet1.CA13</svg:desc>
                </draw:g>
              </table:table-cell>
              <table:table-cell office:value-type="float" office:value="0.695482">
                <text:p>0.695482</text:p>
                <draw:g>
                  <svg:desc>Sheet1.CB6:Sheet1.CB13</svg:desc>
                </draw:g>
              </table:table-cell>
              <table:table-cell office:value-type="float" office:value="0.691575">
                <text:p>0.691575</text:p>
                <draw:g>
                  <svg:desc>Sheet1.CC6:Sheet1.CC13</svg:desc>
                </draw:g>
              </table:table-cell>
              <table:table-cell office:value-type="float" office:value="0.694261">
                <text:p>0.694261</text:p>
                <draw:g>
                  <svg:desc>Sheet1.CD6:Sheet1.CD13</svg:desc>
                </draw:g>
              </table:table-cell>
              <table:table-cell office:value-type="float" office:value="0.703785">
                <text:p>0.703785</text:p>
                <draw:g>
                  <svg:desc>Sheet1.CE6:Sheet1.CE13</svg:desc>
                </draw:g>
              </table:table-cell>
              <table:table-cell office:value-type="float" office:value="0.705983">
                <text:p>0.705983</text:p>
                <draw:g>
                  <svg:desc>Sheet1.CF6:Sheet1.CF13</svg:desc>
                </draw:g>
              </table:table-cell>
              <table:table-cell office:value-type="float" office:value="0.715263">
                <text:p>0.715263</text:p>
                <draw:g>
                  <svg:desc>Sheet1.CG6:Sheet1.CG13</svg:desc>
                </draw:g>
              </table:table-cell>
              <table:table-cell office:value-type="float" office:value="0.686935">
                <text:p>0.686935</text:p>
                <draw:g>
                  <svg:desc>Sheet1.CH6:Sheet1.CH13</svg:desc>
                </draw:g>
              </table:table-cell>
              <table:table-cell office:value-type="float" office:value="0.668132">
                <text:p>0.668132</text:p>
                <draw:g>
                  <svg:desc>Sheet1.CI6:Sheet1.CI13</svg:desc>
                </draw:g>
              </table:table-cell>
              <table:table-cell office:value-type="float" office:value="0.684249">
                <text:p>0.684249</text:p>
                <draw:g>
                  <svg:desc>Sheet1.CJ6:Sheet1.CJ13</svg:desc>
                </draw:g>
              </table:table-cell>
              <table:table-cell office:value-type="float" office:value="0.704029">
                <text:p>0.704029</text:p>
                <draw:g>
                  <svg:desc>Sheet1.CK6:Sheet1.CK13</svg:desc>
                </draw:g>
              </table:table-cell>
              <table:table-cell office:value-type="float" office:value="0.703297">
                <text:p>0.703297</text:p>
                <draw:g>
                  <svg:desc>Sheet1.CL6:Sheet1.CL13</svg:desc>
                </draw:g>
              </table:table-cell>
              <table:table-cell office:value-type="float" office:value="0.716484">
                <text:p>0.716484</text:p>
                <draw:g>
                  <svg:desc>Sheet1.CM6:Sheet1.CM13</svg:desc>
                </draw:g>
              </table:table-cell>
              <table:table-cell office:value-type="float" office:value="0.719658">
                <text:p>0.719658</text:p>
                <draw:g>
                  <svg:desc>Sheet1.CN6:Sheet1.CN13</svg:desc>
                </draw:g>
              </table:table-cell>
              <table:table-cell office:value-type="float" office:value="0.720635">
                <text:p>0.720635</text:p>
                <draw:g>
                  <svg:desc>Sheet1.CO6:Sheet1.CO13</svg:desc>
                </draw:g>
              </table:table-cell>
              <table:table-cell office:value-type="float" office:value="0.707448">
                <text:p>0.707448</text:p>
                <draw:g>
                  <svg:desc>Sheet1.CP6:Sheet1.CP13</svg:desc>
                </draw:g>
              </table:table-cell>
              <table:table-cell office:value-type="float" office:value="0.715018">
                <text:p>0.715018</text:p>
                <draw:g>
                  <svg:desc>Sheet1.CQ6:Sheet1.CQ13</svg:desc>
                </draw:g>
              </table:table-cell>
              <table:table-cell office:value-type="float" office:value="0.695971">
                <text:p>0.695971</text:p>
                <draw:g>
                  <svg:desc>Sheet1.CR6:Sheet1.CR13</svg:desc>
                </draw:g>
              </table:table-cell>
              <table:table-cell office:value-type="float" office:value="0.698657">
                <text:p>0.698657</text:p>
                <draw:g>
                  <svg:desc>Sheet1.CS6:Sheet1.CS13</svg:desc>
                </draw:g>
              </table:table-cell>
              <table:table-cell office:value-type="float" office:value="0.701343">
                <text:p>0.701343</text:p>
                <draw:g>
                  <svg:desc>Sheet1.CT6:Sheet1.CT13</svg:desc>
                </draw:g>
              </table:table-cell>
              <table:table-cell office:value-type="float" office:value="0.698413">
                <text:p>0.698413</text:p>
                <draw:g>
                  <svg:desc>Sheet1.CU6:Sheet1.CU13</svg:desc>
                </draw:g>
              </table:table-cell>
              <table:table-cell office:value-type="float" office:value="0.706716">
                <text:p>0.706716</text:p>
                <draw:g>
                  <svg:desc>Sheet1.CV6:Sheet1.CV13</svg:desc>
                </draw:g>
              </table:table-cell>
              <table:table-cell office:value-type="float" office:value="0.708181">
                <text:p>0.708181</text:p>
                <draw:g>
                  <svg:desc>Sheet1.CW6:Sheet1.CW13</svg:desc>
                </draw:g>
              </table:table-cell>
              <table:table-cell office:value-type="float" office:value="0.707937">
                <text:p>0.707937</text:p>
                <draw:g>
                  <svg:desc>Sheet1.CX6:Sheet1.CX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65324">
                <text:p>0.365324</text:p>
              </table:table-cell>
              <table:table-cell office:value-type="float" office:value="0.353114">
                <text:p>0.353114</text:p>
              </table:table-cell>
              <table:table-cell office:value-type="float" office:value="0.359219">
                <text:p>0.359219</text:p>
              </table:table-cell>
              <table:table-cell office:value-type="float" office:value="0.373626">
                <text:p>0.373626</text:p>
              </table:table-cell>
              <table:table-cell office:value-type="float" office:value="0.374359">
                <text:p>0.374359</text:p>
              </table:table-cell>
              <table:table-cell office:value-type="float" office:value="0.37265">
                <text:p>0.37265</text:p>
              </table:table-cell>
              <table:table-cell office:value-type="float" office:value="0.358974">
                <text:p>0.358974</text:p>
              </table:table-cell>
              <table:table-cell office:value-type="float" office:value="0.36337">
                <text:p>0.36337</text:p>
              </table:table-cell>
              <table:table-cell office:value-type="float" office:value="0.356288">
                <text:p>0.356288</text:p>
              </table:table-cell>
              <table:table-cell office:value-type="float" office:value="0.349939">
                <text:p>0.349939</text:p>
              </table:table-cell>
              <table:table-cell office:value-type="float" office:value="0.351893">
                <text:p>0.351893</text:p>
              </table:table-cell>
              <table:table-cell office:value-type="float" office:value="0.362637">
                <text:p>0.362637</text:p>
              </table:table-cell>
              <table:table-cell office:value-type="float" office:value="0.363614">
                <text:p>0.363614</text:p>
              </table:table-cell>
              <table:table-cell office:value-type="float" office:value="0.348962">
                <text:p>0.348962</text:p>
              </table:table-cell>
              <table:table-cell office:value-type="float" office:value="0.347253">
                <text:p>0.347253</text:p>
              </table:table-cell>
              <table:table-cell office:value-type="float" office:value="0.345299">
                <text:p>0.345299</text:p>
              </table:table-cell>
              <table:table-cell office:value-type="float" office:value="0.350183">
                <text:p>0.350183</text:p>
              </table:table-cell>
              <table:table-cell office:value-type="float" office:value="0.359707">
                <text:p>0.359707</text:p>
              </table:table-cell>
              <table:table-cell office:value-type="float" office:value="0.361172">
                <text:p>0.361172</text:p>
              </table:table-cell>
              <table:table-cell office:value-type="float" office:value="0.36044">
                <text:p>0.36044</text:p>
              </table:table-cell>
              <table:table-cell office:value-type="float" office:value="0.344811">
                <text:p>0.344811</text:p>
              </table:table-cell>
              <table:table-cell office:value-type="float" office:value="0.359707">
                <text:p>0.359707</text:p>
              </table:table-cell>
              <table:table-cell office:value-type="float" office:value="0.358974">
                <text:p>0.358974</text:p>
              </table:table-cell>
              <table:table-cell office:value-type="float" office:value="0.361661">
                <text:p>0.361661</text:p>
              </table:table-cell>
              <table:table-cell office:value-type="float" office:value="0.35409">
                <text:p>0.35409</text:p>
              </table:table-cell>
              <table:table-cell office:value-type="float" office:value="0.34823">
                <text:p>0.34823</text:p>
              </table:table-cell>
              <table:table-cell office:value-type="float" office:value="0.345788">
                <text:p>0.345788</text:p>
              </table:table-cell>
              <table:table-cell office:value-type="float" office:value="0.350916">
                <text:p>0.350916</text:p>
              </table:table-cell>
              <table:table-cell office:value-type="float" office:value="0.346276">
                <text:p>0.346276</text:p>
              </table:table-cell>
              <table:table-cell office:value-type="float" office:value="0.344567">
                <text:p>0.344567</text:p>
              </table:table-cell>
              <table:table-cell office:value-type="float" office:value="0.349939">
                <text:p>0.349939</text:p>
              </table:table-cell>
              <table:table-cell office:value-type="float" office:value="0.35873">
                <text:p>0.35873</text:p>
              </table:table-cell>
              <table:table-cell office:value-type="float" office:value="0.359707">
                <text:p>0.359707</text:p>
              </table:table-cell>
              <table:table-cell office:value-type="float" office:value="0.350916">
                <text:p>0.350916</text:p>
              </table:table-cell>
              <table:table-cell office:value-type="float" office:value="0.36044">
                <text:p>0.36044</text:p>
              </table:table-cell>
              <table:table-cell office:value-type="float" office:value="0.351404">
                <text:p>0.351404</text:p>
              </table:table-cell>
              <table:table-cell office:value-type="float" office:value="0.350672">
                <text:p>0.350672</text:p>
              </table:table-cell>
              <table:table-cell office:value-type="float" office:value="0.361416">
                <text:p>0.361416</text:p>
              </table:table-cell>
              <table:table-cell office:value-type="float" office:value="0.350672">
                <text:p>0.350672</text:p>
              </table:table-cell>
              <table:table-cell office:value-type="float" office:value="0.345299">
                <text:p>0.345299</text:p>
              </table:table-cell>
              <table:table-cell office:value-type="float" office:value="0.360195">
                <text:p>0.360195</text:p>
              </table:table-cell>
              <table:table-cell office:value-type="float" office:value="0.359219">
                <text:p>0.359219</text:p>
              </table:table-cell>
              <table:table-cell office:value-type="float" office:value="0.350672">
                <text:p>0.350672</text:p>
              </table:table-cell>
              <table:table-cell office:value-type="float" office:value="0.360195">
                <text:p>0.360195</text:p>
              </table:table-cell>
              <table:table-cell office:value-type="float" office:value="0.345788">
                <text:p>0.345788</text:p>
              </table:table-cell>
              <table:table-cell office:value-type="float" office:value="0.35116">
                <text:p>0.35116</text:p>
              </table:table-cell>
              <table:table-cell office:value-type="float" office:value="0.353114">
                <text:p>0.353114</text:p>
              </table:table-cell>
              <table:table-cell office:value-type="float" office:value="0.359707">
                <text:p>0.359707</text:p>
              </table:table-cell>
              <table:table-cell office:value-type="float" office:value="0.363126">
                <text:p>0.363126</text:p>
              </table:table-cell>
              <table:table-cell office:value-type="float" office:value="0.362882">
                <text:p>0.362882</text:p>
              </table:table-cell>
              <table:table-cell office:value-type="float" office:value="0.359951">
                <text:p>0.359951</text:p>
              </table:table-cell>
              <table:table-cell office:value-type="float" office:value="0.349695">
                <text:p>0.349695</text:p>
              </table:table-cell>
              <table:table-cell office:value-type="float" office:value="0.346764">
                <text:p>0.346764</text:p>
              </table:table-cell>
              <table:table-cell office:value-type="float" office:value="0.345299">
                <text:p>0.345299</text:p>
              </table:table-cell>
              <table:table-cell office:value-type="float" office:value="0.35116">
                <text:p>0.35116</text:p>
              </table:table-cell>
              <table:table-cell office:value-type="float" office:value="0.361416">
                <text:p>0.361416</text:p>
              </table:table-cell>
              <table:table-cell office:value-type="float" office:value="0.362149">
                <text:p>0.362149</text:p>
              </table:table-cell>
              <table:table-cell office:value-type="float" office:value="0.407326">
                <text:p>0.407326</text:p>
              </table:table-cell>
              <table:table-cell office:value-type="float" office:value="0.389499">
                <text:p>0.389499</text:p>
              </table:table-cell>
              <table:table-cell office:value-type="float" office:value="0.391697">
                <text:p>0.391697</text:p>
              </table:table-cell>
              <table:table-cell office:value-type="float" office:value="0.38779">
                <text:p>0.38779</text:p>
              </table:table-cell>
              <table:table-cell office:value-type="float" office:value="0.377289">
                <text:p>0.377289</text:p>
              </table:table-cell>
              <table:table-cell office:value-type="float" office:value="0.374359">
                <text:p>0.374359</text:p>
              </table:table-cell>
              <table:table-cell office:value-type="float" office:value="0.365324">
                <text:p>0.365324</text:p>
              </table:table-cell>
              <table:table-cell office:value-type="float" office:value="0.357509">
                <text:p>0.357509</text:p>
              </table:table-cell>
              <table:table-cell office:value-type="float" office:value="0.367033">
                <text:p>0.367033</text:p>
              </table:table-cell>
              <table:table-cell office:value-type="float" office:value="0.3663">
                <text:p>0.3663</text:p>
              </table:table-cell>
              <table:table-cell office:value-type="float" office:value="0.36337">
                <text:p>0.36337</text:p>
              </table:table-cell>
              <table:table-cell office:value-type="float" office:value="0.361661">
                <text:p>0.361661</text:p>
              </table:table-cell>
              <table:table-cell office:value-type="float" office:value="0.347497">
                <text:p>0.347497</text:p>
              </table:table-cell>
              <table:table-cell office:value-type="float" office:value="0.351648">
                <text:p>0.351648</text:p>
              </table:table-cell>
              <table:table-cell office:value-type="float" office:value="0.347497">
                <text:p>0.347497</text:p>
              </table:table-cell>
              <table:table-cell office:value-type="float" office:value="0.346276">
                <text:p>0.346276</text:p>
              </table:table-cell>
              <table:table-cell office:value-type="float" office:value="0.352137">
                <text:p>0.352137</text:p>
              </table:table-cell>
              <table:table-cell office:value-type="float" office:value="0.367033">
                <text:p>0.367033</text:p>
              </table:table-cell>
              <table:table-cell office:value-type="float" office:value="0.366545">
                <text:p>0.366545</text:p>
              </table:table-cell>
              <table:table-cell office:value-type="float" office:value="0.362637">
                <text:p>0.362637</text:p>
              </table:table-cell>
              <table:table-cell office:value-type="float" office:value="0.352137">
                <text:p>0.352137</text:p>
              </table:table-cell>
              <table:table-cell office:value-type="float" office:value="0.375092">
                <text:p>0.375092</text:p>
              </table:table-cell>
              <table:table-cell office:value-type="float" office:value="0.396581">
                <text:p>0.396581</text:p>
              </table:table-cell>
              <table:table-cell office:value-type="float" office:value="0.397314">
                <text:p>0.397314</text:p>
              </table:table-cell>
              <table:table-cell office:value-type="float" office:value="0.388523">
                <text:p>0.388523</text:p>
              </table:table-cell>
              <table:table-cell office:value-type="float" office:value="0.386569">
                <text:p>0.386569</text:p>
              </table:table-cell>
              <table:table-cell office:value-type="float" office:value="0.376801">
                <text:p>0.376801</text:p>
              </table:table-cell>
              <table:table-cell office:value-type="float" office:value="0.357753">
                <text:p>0.357753</text:p>
              </table:table-cell>
              <table:table-cell office:value-type="float" office:value="0.357998">
                <text:p>0.357998</text:p>
              </table:table-cell>
              <table:table-cell office:value-type="float" office:value="0.367277">
                <text:p>0.367277</text:p>
              </table:table-cell>
              <table:table-cell office:value-type="float" office:value="0.364591">
                <text:p>0.364591</text:p>
              </table:table-cell>
              <table:table-cell office:value-type="float" office:value="0.365568">
                <text:p>0.365568</text:p>
              </table:table-cell>
              <table:table-cell office:value-type="float" office:value="0.360684">
                <text:p>0.360684</text:p>
              </table:table-cell>
              <table:table-cell office:value-type="float" office:value="0.346032">
                <text:p>0.346032</text:p>
              </table:table-cell>
              <table:table-cell office:value-type="float" office:value="0.345299">
                <text:p>0.345299</text:p>
              </table:table-cell>
              <table:table-cell office:value-type="float" office:value="0.351648">
                <text:p>0.351648</text:p>
              </table:table-cell>
              <table:table-cell office:value-type="float" office:value="0.34652">
                <text:p>0.34652</text:p>
              </table:table-cell>
              <table:table-cell office:value-type="float" office:value="0.35116">
                <text:p>0.35116</text:p>
              </table:table-cell>
              <table:table-cell office:value-type="float" office:value="0.349695">
                <text:p>0.349695</text:p>
              </table:table-cell>
              <table:table-cell office:value-type="float" office:value="0.36337">
                <text:p>0.36337</text:p>
              </table:table-cell>
              <table:table-cell office:value-type="float" office:value="0.362393">
                <text:p>0.362393</text:p>
              </table:table-cell>
              <table:table-cell office:value-type="float" office:value="0.364591">
                <text:p>0.364591</text:p>
              </table:table-cell>
              <table:table-cell office:value-type="float" office:value="0.359707">
                <text:p>0.359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348">
                <text:p>0.25348</text:p>
              </table:table-cell>
              <table:table-cell office:value-type="float" office:value="0.266422">
                <text:p>0.266422</text:p>
              </table:table-cell>
              <table:table-cell office:value-type="float" office:value="0.272772">
                <text:p>0.272772</text:p>
              </table:table-cell>
              <table:table-cell office:value-type="float" office:value="0.283028">
                <text:p>0.283028</text:p>
              </table:table-cell>
              <table:table-cell office:value-type="float" office:value="0.29768">
                <text:p>0.29768</text:p>
              </table:table-cell>
              <table:table-cell office:value-type="float" office:value="0.300366">
                <text:p>0.300366</text:p>
              </table:table-cell>
              <table:table-cell office:value-type="float" office:value="0.292552">
                <text:p>0.292552</text:p>
              </table:table-cell>
              <table:table-cell office:value-type="float" office:value="0.284982">
                <text:p>0.284982</text:p>
              </table:table-cell>
              <table:table-cell office:value-type="float" office:value="0.282295">
                <text:p>0.282295</text:p>
              </table:table-cell>
              <table:table-cell office:value-type="float" office:value="0.274725">
                <text:p>0.274725</text:p>
              </table:table-cell>
              <table:table-cell office:value-type="float" office:value="0.26105">
                <text:p>0.26105</text:p>
              </table:table-cell>
              <table:table-cell office:value-type="float" office:value="0.257875">
                <text:p>0.257875</text:p>
              </table:table-cell>
              <table:table-cell office:value-type="float" office:value="0.253724">
                <text:p>0.253724</text:p>
              </table:table-cell>
              <table:table-cell office:value-type="float" office:value="0.266422">
                <text:p>0.266422</text:p>
              </table:table-cell>
              <table:table-cell office:value-type="float" office:value="0.261538">
                <text:p>0.261538</text:p>
              </table:table-cell>
              <table:table-cell office:value-type="float" office:value="0.244689">
                <text:p>0.244689</text:p>
              </table:table-cell>
              <table:table-cell office:value-type="float" office:value="0.249817">
                <text:p>0.249817</text:p>
              </table:table-cell>
              <table:table-cell office:value-type="float" office:value="0.259096">
                <text:p>0.259096</text:p>
              </table:table-cell>
              <table:table-cell office:value-type="float" office:value="0.259096">
                <text:p>0.259096</text:p>
              </table:table-cell>
              <table:table-cell office:value-type="float" office:value="0.267399">
                <text:p>0.267399</text:p>
              </table:table-cell>
              <table:table-cell office:value-type="float" office:value="0.253968">
                <text:p>0.253968</text:p>
              </table:table-cell>
              <table:table-cell office:value-type="float" office:value="0.251526">
                <text:p>0.251526</text:p>
              </table:table-cell>
              <table:table-cell office:value-type="float" office:value="0.264469">
                <text:p>0.264469</text:p>
              </table:table-cell>
              <table:table-cell office:value-type="float" office:value="0.261294">
                <text:p>0.261294</text:p>
              </table:table-cell>
              <table:table-cell office:value-type="float" office:value="0.244933">
                <text:p>0.244933</text:p>
              </table:table-cell>
              <table:table-cell office:value-type="float" office:value="0.250061">
                <text:p>0.250061</text:p>
              </table:table-cell>
              <table:table-cell office:value-type="float" office:value="0.283516">
                <text:p>0.283516</text:p>
              </table:table-cell>
              <table:table-cell office:value-type="float" office:value="0.29011">
                <text:p>0.29011</text:p>
              </table:table-cell>
              <table:table-cell office:value-type="float" office:value="0.288889">
                <text:p>0.288889</text:p>
              </table:table-cell>
              <table:table-cell office:value-type="float" office:value="0.284493">
                <text:p>0.284493</text:p>
              </table:table-cell>
              <table:table-cell office:value-type="float" office:value="0.281074">
                <text:p>0.281074</text:p>
              </table:table-cell>
              <table:table-cell office:value-type="float" office:value="0.26398">
                <text:p>0.26398</text:p>
              </table:table-cell>
              <table:table-cell office:value-type="float" office:value="0.259585">
                <text:p>0.259585</text:p>
              </table:table-cell>
              <table:table-cell office:value-type="float" office:value="0.254212">
                <text:p>0.254212</text:p>
              </table:table-cell>
              <table:table-cell office:value-type="float" office:value="0.26398">
                <text:p>0.26398</text:p>
              </table:table-cell>
              <table:table-cell office:value-type="float" office:value="0.262515">
                <text:p>0.262515</text:p>
              </table:table-cell>
              <table:table-cell office:value-type="float" office:value="0.26105">
                <text:p>0.26105</text:p>
              </table:table-cell>
              <table:table-cell office:value-type="float" office:value="0.261294">
                <text:p>0.261294</text:p>
              </table:table-cell>
              <table:table-cell office:value-type="float" office:value="0.244689">
                <text:p>0.244689</text:p>
              </table:table-cell>
              <table:table-cell office:value-type="float" office:value="0.249817">
                <text:p>0.249817</text:p>
              </table:table-cell>
              <table:table-cell office:value-type="float" office:value="0.26105">
                <text:p>0.26105</text:p>
              </table:table-cell>
              <table:table-cell office:value-type="float" office:value="0.260317">
                <text:p>0.260317</text:p>
              </table:table-cell>
              <table:table-cell office:value-type="float" office:value="0.26569">
                <text:p>0.26569</text:p>
              </table:table-cell>
              <table:table-cell office:value-type="float" office:value="0.265934">
                <text:p>0.265934</text:p>
              </table:table-cell>
              <table:table-cell office:value-type="float" office:value="0.261538">
                <text:p>0.261538</text:p>
              </table:table-cell>
              <table:table-cell office:value-type="float" office:value="0.245177">
                <text:p>0.245177</text:p>
              </table:table-cell>
              <table:table-cell office:value-type="float" office:value="0.249817">
                <text:p>0.249817</text:p>
              </table:table-cell>
              <table:table-cell office:value-type="float" office:value="0.262027">
                <text:p>0.262027</text:p>
              </table:table-cell>
              <table:table-cell office:value-type="float" office:value="0.273504">
                <text:p>0.273504</text:p>
              </table:table-cell>
              <table:table-cell office:value-type="float" office:value="0.288156">
                <text:p>0.288156</text:p>
              </table:table-cell>
              <table:table-cell office:value-type="float" office:value="0.283272">
                <text:p>0.283272</text:p>
              </table:table-cell>
              <table:table-cell office:value-type="float" office:value="0.273016">
                <text:p>0.273016</text:p>
              </table:table-cell>
              <table:table-cell office:value-type="float" office:value="0.276923">
                <text:p>0.276923</text:p>
              </table:table-cell>
              <table:table-cell office:value-type="float" office:value="0.274481">
                <text:p>0.274481</text:p>
              </table:table-cell>
              <table:table-cell office:value-type="float" office:value="0.272283">
                <text:p>0.272283</text:p>
              </table:table-cell>
              <table:table-cell office:value-type="float" office:value="0.271306">
                <text:p>0.271306</text:p>
              </table:table-cell>
              <table:table-cell office:value-type="float" office:value="0.25641">
                <text:p>0.25641</text:p>
              </table:table-cell>
              <table:table-cell office:value-type="float" office:value="0.246886">
                <text:p>0.246886</text:p>
              </table:table-cell>
              <table:table-cell office:value-type="float" office:value="0.25812">
                <text:p>0.25812</text:p>
              </table:table-cell>
              <table:table-cell office:value-type="float" office:value="0.25812">
                <text:p>0.25812</text:p>
              </table:table-cell>
              <table:table-cell office:value-type="float" office:value="0.249573">
                <text:p>0.249573</text:p>
              </table:table-cell>
              <table:table-cell office:value-type="float" office:value="0.242247">
                <text:p>0.242247</text:p>
              </table:table-cell>
              <table:table-cell office:value-type="float" office:value="0.247863">
                <text:p>0.247863</text:p>
              </table:table-cell>
              <table:table-cell office:value-type="float" office:value="0.257143">
                <text:p>0.257143</text:p>
              </table:table-cell>
              <table:table-cell office:value-type="float" office:value="0.257143">
                <text:p>0.257143</text:p>
              </table:table-cell>
              <table:table-cell office:value-type="float" office:value="0.238339">
                <text:p>0.238339</text:p>
              </table:table-cell>
              <table:table-cell office:value-type="float" office:value="0.250794">
                <text:p>0.250794</text:p>
              </table:table-cell>
              <table:table-cell office:value-type="float" office:value="0.250794">
                <text:p>0.250794</text:p>
              </table:table-cell>
              <table:table-cell office:value-type="float" office:value="0.250305">
                <text:p>0.250305</text:p>
              </table:table-cell>
              <table:table-cell office:value-type="float" office:value="0.252259">
                <text:p>0.252259</text:p>
              </table:table-cell>
              <table:table-cell office:value-type="float" office:value="0.250794">
                <text:p>0.250794</text:p>
              </table:table-cell>
              <table:table-cell office:value-type="float" office:value="0.251282">
                <text:p>0.251282</text:p>
              </table:table-cell>
              <table:table-cell office:value-type="float" office:value="0.234188">
                <text:p>0.234188</text:p>
              </table:table-cell>
              <table:table-cell office:value-type="float" office:value="0.249817">
                <text:p>0.249817</text:p>
              </table:table-cell>
              <table:table-cell office:value-type="float" office:value="0.251282">
                <text:p>0.251282</text:p>
              </table:table-cell>
              <table:table-cell office:value-type="float" office:value="0.240049">
                <text:p>0.240049</text:p>
              </table:table-cell>
              <table:table-cell office:value-type="float" office:value="0.239805">
                <text:p>0.239805</text:p>
              </table:table-cell>
              <table:table-cell office:value-type="float" office:value="0.252015">
                <text:p>0.252015</text:p>
              </table:table-cell>
              <table:table-cell office:value-type="float" office:value="0.249084">
                <text:p>0.249084</text:p>
              </table:table-cell>
              <table:table-cell office:value-type="float" office:value="0.251282">
                <text:p>0.251282</text:p>
              </table:table-cell>
              <table:table-cell office:value-type="float" office:value="0.236386">
                <text:p>0.236386</text:p>
              </table:table-cell>
              <table:table-cell office:value-type="float" office:value="0.234188">
                <text:p>0.234188</text:p>
              </table:table-cell>
              <table:table-cell office:value-type="float" office:value="0.238828">
                <text:p>0.238828</text:p>
              </table:table-cell>
              <table:table-cell office:value-type="float" office:value="0.249817">
                <text:p>0.249817</text:p>
              </table:table-cell>
              <table:table-cell office:value-type="float" office:value="0.252747">
                <text:p>0.252747</text:p>
              </table:table-cell>
              <table:table-cell office:value-type="float" office:value="0.254701">
                <text:p>0.254701</text:p>
              </table:table-cell>
              <table:table-cell office:value-type="float" office:value="0.251526">
                <text:p>0.251526</text:p>
              </table:table-cell>
              <table:table-cell office:value-type="float" office:value="0.249573">
                <text:p>0.249573</text:p>
              </table:table-cell>
              <table:table-cell office:value-type="float" office:value="0.249328">
                <text:p>0.249328</text:p>
              </table:table-cell>
              <table:table-cell office:value-type="float" office:value="0.25177">
                <text:p>0.25177</text:p>
              </table:table-cell>
              <table:table-cell office:value-type="float" office:value="0.25177">
                <text:p>0.25177</text:p>
              </table:table-cell>
              <table:table-cell office:value-type="float" office:value="0.25177">
                <text:p>0.25177</text:p>
              </table:table-cell>
              <table:table-cell office:value-type="float" office:value="0.252747">
                <text:p>0.252747</text:p>
              </table:table-cell>
              <table:table-cell office:value-type="float" office:value="0.252259">
                <text:p>0.252259</text:p>
              </table:table-cell>
              <table:table-cell office:value-type="float" office:value="0.25177">
                <text:p>0.25177</text:p>
              </table:table-cell>
              <table:table-cell office:value-type="float" office:value="0.250549">
                <text:p>0.250549</text:p>
              </table:table-cell>
              <table:table-cell office:value-type="float" office:value="0.250549">
                <text:p>0.250549</text:p>
              </table:table-cell>
              <table:table-cell office:value-type="float" office:value="0.249817">
                <text:p>0.249817</text:p>
              </table:table-cell>
              <table:table-cell office:value-type="float" office:value="0.2442">
                <text:p>0.2442</text:p>
              </table:table-cell>
              <table:table-cell office:value-type="float" office:value="0.242979">
                <text:p>0.242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98291">
                <text:p>0.198291</text:p>
              </table:table-cell>
              <table:table-cell office:value-type="float" office:value="0.194628">
                <text:p>0.194628</text:p>
              </table:table-cell>
              <table:table-cell office:value-type="float" office:value="0.190965">
                <text:p>0.190965</text:p>
              </table:table-cell>
              <table:table-cell office:value-type="float" office:value="0.195849">
                <text:p>0.195849</text:p>
              </table:table-cell>
              <table:table-cell office:value-type="float" office:value="0.19243">
                <text:p>0.19243</text:p>
              </table:table-cell>
              <table:table-cell office:value-type="float" office:value="0.206593">
                <text:p>0.206593</text:p>
              </table:table-cell>
              <table:table-cell office:value-type="float" office:value="0.210012">
                <text:p>0.210012</text:p>
              </table:table-cell>
              <table:table-cell office:value-type="float" office:value="0.208059">
                <text:p>0.208059</text:p>
              </table:table-cell>
              <table:table-cell office:value-type="float" office:value="0.189744">
                <text:p>0.189744</text:p>
              </table:table-cell>
              <table:table-cell office:value-type="float" office:value="0.203663">
                <text:p>0.203663</text:p>
              </table:table-cell>
              <table:table-cell office:value-type="float" office:value="0.207082">
                <text:p>0.207082</text:p>
              </table:table-cell>
              <table:table-cell office:value-type="float" office:value="0.216606">
                <text:p>0.216606</text:p>
              </table:table-cell>
              <table:table-cell office:value-type="float" office:value="0.216361">
                <text:p>0.216361</text:p>
              </table:table-cell>
              <table:table-cell office:value-type="float" office:value="0.20464">
                <text:p>0.20464</text:p>
              </table:table-cell>
              <table:table-cell office:value-type="float" office:value="0.199023">
                <text:p>0.199023</text:p>
              </table:table-cell>
              <table:table-cell office:value-type="float" office:value="0.197558">
                <text:p>0.197558</text:p>
              </table:table-cell>
              <table:table-cell office:value-type="float" office:value="0.206838">
                <text:p>0.206838</text:p>
              </table:table-cell>
              <table:table-cell office:value-type="float" office:value="0.207326">
                <text:p>0.207326</text:p>
              </table:table-cell>
              <table:table-cell office:value-type="float" office:value="0.195116">
                <text:p>0.195116</text:p>
              </table:table-cell>
              <table:table-cell office:value-type="float" office:value="0.203419">
                <text:p>0.203419</text:p>
              </table:table-cell>
              <table:table-cell office:value-type="float" office:value="0.18779">
                <text:p>0.18779</text:p>
              </table:table-cell>
              <table:table-cell office:value-type="float" office:value="0.188278">
                <text:p>0.188278</text:p>
              </table:table-cell>
              <table:table-cell office:value-type="float" office:value="0.193162">
                <text:p>0.193162</text:p>
              </table:table-cell>
              <table:table-cell office:value-type="float" office:value="0.186081">
                <text:p>0.186081</text:p>
              </table:table-cell>
              <table:table-cell office:value-type="float" office:value="0.188523">
                <text:p>0.188523</text:p>
              </table:table-cell>
              <table:table-cell office:value-type="float" office:value="0.186081">
                <text:p>0.186081</text:p>
              </table:table-cell>
              <table:table-cell office:value-type="float" office:value="0.199512">
                <text:p>0.199512</text:p>
              </table:table-cell>
              <table:table-cell office:value-type="float" office:value="0.200977">
                <text:p>0.200977</text:p>
              </table:table-cell>
              <table:table-cell office:value-type="float" office:value="0.201954">
                <text:p>0.201954</text:p>
              </table:table-cell>
              <table:table-cell office:value-type="float" office:value="0.189011">
                <text:p>0.189011</text:p>
              </table:table-cell>
              <table:table-cell office:value-type="float" office:value="0.188523">
                <text:p>0.188523</text:p>
              </table:table-cell>
              <table:table-cell office:value-type="float" office:value="0.19536">
                <text:p>0.19536</text:p>
              </table:table-cell>
              <table:table-cell office:value-type="float" office:value="0.221245">
                <text:p>0.221245</text:p>
              </table:table-cell>
              <table:table-cell office:value-type="float" office:value="0.212943">
                <text:p>0.212943</text:p>
              </table:table-cell>
              <table:table-cell office:value-type="float" office:value="0.210501">
                <text:p>0.210501</text:p>
              </table:table-cell>
              <table:table-cell office:value-type="float" office:value="0.217582">
                <text:p>0.217582</text:p>
              </table:table-cell>
              <table:table-cell office:value-type="float" office:value="0.216117">
                <text:p>0.216117</text:p>
              </table:table-cell>
              <table:table-cell office:value-type="float" office:value="0.212698">
                <text:p>0.212698</text:p>
              </table:table-cell>
              <table:table-cell office:value-type="float" office:value="0.211966">
                <text:p>0.211966</text:p>
              </table:table-cell>
              <table:table-cell office:value-type="float" office:value="0.207814">
                <text:p>0.207814</text:p>
              </table:table-cell>
              <table:table-cell office:value-type="float" office:value="0.190232">
                <text:p>0.190232</text:p>
              </table:table-cell>
              <table:table-cell office:value-type="float" office:value="0.188767">
                <text:p>0.188767</text:p>
              </table:table-cell>
              <table:table-cell office:value-type="float" office:value="0.192918">
                <text:p>0.192918</text:p>
              </table:table-cell>
              <table:table-cell office:value-type="float" office:value="0.188767">
                <text:p>0.188767</text:p>
              </table:table-cell>
              <table:table-cell office:value-type="float" office:value="0.186081">
                <text:p>0.186081</text:p>
              </table:table-cell>
              <table:table-cell office:value-type="float" office:value="0.199023">
                <text:p>0.199023</text:p>
              </table:table-cell>
              <table:table-cell office:value-type="float" office:value="0.200488">
                <text:p>0.200488</text:p>
              </table:table-cell>
              <table:table-cell office:value-type="float" office:value="0.20293">
                <text:p>0.20293</text:p>
              </table:table-cell>
              <table:table-cell office:value-type="float" office:value="0.186081">
                <text:p>0.186081</text:p>
              </table:table-cell>
              <table:table-cell office:value-type="float" office:value="0.2">
                <text:p>0.2</text:p>
              </table:table-cell>
              <table:table-cell office:value-type="float" office:value="0.203907">
                <text:p>0.203907</text:p>
              </table:table-cell>
              <table:table-cell office:value-type="float" office:value="0.203175">
                <text:p>0.203175</text:p>
              </table:table-cell>
              <table:table-cell office:value-type="float" office:value="0.203419">
                <text:p>0.203419</text:p>
              </table:table-cell>
              <table:table-cell office:value-type="float" office:value="0.193407">
                <text:p>0.193407</text:p>
              </table:table-cell>
              <table:table-cell office:value-type="float" office:value="0.209035">
                <text:p>0.209035</text:p>
              </table:table-cell>
              <table:table-cell office:value-type="float" office:value="0.215873">
                <text:p>0.215873</text:p>
              </table:table-cell>
              <table:table-cell office:value-type="float" office:value="0.230525">
                <text:p>0.230525</text:p>
              </table:table-cell>
              <table:table-cell office:value-type="float" office:value="0.190476">
                <text:p>0.190476</text:p>
              </table:table-cell>
              <table:table-cell office:value-type="float" office:value="0.195116">
                <text:p>0.195116</text:p>
              </table:table-cell>
              <table:table-cell office:value-type="float" office:value="0.192674">
                <text:p>0.192674</text:p>
              </table:table-cell>
              <table:table-cell office:value-type="float" office:value="0.196825">
                <text:p>0.196825</text:p>
              </table:table-cell>
              <table:table-cell office:value-type="float" office:value="0.208791">
                <text:p>0.208791</text:p>
              </table:table-cell>
              <table:table-cell office:value-type="float" office:value="0.215873">
                <text:p>0.215873</text:p>
              </table:table-cell>
              <table:table-cell office:value-type="float" office:value="0.227839">
                <text:p>0.227839</text:p>
              </table:table-cell>
              <table:table-cell office:value-type="float" office:value="0.221001">
                <text:p>0.221001</text:p>
              </table:table-cell>
              <table:table-cell office:value-type="float" office:value="0.218559">
                <text:p>0.218559</text:p>
              </table:table-cell>
              <table:table-cell office:value-type="float" office:value="0.206593">
                <text:p>0.206593</text:p>
              </table:table-cell>
              <table:table-cell office:value-type="float" office:value="0.213675">
                <text:p>0.213675</text:p>
              </table:table-cell>
              <table:table-cell office:value-type="float" office:value="0.211722">
                <text:p>0.211722</text:p>
              </table:table-cell>
              <table:table-cell office:value-type="float" office:value="0.211233">
                <text:p>0.211233</text:p>
              </table:table-cell>
              <table:table-cell office:value-type="float" office:value="0.211233">
                <text:p>0.211233</text:p>
              </table:table-cell>
              <table:table-cell office:value-type="float" office:value="0.208059">
                <text:p>0.208059</text:p>
              </table:table-cell>
              <table:table-cell office:value-type="float" office:value="0.189011">
                <text:p>0.189011</text:p>
              </table:table-cell>
              <table:table-cell office:value-type="float" office:value="0.190476">
                <text:p>0.190476</text:p>
              </table:table-cell>
              <table:table-cell office:value-type="float" office:value="0.200488">
                <text:p>0.200488</text:p>
              </table:table-cell>
              <table:table-cell office:value-type="float" office:value="0.19072">
                <text:p>0.19072</text:p>
              </table:table-cell>
              <table:table-cell office:value-type="float" office:value="0.206349">
                <text:p>0.206349</text:p>
              </table:table-cell>
              <table:table-cell office:value-type="float" office:value="0.193895">
                <text:p>0.193895</text:p>
              </table:table-cell>
              <table:table-cell office:value-type="float" office:value="0.203175">
                <text:p>0.203175</text:p>
              </table:table-cell>
              <table:table-cell office:value-type="float" office:value="0.188767">
                <text:p>0.188767</text:p>
              </table:table-cell>
              <table:table-cell office:value-type="float" office:value="0.194139">
                <text:p>0.194139</text:p>
              </table:table-cell>
              <table:table-cell office:value-type="float" office:value="0.186081">
                <text:p>0.186081</text:p>
              </table:table-cell>
              <table:table-cell office:value-type="float" office:value="0.189988">
                <text:p>0.189988</text:p>
              </table:table-cell>
              <table:table-cell office:value-type="float" office:value="0.186813">
                <text:p>0.186813</text:p>
              </table:table-cell>
              <table:table-cell office:value-type="float" office:value="0.190965">
                <text:p>0.190965</text:p>
              </table:table-cell>
              <table:table-cell office:value-type="float" office:value="0.218803">
                <text:p>0.218803</text:p>
              </table:table-cell>
              <table:table-cell office:value-type="float" office:value="0.215873">
                <text:p>0.215873</text:p>
              </table:table-cell>
              <table:table-cell office:value-type="float" office:value="0.217827">
                <text:p>0.217827</text:p>
              </table:table-cell>
              <table:table-cell office:value-type="float" office:value="0.208059">
                <text:p>0.208059</text:p>
              </table:table-cell>
              <table:table-cell office:value-type="float" office:value="0.218559">
                <text:p>0.218559</text:p>
              </table:table-cell>
              <table:table-cell office:value-type="float" office:value="0.218071">
                <text:p>0.218071</text:p>
              </table:table-cell>
              <table:table-cell office:value-type="float" office:value="0.202442">
                <text:p>0.202442</text:p>
              </table:table-cell>
              <table:table-cell office:value-type="float" office:value="0.2">
                <text:p>0.2</text:p>
              </table:table-cell>
              <table:table-cell office:value-type="float" office:value="0.19707">
                <text:p>0.19707</text:p>
              </table:table-cell>
              <table:table-cell office:value-type="float" office:value="0.193407">
                <text:p>0.193407</text:p>
              </table:table-cell>
              <table:table-cell office:value-type="float" office:value="0.20464">
                <text:p>0.20464</text:p>
              </table:table-cell>
              <table:table-cell office:value-type="float" office:value="0.193162">
                <text:p>0.193162</text:p>
              </table:table-cell>
              <table:table-cell office:value-type="float" office:value="0.189499">
                <text:p>0.189499</text:p>
              </table:table-cell>
              <table:table-cell office:value-type="float" office:value="0.186325">
                <text:p>0.186325</text:p>
              </table:table-cell>
              <table:table-cell office:value-type="float" office:value="0.190965">
                <text:p>0.190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73626">
                <text:p>0.173626</text:p>
              </table:table-cell>
              <table:table-cell office:value-type="float" office:value="0.183883">
                <text:p>0.183883</text:p>
              </table:table-cell>
              <table:table-cell office:value-type="float" office:value="0.174603">
                <text:p>0.174603</text:p>
              </table:table-cell>
              <table:table-cell office:value-type="float" office:value="0.18486">
                <text:p>0.18486</text:p>
              </table:table-cell>
              <table:table-cell office:value-type="float" office:value="0.170696">
                <text:p>0.170696</text:p>
              </table:table-cell>
              <table:table-cell office:value-type="float" office:value="0.177778">
                <text:p>0.177778</text:p>
              </table:table-cell>
              <table:table-cell office:value-type="float" office:value="0.181685">
                <text:p>0.181685</text:p>
              </table:table-cell>
              <table:table-cell office:value-type="float" office:value="0.19536">
                <text:p>0.19536</text:p>
              </table:table-cell>
              <table:table-cell office:value-type="float" office:value="0.198535">
                <text:p>0.198535</text:p>
              </table:table-cell>
              <table:table-cell office:value-type="float" office:value="0.198535">
                <text:p>0.198535</text:p>
              </table:table-cell>
              <table:table-cell office:value-type="float" office:value="0.193651">
                <text:p>0.193651</text:p>
              </table:table-cell>
              <table:table-cell office:value-type="float" office:value="0.181197">
                <text:p>0.181197</text:p>
              </table:table-cell>
              <table:table-cell office:value-type="float" office:value="0.172894">
                <text:p>0.172894</text:p>
              </table:table-cell>
              <table:table-cell office:value-type="float" office:value="0.16801">
                <text:p>0.16801</text:p>
              </table:table-cell>
              <table:table-cell office:value-type="float" office:value="0.182906">
                <text:p>0.182906</text:p>
              </table:table-cell>
              <table:table-cell office:value-type="float" office:value="0.178266">
                <text:p>0.178266</text:p>
              </table:table-cell>
              <table:table-cell office:value-type="float" office:value="0.179243">
                <text:p>0.179243</text:p>
              </table:table-cell>
              <table:table-cell office:value-type="float" office:value="0.182173">
                <text:p>0.182173</text:p>
              </table:table-cell>
              <table:table-cell office:value-type="float" office:value="0.179731">
                <text:p>0.179731</text:p>
              </table:table-cell>
              <table:table-cell office:value-type="float" office:value="0.169963">
                <text:p>0.169963</text:p>
              </table:table-cell>
              <table:table-cell office:value-type="float" office:value="0.165812">
                <text:p>0.165812</text:p>
              </table:table-cell>
              <table:table-cell office:value-type="float" office:value="0.162637">
                <text:p>0.162637</text:p>
              </table:table-cell>
              <table:table-cell office:value-type="float" office:value="0.167033">
                <text:p>0.167033</text:p>
              </table:table-cell>
              <table:table-cell office:value-type="float" office:value="0.176801">
                <text:p>0.176801</text:p>
              </table:table-cell>
              <table:table-cell office:value-type="float" office:value="0.167033">
                <text:p>0.167033</text:p>
              </table:table-cell>
              <table:table-cell office:value-type="float" office:value="0.179976">
                <text:p>0.179976</text:p>
              </table:table-cell>
              <table:table-cell office:value-type="float" office:value="0.180952">
                <text:p>0.180952</text:p>
              </table:table-cell>
              <table:table-cell office:value-type="float" office:value="0.183394">
                <text:p>0.183394</text:p>
              </table:table-cell>
              <table:table-cell office:value-type="float" office:value="0.187546">
                <text:p>0.187546</text:p>
              </table:table-cell>
              <table:table-cell office:value-type="float" office:value="0.185592">
                <text:p>0.185592</text:p>
              </table:table-cell>
              <table:table-cell office:value-type="float" office:value="0.179731">
                <text:p>0.179731</text:p>
              </table:table-cell>
              <table:table-cell office:value-type="float" office:value="0.182418">
                <text:p>0.182418</text:p>
              </table:table-cell>
              <table:table-cell office:value-type="float" office:value="0.189499">
                <text:p>0.189499</text:p>
              </table:table-cell>
              <table:table-cell office:value-type="float" office:value="0.189744">
                <text:p>0.189744</text:p>
              </table:table-cell>
              <table:table-cell office:value-type="float" office:value="0.188523">
                <text:p>0.188523</text:p>
              </table:table-cell>
              <table:table-cell office:value-type="float" office:value="0.184615">
                <text:p>0.184615</text:p>
              </table:table-cell>
              <table:table-cell office:value-type="float" office:value="0.173626">
                <text:p>0.173626</text:p>
              </table:table-cell>
              <table:table-cell office:value-type="float" office:value="0.167521">
                <text:p>0.167521</text:p>
              </table:table-cell>
              <table:table-cell office:value-type="float" office:value="0.163126">
                <text:p>0.163126</text:p>
              </table:table-cell>
              <table:table-cell office:value-type="float" office:value="0.167033">
                <text:p>0.167033</text:p>
              </table:table-cell>
              <table:table-cell office:value-type="float" office:value="0.177045">
                <text:p>0.177045</text:p>
              </table:table-cell>
              <table:table-cell office:value-type="float" office:value="0.179487">
                <text:p>0.179487</text:p>
              </table:table-cell>
              <table:table-cell office:value-type="float" office:value="0.182662">
                <text:p>0.182662</text:p>
              </table:table-cell>
              <table:table-cell office:value-type="float" office:value="0.178755">
                <text:p>0.178755</text:p>
              </table:table-cell>
              <table:table-cell office:value-type="float" office:value="0.170452">
                <text:p>0.170452</text:p>
              </table:table-cell>
              <table:table-cell office:value-type="float" office:value="0.165568">
                <text:p>0.165568</text:p>
              </table:table-cell>
              <table:table-cell office:value-type="float" office:value="0.162882">
                <text:p>0.162882</text:p>
              </table:table-cell>
              <table:table-cell office:value-type="float" office:value="0.167521">
                <text:p>0.167521</text:p>
              </table:table-cell>
              <table:table-cell office:value-type="float" office:value="0.180708">
                <text:p>0.180708</text:p>
              </table:table-cell>
              <table:table-cell office:value-type="float" office:value="0.17094">
                <text:p>0.17094</text:p>
              </table:table-cell>
              <table:table-cell office:value-type="float" office:value="0.164103">
                <text:p>0.164103</text:p>
              </table:table-cell>
              <table:table-cell office:value-type="float" office:value="0.183639">
                <text:p>0.183639</text:p>
              </table:table-cell>
              <table:table-cell office:value-type="float" office:value="0.178755">
                <text:p>0.178755</text:p>
              </table:table-cell>
              <table:table-cell office:value-type="float" office:value="0.191941">
                <text:p>0.191941</text:p>
              </table:table-cell>
              <table:table-cell office:value-type="float" office:value="0.194139">
                <text:p>0.194139</text:p>
              </table:table-cell>
              <table:table-cell office:value-type="float" office:value="0.194139">
                <text:p>0.194139</text:p>
              </table:table-cell>
              <table:table-cell office:value-type="float" office:value="0.188278">
                <text:p>0.188278</text:p>
              </table:table-cell>
              <table:table-cell office:value-type="float" office:value="0.179487">
                <text:p>0.179487</text:p>
              </table:table-cell>
              <table:table-cell office:value-type="float" office:value="0.174359">
                <text:p>0.174359</text:p>
              </table:table-cell>
              <table:table-cell office:value-type="float" office:value="0.176557">
                <text:p>0.176557</text:p>
              </table:table-cell>
              <table:table-cell office:value-type="float" office:value="0.186081">
                <text:p>0.186081</text:p>
              </table:table-cell>
              <table:table-cell office:value-type="float" office:value="0.189255">
                <text:p>0.189255</text:p>
              </table:table-cell>
              <table:table-cell office:value-type="float" office:value="0.190232">
                <text:p>0.190232</text:p>
              </table:table-cell>
              <table:table-cell office:value-type="float" office:value="0.171429">
                <text:p>0.171429</text:p>
              </table:table-cell>
              <table:table-cell office:value-type="float" office:value="0.175092">
                <text:p>0.175092</text:p>
              </table:table-cell>
              <table:table-cell office:value-type="float" office:value="0.169475">
                <text:p>0.169475</text:p>
              </table:table-cell>
              <table:table-cell office:value-type="float" office:value="0.164591">
                <text:p>0.164591</text:p>
              </table:table-cell>
              <table:table-cell office:value-type="float" office:value="0.17851">
                <text:p>0.17851</text:p>
              </table:table-cell>
              <table:table-cell office:value-type="float" office:value="0.170696">
                <text:p>0.170696</text:p>
              </table:table-cell>
              <table:table-cell office:value-type="float" office:value="0.182906">
                <text:p>0.182906</text:p>
              </table:table-cell>
              <table:table-cell office:value-type="float" office:value="0.171184">
                <text:p>0.171184</text:p>
              </table:table-cell>
              <table:table-cell office:value-type="float" office:value="0.170208">
                <text:p>0.170208</text:p>
              </table:table-cell>
              <table:table-cell office:value-type="float" office:value="0.167033">
                <text:p>0.167033</text:p>
              </table:table-cell>
              <table:table-cell office:value-type="float" office:value="0.177534">
                <text:p>0.177534</text:p>
              </table:table-cell>
              <table:table-cell office:value-type="float" office:value="0.188034">
                <text:p>0.188034</text:p>
              </table:table-cell>
              <table:table-cell office:value-type="float" office:value="0.18022">
                <text:p>0.18022</text:p>
              </table:table-cell>
              <table:table-cell office:value-type="float" office:value="0.193407">
                <text:p>0.193407</text:p>
              </table:table-cell>
              <table:table-cell office:value-type="float" office:value="0.198535">
                <text:p>0.198535</text:p>
              </table:table-cell>
              <table:table-cell office:value-type="float" office:value="0.18486">
                <text:p>0.18486</text:p>
              </table:table-cell>
              <table:table-cell office:value-type="float" office:value="0.176557">
                <text:p>0.176557</text:p>
              </table:table-cell>
              <table:table-cell office:value-type="float" office:value="0.184127">
                <text:p>0.184127</text:p>
              </table:table-cell>
              <table:table-cell office:value-type="float" office:value="0.18315">
                <text:p>0.18315</text:p>
              </table:table-cell>
              <table:table-cell office:value-type="float" office:value="0.184127">
                <text:p>0.184127</text:p>
              </table:table-cell>
              <table:table-cell office:value-type="float" office:value="0.18486">
                <text:p>0.18486</text:p>
              </table:table-cell>
              <table:table-cell office:value-type="float" office:value="0.171673">
                <text:p>0.171673</text:p>
              </table:table-cell>
              <table:table-cell office:value-type="float" office:value="0.180952">
                <text:p>0.180952</text:p>
              </table:table-cell>
              <table:table-cell office:value-type="float" office:value="0.165812">
                <text:p>0.165812</text:p>
              </table:table-cell>
              <table:table-cell office:value-type="float" office:value="0.170452">
                <text:p>0.170452</text:p>
              </table:table-cell>
              <table:table-cell office:value-type="float" office:value="0.167277">
                <text:p>0.167277</text:p>
              </table:table-cell>
              <table:table-cell office:value-type="float" office:value="0.163614">
                <text:p>0.163614</text:p>
              </table:table-cell>
              <table:table-cell office:value-type="float" office:value="0.178755">
                <text:p>0.178755</text:p>
              </table:table-cell>
              <table:table-cell office:value-type="float" office:value="0.179243">
                <text:p>0.179243</text:p>
              </table:table-cell>
              <table:table-cell office:value-type="float" office:value="0.181441">
                <text:p>0.181441</text:p>
              </table:table-cell>
              <table:table-cell office:value-type="float" office:value="0.182906">
                <text:p>0.182906</text:p>
              </table:table-cell>
              <table:table-cell office:value-type="float" office:value="0.169475">
                <text:p>0.169475</text:p>
              </table:table-cell>
              <table:table-cell office:value-type="float" office:value="0.178999">
                <text:p>0.178999</text:p>
              </table:table-cell>
              <table:table-cell office:value-type="float" office:value="0.171429">
                <text:p>0.171429</text:p>
              </table:table-cell>
              <table:table-cell office:value-type="float" office:value="0.177289">
                <text:p>0.177289</text:p>
              </table:table-cell>
              <table:table-cell office:value-type="float" office:value="0.193407">
                <text:p>0.193407</text:p>
              </table:table-cell>
              <table:table-cell office:value-type="float" office:value="0.185104">
                <text:p>0.185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5873">
                <text:p>0.15873</text:p>
              </table:table-cell>
              <table:table-cell office:value-type="float" office:value="0.159463">
                <text:p>0.159463</text:p>
              </table:table-cell>
              <table:table-cell office:value-type="float" office:value="0.165568">
                <text:p>0.165568</text:p>
              </table:table-cell>
              <table:table-cell office:value-type="float" office:value="0.160684">
                <text:p>0.160684</text:p>
              </table:table-cell>
              <table:table-cell office:value-type="float" office:value="0.170208">
                <text:p>0.170208</text:p>
              </table:table-cell>
              <table:table-cell office:value-type="float" office:value="0.177534">
                <text:p>0.177534</text:p>
              </table:table-cell>
              <table:table-cell office:value-type="float" office:value="0.165324">
                <text:p>0.165324</text:p>
              </table:table-cell>
              <table:table-cell office:value-type="float" office:value="0.159219">
                <text:p>0.159219</text:p>
              </table:table-cell>
              <table:table-cell office:value-type="float" office:value="0.155067">
                <text:p>0.155067</text:p>
              </table:table-cell>
              <table:table-cell office:value-type="float" office:value="0.168254">
                <text:p>0.168254</text:p>
              </table:table-cell>
              <table:table-cell office:value-type="float" office:value="0.167766">
                <text:p>0.167766</text:p>
              </table:table-cell>
              <table:table-cell office:value-type="float" office:value="0.168254">
                <text:p>0.168254</text:p>
              </table:table-cell>
              <table:table-cell office:value-type="float" office:value="0.170208">
                <text:p>0.170208</text:p>
              </table:table-cell>
              <table:table-cell office:value-type="float" office:value="0.164591">
                <text:p>0.164591</text:p>
              </table:table-cell>
              <table:table-cell office:value-type="float" office:value="0.173382">
                <text:p>0.173382</text:p>
              </table:table-cell>
              <table:table-cell office:value-type="float" office:value="0.168498">
                <text:p>0.168498</text:p>
              </table:table-cell>
              <table:table-cell office:value-type="float" office:value="0.182418">
                <text:p>0.182418</text:p>
              </table:table-cell>
              <table:table-cell office:value-type="float" office:value="0.181929">
                <text:p>0.181929</text:p>
              </table:table-cell>
              <table:table-cell office:value-type="float" office:value="0.180952">
                <text:p>0.180952</text:p>
              </table:table-cell>
              <table:table-cell office:value-type="float" office:value="0.166545">
                <text:p>0.166545</text:p>
              </table:table-cell>
              <table:table-cell office:value-type="float" office:value="0.174115">
                <text:p>0.174115</text:p>
              </table:table-cell>
              <table:table-cell office:value-type="float" office:value="0.162393">
                <text:p>0.162393</text:p>
              </table:table-cell>
              <table:table-cell office:value-type="float" office:value="0.156044">
                <text:p>0.156044</text:p>
              </table:table-cell>
              <table:table-cell office:value-type="float" office:value="0.157998">
                <text:p>0.157998</text:p>
              </table:table-cell>
              <table:table-cell office:value-type="float" office:value="0.155067">
                <text:p>0.155067</text:p>
              </table:table-cell>
              <table:table-cell office:value-type="float" office:value="0.164103">
                <text:p>0.164103</text:p>
              </table:table-cell>
              <table:table-cell office:value-type="float" office:value="0.168498">
                <text:p>0.168498</text:p>
              </table:table-cell>
              <table:table-cell office:value-type="float" office:value="0.167766">
                <text:p>0.167766</text:p>
              </table:table-cell>
              <table:table-cell office:value-type="float" office:value="0.171184">
                <text:p>0.171184</text:p>
              </table:table-cell>
              <table:table-cell office:value-type="float" office:value="0.167277">
                <text:p>0.167277</text:p>
              </table:table-cell>
              <table:table-cell office:value-type="float" office:value="0.159707">
                <text:p>0.159707</text:p>
              </table:table-cell>
              <table:table-cell office:value-type="float" office:value="0.158242">
                <text:p>0.158242</text:p>
              </table:table-cell>
              <table:table-cell office:value-type="float" office:value="0.165568">
                <text:p>0.165568</text:p>
              </table:table-cell>
              <table:table-cell office:value-type="float" office:value="0.166056">
                <text:p>0.166056</text:p>
              </table:table-cell>
              <table:table-cell office:value-type="float" office:value="0.155067">
                <text:p>0.155067</text:p>
              </table:table-cell>
              <table:table-cell office:value-type="float" office:value="0.167766">
                <text:p>0.167766</text:p>
              </table:table-cell>
              <table:table-cell office:value-type="float" office:value="0.175824">
                <text:p>0.175824</text:p>
              </table:table-cell>
              <table:table-cell office:value-type="float" office:value="0.185592">
                <text:p>0.185592</text:p>
              </table:table-cell>
              <table:table-cell office:value-type="float" office:value="0.179243">
                <text:p>0.179243</text:p>
              </table:table-cell>
              <table:table-cell office:value-type="float" office:value="0.168254">
                <text:p>0.168254</text:p>
              </table:table-cell>
              <table:table-cell office:value-type="float" office:value="0.167521">
                <text:p>0.167521</text:p>
              </table:table-cell>
              <table:table-cell office:value-type="float" office:value="0.173382">
                <text:p>0.173382</text:p>
              </table:table-cell>
              <table:table-cell office:value-type="float" office:value="0.173871">
                <text:p>0.173871</text:p>
              </table:table-cell>
              <table:table-cell office:value-type="float" office:value="0.175092">
                <text:p>0.175092</text:p>
              </table:table-cell>
              <table:table-cell office:value-type="float" office:value="0.171429">
                <text:p>0.171429</text:p>
              </table:table-cell>
              <table:table-cell office:value-type="float" office:value="0.15873">
                <text:p>0.15873</text:p>
              </table:table-cell>
              <table:table-cell office:value-type="float" office:value="0.155556">
                <text:p>0.155556</text:p>
              </table:table-cell>
              <table:table-cell office:value-type="float" office:value="0.163858">
                <text:p>0.163858</text:p>
              </table:table-cell>
              <table:table-cell office:value-type="float" office:value="0.165079">
                <text:p>0.165079</text:p>
              </table:table-cell>
              <table:table-cell office:value-type="float" office:value="0.168254">
                <text:p>0.168254</text:p>
              </table:table-cell>
              <table:table-cell office:value-type="float" office:value="0.167766">
                <text:p>0.167766</text:p>
              </table:table-cell>
              <table:table-cell office:value-type="float" office:value="0.158242">
                <text:p>0.158242</text:p>
              </table:table-cell>
              <table:table-cell office:value-type="float" office:value="0.151648">
                <text:p>0.151648</text:p>
              </table:table-cell>
              <table:table-cell office:value-type="float" office:value="0.157753">
                <text:p>0.157753</text:p>
              </table:table-cell>
              <table:table-cell office:value-type="float" office:value="0.167033">
                <text:p>0.167033</text:p>
              </table:table-cell>
              <table:table-cell office:value-type="float" office:value="0.168498">
                <text:p>0.168498</text:p>
              </table:table-cell>
              <table:table-cell office:value-type="float" office:value="0.171673">
                <text:p>0.171673</text:p>
              </table:table-cell>
              <table:table-cell office:value-type="float" office:value="0.173382">
                <text:p>0.173382</text:p>
              </table:table-cell>
              <table:table-cell office:value-type="float" office:value="0.173871">
                <text:p>0.173871</text:p>
              </table:table-cell>
              <table:table-cell office:value-type="float" office:value="0.164835">
                <text:p>0.164835</text:p>
              </table:table-cell>
              <table:table-cell office:value-type="float" office:value="0.160928">
                <text:p>0.160928</text:p>
              </table:table-cell>
              <table:table-cell office:value-type="float" office:value="0.170696">
                <text:p>0.170696</text:p>
              </table:table-cell>
              <table:table-cell office:value-type="float" office:value="0.175092">
                <text:p>0.175092</text:p>
              </table:table-cell>
              <table:table-cell office:value-type="float" office:value="0.173626">
                <text:p>0.173626</text:p>
              </table:table-cell>
              <table:table-cell office:value-type="float" office:value="0.17558">
                <text:p>0.17558</text:p>
              </table:table-cell>
              <table:table-cell office:value-type="float" office:value="0.162149">
                <text:p>0.162149</text:p>
              </table:table-cell>
              <table:table-cell office:value-type="float" office:value="0.170452">
                <text:p>0.170452</text:p>
              </table:table-cell>
              <table:table-cell office:value-type="float" office:value="0.168987">
                <text:p>0.168987</text:p>
              </table:table-cell>
              <table:table-cell office:value-type="float" office:value="0.16801">
                <text:p>0.16801</text:p>
              </table:table-cell>
              <table:table-cell office:value-type="float" office:value="0.172405">
                <text:p>0.172405</text:p>
              </table:table-cell>
              <table:table-cell office:value-type="float" office:value="0.184371">
                <text:p>0.184371</text:p>
              </table:table-cell>
              <table:table-cell office:value-type="float" office:value="0.18486">
                <text:p>0.18486</text:p>
              </table:table-cell>
              <table:table-cell office:value-type="float" office:value="0.169475">
                <text:p>0.169475</text:p>
              </table:table-cell>
              <table:table-cell office:value-type="float" office:value="0.17558">
                <text:p>0.17558</text:p>
              </table:table-cell>
              <table:table-cell office:value-type="float" office:value="0.159219">
                <text:p>0.159219</text:p>
              </table:table-cell>
              <table:table-cell office:value-type="float" office:value="0.162393">
                <text:p>0.162393</text:p>
              </table:table-cell>
              <table:table-cell office:value-type="float" office:value="0.157265">
                <text:p>0.157265</text:p>
              </table:table-cell>
              <table:table-cell office:value-type="float" office:value="0.152869">
                <text:p>0.152869</text:p>
              </table:table-cell>
              <table:table-cell office:value-type="float" office:value="0.156777">
                <text:p>0.156777</text:p>
              </table:table-cell>
              <table:table-cell office:value-type="float" office:value="0.165812">
                <text:p>0.165812</text:p>
              </table:table-cell>
              <table:table-cell office:value-type="float" office:value="0.169231">
                <text:p>0.169231</text:p>
              </table:table-cell>
              <table:table-cell office:value-type="float" office:value="0.169719">
                <text:p>0.169719</text:p>
              </table:table-cell>
              <table:table-cell office:value-type="float" office:value="0.157753">
                <text:p>0.157753</text:p>
              </table:table-cell>
              <table:table-cell office:value-type="float" office:value="0.152381">
                <text:p>0.152381</text:p>
              </table:table-cell>
              <table:table-cell office:value-type="float" office:value="0.154823">
                <text:p>0.154823</text:p>
              </table:table-cell>
              <table:table-cell office:value-type="float" office:value="0.151893">
                <text:p>0.151893</text:p>
              </table:table-cell>
              <table:table-cell office:value-type="float" office:value="0.156532">
                <text:p>0.156532</text:p>
              </table:table-cell>
              <table:table-cell office:value-type="float" office:value="0.165568">
                <text:p>0.165568</text:p>
              </table:table-cell>
              <table:table-cell office:value-type="float" office:value="0.168742">
                <text:p>0.168742</text:p>
              </table:table-cell>
              <table:table-cell office:value-type="float" office:value="0.169963">
                <text:p>0.169963</text:p>
              </table:table-cell>
              <table:table-cell office:value-type="float" office:value="0.173382">
                <text:p>0.173382</text:p>
              </table:table-cell>
              <table:table-cell office:value-type="float" office:value="0.168498">
                <text:p>0.168498</text:p>
              </table:table-cell>
              <table:table-cell office:value-type="float" office:value="0.186325">
                <text:p>0.186325</text:p>
              </table:table-cell>
              <table:table-cell office:value-type="float" office:value="0.182906">
                <text:p>0.182906</text:p>
              </table:table-cell>
              <table:table-cell office:value-type="float" office:value="0.170452">
                <text:p>0.170452</text:p>
              </table:table-cell>
              <table:table-cell office:value-type="float" office:value="0.167277">
                <text:p>0.167277</text:p>
              </table:table-cell>
              <table:table-cell office:value-type="float" office:value="0.161661">
                <text:p>0.161661</text:p>
              </table:table-cell>
              <table:table-cell office:value-type="float" office:value="0.16801">
                <text:p>0.16801</text:p>
              </table:table-cell>
              <table:table-cell office:value-type="float" office:value="0.158486">
                <text:p>0.158486</text:p>
              </table:table-cell>
              <table:table-cell office:value-type="float" office:value="0.168254">
                <text:p>0.168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65079">
                <text:p>0.165079</text:p>
              </table:table-cell>
              <table:table-cell office:value-type="float" office:value="0.159219">
                <text:p>0.159219</text:p>
              </table:table-cell>
              <table:table-cell office:value-type="float" office:value="0.162149">
                <text:p>0.162149</text:p>
              </table:table-cell>
              <table:table-cell office:value-type="float" office:value="0.174847">
                <text:p>0.174847</text:p>
              </table:table-cell>
              <table:table-cell office:value-type="float" office:value="0.178022">
                <text:p>0.178022</text:p>
              </table:table-cell>
              <table:table-cell office:value-type="float" office:value="0.165079">
                <text:p>0.165079</text:p>
              </table:table-cell>
              <table:table-cell office:value-type="float" office:value="0.175092">
                <text:p>0.175092</text:p>
              </table:table-cell>
              <table:table-cell office:value-type="float" office:value="0.162637">
                <text:p>0.162637</text:p>
              </table:table-cell>
              <table:table-cell office:value-type="float" office:value="0.158486">
                <text:p>0.158486</text:p>
              </table:table-cell>
              <table:table-cell office:value-type="float" office:value="0.152625">
                <text:p>0.152625</text:p>
              </table:table-cell>
              <table:table-cell office:value-type="float" office:value="0.157265">
                <text:p>0.157265</text:p>
              </table:table-cell>
              <table:table-cell office:value-type="float" office:value="0.168987">
                <text:p>0.168987</text:p>
              </table:table-cell>
              <table:table-cell office:value-type="float" office:value="0.171184">
                <text:p>0.171184</text:p>
              </table:table-cell>
              <table:table-cell office:value-type="float" office:value="0.167766">
                <text:p>0.167766</text:p>
              </table:table-cell>
              <table:table-cell office:value-type="float" office:value="0.158974">
                <text:p>0.158974</text:p>
              </table:table-cell>
              <table:table-cell office:value-type="float" office:value="0.164591">
                <text:p>0.164591</text:p>
              </table:table-cell>
              <table:table-cell office:value-type="float" office:value="0.176801">
                <text:p>0.176801</text:p>
              </table:table-cell>
              <table:table-cell office:value-type="float" office:value="0.170452">
                <text:p>0.170452</text:p>
              </table:table-cell>
              <table:table-cell office:value-type="float" office:value="0.185104">
                <text:p>0.185104</text:p>
              </table:table-cell>
              <table:table-cell office:value-type="float" office:value="0.176313">
                <text:p>0.176313</text:p>
              </table:table-cell>
              <table:table-cell office:value-type="float" office:value="0.169475">
                <text:p>0.169475</text:p>
              </table:table-cell>
              <table:table-cell office:value-type="float" office:value="0.163858">
                <text:p>0.163858</text:p>
              </table:table-cell>
              <table:table-cell office:value-type="float" office:value="0.157265">
                <text:p>0.157265</text:p>
              </table:table-cell>
              <table:table-cell office:value-type="float" office:value="0.158974">
                <text:p>0.158974</text:p>
              </table:table-cell>
              <table:table-cell office:value-type="float" office:value="0.169475">
                <text:p>0.169475</text:p>
              </table:table-cell>
              <table:table-cell office:value-type="float" office:value="0.171673">
                <text:p>0.171673</text:p>
              </table:table-cell>
              <table:table-cell office:value-type="float" office:value="0.167766">
                <text:p>0.167766</text:p>
              </table:table-cell>
              <table:table-cell office:value-type="float" office:value="0.158486">
                <text:p>0.158486</text:p>
              </table:table-cell>
              <table:table-cell office:value-type="float" office:value="0.154335">
                <text:p>0.154335</text:p>
              </table:table-cell>
              <table:table-cell office:value-type="float" office:value="0.151893">
                <text:p>0.151893</text:p>
              </table:table-cell>
              <table:table-cell office:value-type="float" office:value="0.156044">
                <text:p>0.156044</text:p>
              </table:table-cell>
              <table:table-cell office:value-type="float" office:value="0.151404">
                <text:p>0.151404</text:p>
              </table:table-cell>
              <table:table-cell office:value-type="float" office:value="0.165568">
                <text:p>0.165568</text:p>
              </table:table-cell>
              <table:table-cell office:value-type="float" office:value="0.165812">
                <text:p>0.165812</text:p>
              </table:table-cell>
              <table:table-cell office:value-type="float" office:value="0.171673">
                <text:p>0.171673</text:p>
              </table:table-cell>
              <table:table-cell office:value-type="float" office:value="0.169719">
                <text:p>0.169719</text:p>
              </table:table-cell>
              <table:table-cell office:value-type="float" office:value="0.154823">
                <text:p>0.154823</text:p>
              </table:table-cell>
              <table:table-cell office:value-type="float" office:value="0.15116">
                <text:p>0.15116</text:p>
              </table:table-cell>
              <table:table-cell office:value-type="float" office:value="0.169963">
                <text:p>0.169963</text:p>
              </table:table-cell>
              <table:table-cell office:value-type="float" office:value="0.17851">
                <text:p>0.17851</text:p>
              </table:table-cell>
              <table:table-cell office:value-type="float" office:value="0.17094">
                <text:p>0.17094</text:p>
              </table:table-cell>
              <table:table-cell office:value-type="float" office:value="0.169475">
                <text:p>0.169475</text:p>
              </table:table-cell>
              <table:table-cell office:value-type="float" office:value="0.16801">
                <text:p>0.16801</text:p>
              </table:table-cell>
              <table:table-cell office:value-type="float" office:value="0.179487">
                <text:p>0.179487</text:p>
              </table:table-cell>
              <table:table-cell office:value-type="float" office:value="0.17558">
                <text:p>0.17558</text:p>
              </table:table-cell>
              <table:table-cell office:value-type="float" office:value="0.158242">
                <text:p>0.158242</text:p>
              </table:table-cell>
              <table:table-cell office:value-type="float" office:value="0.162149">
                <text:p>0.162149</text:p>
              </table:table-cell>
              <table:table-cell office:value-type="float" office:value="0.156044">
                <text:p>0.156044</text:p>
              </table:table-cell>
              <table:table-cell office:value-type="float" office:value="0.165079">
                <text:p>0.165079</text:p>
              </table:table-cell>
              <table:table-cell office:value-type="float" office:value="0.167766">
                <text:p>0.167766</text:p>
              </table:table-cell>
              <table:table-cell office:value-type="float" office:value="0.167277">
                <text:p>0.167277</text:p>
              </table:table-cell>
              <table:table-cell office:value-type="float" office:value="0.171184">
                <text:p>0.171184</text:p>
              </table:table-cell>
              <table:table-cell office:value-type="float" office:value="0.168498">
                <text:p>0.168498</text:p>
              </table:table-cell>
              <table:table-cell office:value-type="float" office:value="0.157753">
                <text:p>0.157753</text:p>
              </table:table-cell>
              <table:table-cell office:value-type="float" office:value="0.156532">
                <text:p>0.156532</text:p>
              </table:table-cell>
              <table:table-cell office:value-type="float" office:value="0.15409">
                <text:p>0.15409</text:p>
              </table:table-cell>
              <table:table-cell office:value-type="float" office:value="0.168742">
                <text:p>0.168742</text:p>
              </table:table-cell>
              <table:table-cell office:value-type="float" office:value="0.170452">
                <text:p>0.170452</text:p>
              </table:table-cell>
              <table:table-cell office:value-type="float" office:value="0.177534">
                <text:p>0.177534</text:p>
              </table:table-cell>
              <table:table-cell office:value-type="float" office:value="0.174847">
                <text:p>0.174847</text:p>
              </table:table-cell>
              <table:table-cell office:value-type="float" office:value="0.165812">
                <text:p>0.165812</text:p>
              </table:table-cell>
              <table:table-cell office:value-type="float" office:value="0.161905">
                <text:p>0.161905</text:p>
              </table:table-cell>
              <table:table-cell office:value-type="float" office:value="0.169963">
                <text:p>0.169963</text:p>
              </table:table-cell>
              <table:table-cell office:value-type="float" office:value="0.173871">
                <text:p>0.173871</text:p>
              </table:table-cell>
              <table:table-cell office:value-type="float" office:value="0.173138">
                <text:p>0.173138</text:p>
              </table:table-cell>
              <table:table-cell office:value-type="float" office:value="0.173138">
                <text:p>0.173138</text:p>
              </table:table-cell>
              <table:table-cell office:value-type="float" office:value="0.156777">
                <text:p>0.156777</text:p>
              </table:table-cell>
              <table:table-cell office:value-type="float" office:value="0.152381">
                <text:p>0.152381</text:p>
              </table:table-cell>
              <table:table-cell office:value-type="float" office:value="0.155311">
                <text:p>0.155311</text:p>
              </table:table-cell>
              <table:table-cell office:value-type="float" office:value="0.158242">
                <text:p>0.158242</text:p>
              </table:table-cell>
              <table:table-cell office:value-type="float" office:value="0.179731">
                <text:p>0.179731</text:p>
              </table:table-cell>
              <table:table-cell office:value-type="float" office:value="0.189744">
                <text:p>0.189744</text:p>
              </table:table-cell>
              <table:table-cell office:value-type="float" office:value="0.179487">
                <text:p>0.179487</text:p>
              </table:table-cell>
              <table:table-cell office:value-type="float" office:value="0.167766">
                <text:p>0.167766</text:p>
              </table:table-cell>
              <table:table-cell office:value-type="float" office:value="0.1663">
                <text:p>0.1663</text:p>
              </table:table-cell>
              <table:table-cell office:value-type="float" office:value="0.179487">
                <text:p>0.179487</text:p>
              </table:table-cell>
              <table:table-cell office:value-type="float" office:value="0.175092">
                <text:p>0.175092</text:p>
              </table:table-cell>
              <table:table-cell office:value-type="float" office:value="0.16337">
                <text:p>0.16337</text:p>
              </table:table-cell>
              <table:table-cell office:value-type="float" office:value="0.157753">
                <text:p>0.157753</text:p>
              </table:table-cell>
              <table:table-cell office:value-type="float" office:value="0.166545">
                <text:p>0.166545</text:p>
              </table:table-cell>
              <table:table-cell office:value-type="float" office:value="0.165812">
                <text:p>0.165812</text:p>
              </table:table-cell>
              <table:table-cell office:value-type="float" office:value="0.168987">
                <text:p>0.168987</text:p>
              </table:table-cell>
              <table:table-cell office:value-type="float" office:value="0.171917">
                <text:p>0.171917</text:p>
              </table:table-cell>
              <table:table-cell office:value-type="float" office:value="0.170696">
                <text:p>0.170696</text:p>
              </table:table-cell>
              <table:table-cell office:value-type="float" office:value="0.156777">
                <text:p>0.156777</text:p>
              </table:table-cell>
              <table:table-cell office:value-type="float" office:value="0.152869">
                <text:p>0.152869</text:p>
              </table:table-cell>
              <table:table-cell office:value-type="float" office:value="0.156532">
                <text:p>0.156532</text:p>
              </table:table-cell>
              <table:table-cell office:value-type="float" office:value="0.166056">
                <text:p>0.166056</text:p>
              </table:table-cell>
              <table:table-cell office:value-type="float" office:value="0.168987">
                <text:p>0.168987</text:p>
              </table:table-cell>
              <table:table-cell office:value-type="float" office:value="0.168987">
                <text:p>0.168987</text:p>
              </table:table-cell>
              <table:table-cell office:value-type="float" office:value="0.159219">
                <text:p>0.159219</text:p>
              </table:table-cell>
              <table:table-cell office:value-type="float" office:value="0.154823">
                <text:p>0.154823</text:p>
              </table:table-cell>
              <table:table-cell office:value-type="float" office:value="0.162149">
                <text:p>0.162149</text:p>
              </table:table-cell>
              <table:table-cell office:value-type="float" office:value="0.180464">
                <text:p>0.180464</text:p>
              </table:table-cell>
              <table:table-cell office:value-type="float" office:value="0.173626">
                <text:p>0.173626</text:p>
              </table:table-cell>
              <table:table-cell office:value-type="float" office:value="0.183883">
                <text:p>0.183883</text:p>
              </table:table-cell>
              <table:table-cell office:value-type="float" office:value="0.183394">
                <text:p>0.183394</text:p>
              </table:table-cell>
              <table:table-cell office:value-type="float" office:value="0.168742">
                <text:p>0.168742</text:p>
              </table:table-cell>
              <table:table-cell office:value-type="float" office:value="0.162637">
                <text:p>0.162637</text:p>
              </table:table-cell>
              <table:table-cell office:value-type="float" office:value="0.156777">
                <text:p>0.156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73382">
                <text:p>0.173382</text:p>
              </table:table-cell>
              <table:table-cell office:value-type="float" office:value="0.17851">
                <text:p>0.17851</text:p>
              </table:table-cell>
              <table:table-cell office:value-type="float" office:value="0.180952">
                <text:p>0.180952</text:p>
              </table:table-cell>
              <table:table-cell office:value-type="float" office:value="0.186813">
                <text:p>0.186813</text:p>
              </table:table-cell>
              <table:table-cell office:value-type="float" office:value="0.182906">
                <text:p>0.182906</text:p>
              </table:table-cell>
              <table:table-cell office:value-type="float" office:value="0.166545">
                <text:p>0.166545</text:p>
              </table:table-cell>
              <table:table-cell office:value-type="float" office:value="0.168742">
                <text:p>0.168742</text:p>
              </table:table-cell>
              <table:table-cell office:value-type="float" office:value="0.163614">
                <text:p>0.163614</text:p>
              </table:table-cell>
              <table:table-cell office:value-type="float" office:value="0.169231">
                <text:p>0.169231</text:p>
              </table:table-cell>
              <table:table-cell office:value-type="float" office:value="0.170208">
                <text:p>0.170208</text:p>
              </table:table-cell>
              <table:table-cell office:value-type="float" office:value="0.171184">
                <text:p>0.171184</text:p>
              </table:table-cell>
              <table:table-cell office:value-type="float" office:value="0.168254">
                <text:p>0.168254</text:p>
              </table:table-cell>
              <table:table-cell office:value-type="float" office:value="0.158486">
                <text:p>0.158486</text:p>
              </table:table-cell>
              <table:table-cell office:value-type="float" office:value="0.156777">
                <text:p>0.156777</text:p>
              </table:table-cell>
              <table:table-cell office:value-type="float" office:value="0.152381">
                <text:p>0.152381</text:p>
              </table:table-cell>
              <table:table-cell office:value-type="float" office:value="0.165812">
                <text:p>0.165812</text:p>
              </table:table-cell>
              <table:table-cell office:value-type="float" office:value="0.165324">
                <text:p>0.165324</text:p>
              </table:table-cell>
              <table:table-cell office:value-type="float" office:value="0.16801">
                <text:p>0.16801</text:p>
              </table:table-cell>
              <table:table-cell office:value-type="float" office:value="0.159219">
                <text:p>0.159219</text:p>
              </table:table-cell>
              <table:table-cell office:value-type="float" office:value="0.154335">
                <text:p>0.154335</text:p>
              </table:table-cell>
              <table:table-cell office:value-type="float" office:value="0.151648">
                <text:p>0.151648</text:p>
              </table:table-cell>
              <table:table-cell office:value-type="float" office:value="0.164103">
                <text:p>0.164103</text:p>
              </table:table-cell>
              <table:table-cell office:value-type="float" office:value="0.184371">
                <text:p>0.184371</text:p>
              </table:table-cell>
              <table:table-cell office:value-type="float" office:value="0.189011">
                <text:p>0.189011</text:p>
              </table:table-cell>
              <table:table-cell office:value-type="float" office:value="0.186813">
                <text:p>0.186813</text:p>
              </table:table-cell>
              <table:table-cell office:value-type="float" office:value="0.172161">
                <text:p>0.172161</text:p>
              </table:table-cell>
              <table:table-cell office:value-type="float" office:value="0.164591">
                <text:p>0.164591</text:p>
              </table:table-cell>
              <table:table-cell office:value-type="float" office:value="0.157753">
                <text:p>0.157753</text:p>
              </table:table-cell>
              <table:table-cell office:value-type="float" office:value="0.15873">
                <text:p>0.15873</text:p>
              </table:table-cell>
              <table:table-cell office:value-type="float" office:value="0.17094">
                <text:p>0.17094</text:p>
              </table:table-cell>
              <table:table-cell office:value-type="float" office:value="0.168254">
                <text:p>0.168254</text:p>
              </table:table-cell>
              <table:table-cell office:value-type="float" office:value="0.168742">
                <text:p>0.168742</text:p>
              </table:table-cell>
              <table:table-cell office:value-type="float" office:value="0.157509">
                <text:p>0.157509</text:p>
              </table:table-cell>
              <table:table-cell office:value-type="float" office:value="0.154335">
                <text:p>0.154335</text:p>
              </table:table-cell>
              <table:table-cell office:value-type="float" office:value="0.151404">
                <text:p>0.151404</text:p>
              </table:table-cell>
              <table:table-cell office:value-type="float" office:value="0.166056">
                <text:p>0.166056</text:p>
              </table:table-cell>
              <table:table-cell office:value-type="float" office:value="0.169719">
                <text:p>0.169719</text:p>
              </table:table-cell>
              <table:table-cell office:value-type="float" office:value="0.167766">
                <text:p>0.167766</text:p>
              </table:table-cell>
              <table:table-cell office:value-type="float" office:value="0.171184">
                <text:p>0.171184</text:p>
              </table:table-cell>
              <table:table-cell office:value-type="float" office:value="0.16801">
                <text:p>0.16801</text:p>
              </table:table-cell>
              <table:table-cell office:value-type="float" office:value="0.151893">
                <text:p>0.151893</text:p>
              </table:table-cell>
              <table:table-cell office:value-type="float" office:value="0.155556">
                <text:p>0.155556</text:p>
              </table:table-cell>
              <table:table-cell office:value-type="float" office:value="0.165079">
                <text:p>0.165079</text:p>
              </table:table-cell>
              <table:table-cell office:value-type="float" office:value="0.172161">
                <text:p>0.172161</text:p>
              </table:table-cell>
              <table:table-cell office:value-type="float" office:value="0.172894">
                <text:p>0.172894</text:p>
              </table:table-cell>
              <table:table-cell office:value-type="float" office:value="0.168498">
                <text:p>0.168498</text:p>
              </table:table-cell>
              <table:table-cell office:value-type="float" office:value="0.185104">
                <text:p>0.185104</text:p>
              </table:table-cell>
              <table:table-cell office:value-type="float" office:value="0.18486">
                <text:p>0.18486</text:p>
              </table:table-cell>
              <table:table-cell office:value-type="float" office:value="0.169231">
                <text:p>0.169231</text:p>
              </table:table-cell>
              <table:table-cell office:value-type="float" office:value="0.176801">
                <text:p>0.176801</text:p>
              </table:table-cell>
              <table:table-cell office:value-type="float" office:value="0.15873">
                <text:p>0.15873</text:p>
              </table:table-cell>
              <table:table-cell office:value-type="float" office:value="0.157265">
                <text:p>0.157265</text:p>
              </table:table-cell>
              <table:table-cell office:value-type="float" office:value="0.159951">
                <text:p>0.159951</text:p>
              </table:table-cell>
              <table:table-cell office:value-type="float" office:value="0.156044">
                <text:p>0.156044</text:p>
              </table:table-cell>
              <table:table-cell office:value-type="float" office:value="0.168498">
                <text:p>0.168498</text:p>
              </table:table-cell>
              <table:table-cell office:value-type="float" office:value="0.170696">
                <text:p>0.170696</text:p>
              </table:table-cell>
              <table:table-cell office:value-type="float" office:value="0.167766">
                <text:p>0.167766</text:p>
              </table:table-cell>
              <table:table-cell office:value-type="float" office:value="0.173626">
                <text:p>0.173626</text:p>
              </table:table-cell>
              <table:table-cell office:value-type="float" office:value="0.180708">
                <text:p>0.180708</text:p>
              </table:table-cell>
              <table:table-cell office:value-type="float" office:value="0.164347">
                <text:p>0.164347</text:p>
              </table:table-cell>
              <table:table-cell office:value-type="float" office:value="0.169231">
                <text:p>0.169231</text:p>
              </table:table-cell>
              <table:table-cell office:value-type="float" office:value="0.163614">
                <text:p>0.163614</text:p>
              </table:table-cell>
              <table:table-cell office:value-type="float" office:value="0.17265">
                <text:p>0.17265</text:p>
              </table:table-cell>
              <table:table-cell office:value-type="float" office:value="0.174115">
                <text:p>0.174115</text:p>
              </table:table-cell>
              <table:table-cell office:value-type="float" office:value="0.173871">
                <text:p>0.173871</text:p>
              </table:table-cell>
              <table:table-cell office:value-type="float" office:value="0.175092">
                <text:p>0.175092</text:p>
              </table:table-cell>
              <table:table-cell office:value-type="float" office:value="0.171917">
                <text:p>0.171917</text:p>
              </table:table-cell>
              <table:table-cell office:value-type="float" office:value="0.160195">
                <text:p>0.160195</text:p>
              </table:table-cell>
              <table:table-cell office:value-type="float" office:value="0.1558">
                <text:p>0.1558</text:p>
              </table:table-cell>
              <table:table-cell office:value-type="float" office:value="0.151893">
                <text:p>0.151893</text:p>
              </table:table-cell>
              <table:table-cell office:value-type="float" office:value="0.166545">
                <text:p>0.166545</text:p>
              </table:table-cell>
              <table:table-cell office:value-type="float" office:value="0.168987">
                <text:p>0.168987</text:p>
              </table:table-cell>
              <table:table-cell office:value-type="float" office:value="0.171184">
                <text:p>0.171184</text:p>
              </table:table-cell>
              <table:table-cell office:value-type="float" office:value="0.168742">
                <text:p>0.168742</text:p>
              </table:table-cell>
              <table:table-cell office:value-type="float" office:value="0.159219">
                <text:p>0.159219</text:p>
              </table:table-cell>
              <table:table-cell office:value-type="float" office:value="0.169231">
                <text:p>0.169231</text:p>
              </table:table-cell>
              <table:table-cell office:value-type="float" office:value="0.171429">
                <text:p>0.171429</text:p>
              </table:table-cell>
              <table:table-cell office:value-type="float" office:value="0.185348">
                <text:p>0.185348</text:p>
              </table:table-cell>
              <table:table-cell office:value-type="float" office:value="0.182906">
                <text:p>0.182906</text:p>
              </table:table-cell>
              <table:table-cell office:value-type="float" office:value="0.17265">
                <text:p>0.17265</text:p>
              </table:table-cell>
              <table:table-cell office:value-type="float" office:value="0.167033">
                <text:p>0.167033</text:p>
              </table:table-cell>
              <table:table-cell office:value-type="float" office:value="0.161661">
                <text:p>0.161661</text:p>
              </table:table-cell>
              <table:table-cell office:value-type="float" office:value="0.169475">
                <text:p>0.169475</text:p>
              </table:table-cell>
              <table:table-cell office:value-type="float" office:value="0.172161">
                <text:p>0.172161</text:p>
              </table:table-cell>
              <table:table-cell office:value-type="float" office:value="0.169719">
                <text:p>0.169719</text:p>
              </table:table-cell>
              <table:table-cell office:value-type="float" office:value="0.172161">
                <text:p>0.172161</text:p>
              </table:table-cell>
              <table:table-cell office:value-type="float" office:value="0.171917">
                <text:p>0.171917</text:p>
              </table:table-cell>
              <table:table-cell office:value-type="float" office:value="0.161172">
                <text:p>0.161172</text:p>
              </table:table-cell>
              <table:table-cell office:value-type="float" office:value="0.156777">
                <text:p>0.156777</text:p>
              </table:table-cell>
              <table:table-cell office:value-type="float" office:value="0.165324">
                <text:p>0.165324</text:p>
              </table:table-cell>
              <table:table-cell office:value-type="float" office:value="0.165568">
                <text:p>0.165568</text:p>
              </table:table-cell>
              <table:table-cell office:value-type="float" office:value="0.168498">
                <text:p>0.168498</text:p>
              </table:table-cell>
              <table:table-cell office:value-type="float" office:value="0.17094">
                <text:p>0.17094</text:p>
              </table:table-cell>
              <table:table-cell office:value-type="float" office:value="0.158974">
                <text:p>0.158974</text:p>
              </table:table-cell>
              <table:table-cell office:value-type="float" office:value="0.168254">
                <text:p>0.168254</text:p>
              </table:table-cell>
              <table:table-cell office:value-type="float" office:value="0.158974">
                <text:p>0.158974</text:p>
              </table:table-cell>
              <table:table-cell office:value-type="float" office:value="0.152137">
                <text:p>0.152137</text:p>
              </table:table-cell>
              <table:table-cell office:value-type="float" office:value="0.164591">
                <text:p>0.164591</text:p>
              </table:table-cell>
              <table:table-cell office:value-type="float" office:value="0.183639">
                <text:p>0.183639</text:p>
              </table:table-cell>
              <table:table-cell office:value-type="float" office:value="0.189499">
                <text:p>0.189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66cm" xlink:href=".." xlink:type="simple" chart:class="chart:scatter" chart:style-name="ch1">
        <chart:legend chart:legend-position="end" svg:x="11.137cm" svg:y="3.935cm" style:legend-expansion="high" chart:style-name="ch2"/>
        <chart:plot-area chart:style-name="ch3" table:cell-range-address="Sheet1.DB5:Sheet1.DC13" chart:data-source-has-labels="row" svg:x="0.77cm" svg:y="0.851cm" svg:width="9.727cm" svg:height="7.516cm">
          <chartooo:coordinate-region svg:x="1.206cm" svg:y="1.05cm" svg:width="9.104cm" svg:height="6.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C6:Sheet1.DC13" chart:label-cell-address="Sheet1.DC5:Sheet1.DC5" chart:class="chart:scatter">
            <chart:domain table:cell-range-address="Sheet1.DB6:Sheet1.DB13"/>
            <chart:regression-curve chart:style-name="ch7">
              <chart:equation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B</text:p>
              </table:table-cell>
              <table:table-cell office:value-type="string">
                <text:p>1/average(dist)</text:p>
                <draw:g>
                  <svg:desc>Sheet1.DC5:Sheet1.D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B6:Sheet1.DB13</svg:desc>
                </draw:g>
              </table:table-cell>
              <table:table-cell office:value-type="float" office:value="1.42400588262526">
                <text:p>1.42400588262526</text:p>
                <draw:g>
                  <svg:desc>Sheet1.DC6:Sheet1.D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7681669066762">
                <text:p>2.77681669066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86073226817789">
                <text:p>3.86073226817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96273310019406">
                <text:p>4.96273310019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59548399677588">
                <text:p>5.59548399677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